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38cm"/>
    </style:style>
    <style:style style:name="co2" style:family="table-column">
      <style:table-column-properties fo:break-before="auto" style:column-width="1.744cm"/>
    </style:style>
    <style:style style:name="co3" style:family="table-column">
      <style:table-column-properties fo:break-before="auto" style:column-width="2.843cm"/>
    </style:style>
    <style:style style:name="co4" style:family="table-column">
      <style:table-column-properties fo:break-before="auto" style:column-width="0.619cm"/>
    </style:style>
    <style:style style:name="co5" style:family="table-column">
      <style:table-column-properties fo:break-before="auto" style:column-width="38.246cm"/>
    </style:style>
    <style:style style:name="co15" style:family="table-column">
      <style:table-column-properties fo:break-before="auto" style:column-width="3.152cm"/>
    </style:style>
    <style:style style:name="co16" style:family="table-column">
      <style:table-column-properties fo:break-before="auto" style:column-width="4.701cm"/>
    </style:style>
    <style:style style:name="co17" style:family="table-column">
      <style:table-column-properties fo:break-before="auto" style:column-width="6.669cm"/>
    </style:style>
    <style:style style:name="co18" style:family="table-column">
      <style:table-column-properties fo:break-before="auto" style:column-width="20.094cm"/>
    </style:style>
    <style:style style:name="co19" style:family="table-column">
      <style:table-column-properties fo:break-before="auto" style:column-width="2.168cm"/>
    </style:style>
    <style:style style:name="co20" style:family="table-column">
      <style:table-column-properties fo:break-before="auto" style:column-width="2.589cm"/>
    </style:style>
    <style:style style:name="co12" style:family="table-column">
      <style:table-column-properties fo:break-before="auto" style:column-width="2.252cm"/>
    </style:style>
    <style:style style:name="co13" style:family="table-column">
      <style:table-column-properties fo:break-before="auto" style:column-width="9.23cm"/>
    </style:style>
    <style:style style:name="co14" style:family="table-column">
      <style:table-column-properties fo:break-before="auto" style:column-width="3.969cm"/>
    </style:style>
    <style:style style:name="co21" style:family="table-column">
      <style:table-column-properties fo:break-before="auto" style:column-width="12.58cm"/>
    </style:style>
    <style:style style:name="co22" style:family="table-column">
      <style:table-column-properties fo:break-before="auto" style:column-width="20.657cm"/>
    </style:style>
    <style:style style:name="co23" style:family="table-column">
      <style:table-column-properties fo:break-before="auto" style:column-width="6.528cm"/>
    </style:style>
    <style:style style:name="co24" style:family="table-column">
      <style:table-column-properties fo:break-before="auto" style:column-width="5.346cm"/>
    </style:style>
    <style:style style:name="co25" style:family="table-column">
      <style:table-column-properties fo:break-before="auto" style:column-width="7.177cm"/>
    </style:style>
    <style:style style:name="co26" style:family="table-column">
      <style:table-column-properties fo:break-before="auto" style:column-width="6.276cm"/>
    </style:style>
    <style:style style:name="ro1" style:family="table-row">
      <style:table-row-properties style:row-height="0.503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0.82cm" fo:break-before="auto" style:use-optimal-row-height="false"/>
    </style:style>
    <style:style style:name="ro5" style:family="table-row">
      <style:table-row-properties style:row-height="1.473cm" fo:break-before="auto" style:use-optimal-row-height="true"/>
    </style:style>
    <style:style style:name="ro6" style:family="table-row">
      <style:table-row-properties style:row-height="1.429cm" fo:break-before="auto" style:use-optimal-row-height="false"/>
    </style:style>
    <style:style style:name="ro7" style:family="table-row">
      <style:table-row-properties style:row-height="1.27cm" fo:break-before="auto" style:use-optimal-row-height="false"/>
    </style:style>
    <style:style style:name="ro8" style:family="table-row">
      <style:table-row-properties style:row-height="0.556cm" fo:break-before="auto" style:use-optimal-row-height="false"/>
    </style:style>
    <style:style style:name="ro11" style:family="table-row">
      <style:table-row-properties style:row-height="0.526cm" fo:break-before="auto" style:use-optimal-row-height="true"/>
    </style:style>
    <style:style style:name="ro29" style:family="table-row">
      <style:table-row-properties style:row-height="0.476cm" fo:break-before="auto" style:use-optimal-row-height="false"/>
    </style:style>
    <style:style style:name="ro12" style:family="table-row">
      <style:table-row-properties style:row-height="1.263cm" fo:break-before="auto" style:use-optimal-row-height="true"/>
    </style:style>
    <style:style style:name="ro13" style:family="table-row">
      <style:table-row-properties style:row-height="4.791cm" fo:break-before="auto" style:use-optimal-row-height="true"/>
    </style:style>
    <style:style style:name="ro14" style:family="table-row">
      <style:table-row-properties style:row-height="3.369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7.16cm" fo:break-before="auto" style:use-optimal-row-height="true"/>
    </style:style>
    <style:style style:name="ro17" style:family="table-row">
      <style:table-row-properties style:row-height="6.687cm" fo:break-before="auto" style:use-optimal-row-height="true"/>
    </style:style>
    <style:style style:name="ro18" style:family="table-row">
      <style:table-row-properties style:row-height="7.634cm" fo:break-before="auto" style:use-optimal-row-height="true"/>
    </style:style>
    <style:style style:name="ro19" style:family="table-row">
      <style:table-row-properties style:row-height="8.109cm" fo:break-before="auto" style:use-optimal-row-height="true"/>
    </style:style>
    <style:style style:name="ro20" style:family="table-row">
      <style:table-row-properties style:row-height="8.581cm" fo:break-before="auto" style:use-optimal-row-height="true"/>
    </style:style>
    <style:style style:name="ro21" style:family="table-row">
      <style:table-row-properties style:row-height="6.212cm" fo:break-before="auto" style:use-optimal-row-height="true"/>
    </style:style>
    <style:style style:name="ro22" style:family="table-row">
      <style:table-row-properties style:row-height="2.598cm" fo:break-before="auto" style:use-optimal-row-height="false"/>
    </style:style>
    <style:style style:name="ro23" style:family="table-row">
      <style:table-row-properties style:row-height="8.52cm" fo:break-before="auto" style:use-optimal-row-height="false"/>
    </style:style>
    <style:style style:name="ro24" style:family="table-row">
      <style:table-row-properties style:row-height="10.636cm" fo:break-before="auto" style:use-optimal-row-height="false"/>
    </style:style>
    <style:style style:name="ro25" style:family="table-row">
      <style:table-row-properties style:row-height="8.334cm" fo:break-before="auto" style:use-optimal-row-height="false"/>
    </style:style>
    <style:style style:name="ro26" style:family="table-row">
      <style:table-row-properties style:row-height="10.028cm" fo:break-before="auto" style:use-optimal-row-height="false"/>
    </style:style>
    <style:style style:name="ro27" style:family="table-row">
      <style:table-row-properties style:row-height="9.446cm" fo:break-before="auto" style:use-optimal-row-height="false"/>
    </style:style>
    <style:style style:name="ro28" style:family="table-row">
      <style:table-row-properties style:row-height="9.472cm" fo:break-before="auto" style:use-optimal-row-height="false"/>
    </style:style>
    <style:style style:name="ro30" style:family="table-row">
      <style:table-row-properties style:row-height="7.197cm" fo:break-before="auto" style:use-optimal-row-height="false"/>
    </style:style>
    <style:style style:name="ro31" style:family="table-row">
      <style:table-row-properties style:row-height="8.361cm" fo:break-before="auto" style:use-optimal-row-height="false"/>
    </style:style>
    <style:style style:name="ro32" style:family="table-row">
      <style:table-row-properties style:row-height="9.287cm" fo:break-before="auto" style:use-optimal-row-height="false"/>
    </style:style>
    <style:style style:name="ro33" style:family="table-row">
      <style:table-row-properties style:row-height="9.313cm" fo:break-before="auto" style:use-optimal-row-height="false"/>
    </style:style>
    <style:style style:name="ro34" style:family="table-row">
      <style:table-row-properties style:row-height="9.839cm" fo:break-before="auto" style:use-optimal-row-height="false"/>
    </style:style>
    <style:style style:name="ro35" style:family="table-row">
      <style:table-row-properties style:row-height="11.682cm" fo:break-before="auto" style:use-optimal-row-height="false"/>
    </style:style>
    <style:style style:name="ro36" style:family="table-row">
      <style:table-row-properties style:row-height="9.444cm" fo:break-before="auto" style:use-optimal-row-height="false"/>
    </style:style>
    <style:style style:name="ro37" style:family="table-row">
      <style:table-row-properties style:row-height="8.622cm" fo:break-before="auto" style:use-optimal-row-height="false"/>
    </style:style>
    <style:style style:name="ro38" style:family="table-row">
      <style:table-row-properties style:row-height="2.342cm" fo:break-before="auto" style:use-optimal-row-height="false"/>
    </style:style>
    <style:style style:name="ro39" style:family="table-row">
      <style:table-row-properties style:row-height="5.463cm" fo:break-before="auto" style:use-optimal-row-height="false"/>
    </style:style>
    <style:style style:name="ro40" style:family="table-row">
      <style:table-row-properties style:row-height="9.015cm" fo:break-before="auto" style:use-optimal-row-height="false"/>
    </style:style>
    <style:style style:name="ro41" style:family="table-row">
      <style:table-row-properties style:row-height="8.943cm" fo:break-before="auto" style:use-optimal-row-height="false"/>
    </style:style>
    <style:style style:name="ro42" style:family="table-row">
      <style:table-row-properties style:row-height="9.975cm" fo:break-before="auto" style:use-optimal-row-height="false"/>
    </style:style>
    <style:style style:name="ro43" style:family="table-row">
      <style:table-row-properties style:row-height="8.546cm" fo:break-before="auto" style:use-optimal-row-height="false"/>
    </style:style>
    <style:style style:name="ro44" style:family="table-row">
      <style:table-row-properties style:row-height="11.113cm" fo:break-before="auto" style:use-optimal-row-height="false"/>
    </style:style>
    <style:style style:name="ro45" style:family="table-row">
      <style:table-row-properties style:row-height="9.155cm" fo:break-before="auto" style:use-optimal-row-height="false"/>
    </style:style>
    <style:style style:name="ro46" style:family="table-row">
      <style:table-row-properties style:row-height="8.811cm" fo:break-before="auto" style:use-optimal-row-height="false"/>
    </style:style>
    <style:style style:name="ta1" style:family="table" style:master-page-name="PageStyle_5f_Istruzioni_20_Compilazione">
      <style:table-properties table:display="true" style:writing-mode="lr-tb"/>
    </style:style>
    <style:style style:name="ta2" style:family="table" style:master-page-name="PageStyle_5f_Prerequisiti">
      <style:table-properties table:display="true" style:writing-mode="lr-tb"/>
    </style:style>
    <style:style style:name="ta4" style:family="table" style:master-page-name="PageStyle_5f_Summary">
      <style:table-properties table:display="true" style:writing-mode="lr-tb"/>
    </style:style>
    <style:style style:name="ta5" style:family="table" style:master-page-name="PageStyle_5f_Sheet1">
      <style:table-properties table:display="false" style:writing-mode="lr-tb"/>
    </style:style>
    <style:style style:name="ta6" style:family="table" style:master-page-name="PageStyle_5f_TestCases">
      <style:table-properties table:display="true" style:writing-mode="lr-tb"/>
    </style:style>
    <number:text-style style:name="N8100" number:language="it" number:country="IT">
      <number:text-content/>
    </number:text-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fo:border-bottom="0.141cm solid #ffffff" fo:background-color="#4472c4"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table-cell-properties fo:border-bottom="0.035cm solid #000000" style:diagonal-bl-tr="none" style:diagonal-tl-br="none" fo:border-left="0.035cm solid #000000" fo:border-right="0.035cm solid #000000" style:rotation-align="none" fo:border-top="0.088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Normal">
      <style:table-cell-properties fo:background-color="#4472c4"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Normal" style:data-style-name="N8100">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Normal">
      <style:table-cell-properties fo:background-color="#4472c4"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 style:family="table-cell" style:parent-style-name="Excel_20_Built-in_20_Normal">
      <style:table-cell-properties fo:border-bottom="none" style:diagonal-bl-tr="none" style:diagonal-tl-br="none" fo:border-left="0.035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rmal">
      <style:table-cell-properties fo:border-bottom="0.035cm solid #000000" style:diagonal-bl-tr="none" style:diagonal-tl-br="none" fo:border-left="0.035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table-cell-properties fo:border-bottom="none" fo:background-color="#4472c4" style:diagonal-bl-tr="none" style:diagonal-tl-br="none" style:text-align-source="fix" style:repeat-content="false" fo:wrap-option="wrap" fo:border-left="0.088cm solid #000000" style:direction="ltr" fo:border-right="0.088cm solid #ffffff"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4" style:family="table-cell" style:parent-style-name="Excel_20_Built-in_20_Normal">
      <style:table-cell-properties fo:border-bottom="0.035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table-cell-properties fo:border-bottom="none" style:diagonal-bl-tr="none" style:diagonal-tl-br="none" fo:border-left="none" fo:border-right="0.035cm solid #000000"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fo:border-bottom="none"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rmal">
      <style:table-cell-properties fo:border-bottom="none" fo:background-color="#4472c4"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0"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Excel_20_Built-in_20_Normal">
      <style:text-properties fo:language="it" fo:country="IT"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4" style:family="table-cell" style:parent-style-name="Excel_20_Built-in_20_Normal">
      <style:table-cell-properties style:text-align-source="fix" style:repeat-content="false"/>
      <style:paragraph-properties fo:text-align="start" fo:margin-left="0cm"/>
    </style:style>
    <style:style style:name="ce3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data-style-name="N105">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Normal" style:data-style-name="N105">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center" fo:margin-left="0cm"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center" fo:margin-left="0cm"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Normal" style:data-style-name="N8100">
      <style:table-cell-properties fo:border-bottom="none" fo:background-color="#4472c4"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7" style:family="table-cell" style:parent-style-name="Excel_20_Built-in_20_Normal" style:data-style-name="N8100">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Normal">
      <style:table-cell-properties fo:border-bottom="0.035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2.145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3"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4"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5" style:family="text">
      <style:text-properties style:text-outline="false" style:text-line-through-style="none" style:font-name="Arial"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position="0% 100%"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1.$B$2:.$B$3])" table:allow-empty-cell="true" table:display-list="unsorted" table:base-cell-address="TestCases.J10">
          <table:error-message table:message-type="stop" table:display="true"/>
        </table:content-validation>
        <table:content-validation table:name="val2" table:condition="of:cell-content-is-in-list([$Sheet1.$A$2:.$A$3])" table:allow-empty-cell="true" table:display-list="unsorted" table:base-cell-address="TestCases.Q10">
          <table:error-message table:message-type="stop" table:display="true"/>
        </table:content-validation>
      </table:content-validations>
      <table:table table:name="Istruzioni Compilazione" table:style-name="ta1" table:print="false">
        <office:forms form:automatic-focus="false" form:apply-design-mode="false"/>
        <table:table-column table:style-name="co1" table:default-cell-style-name="Excel_20_Built-in_20_Normal"/>
        <table:table-column table:style-name="co2" table:number-columns-repeated="25" table:default-cell-style-name="Excel_20_Built-in_20_Normal"/>
        <table:table-column table:style-name="co3" table:number-columns-repeated="998" table:default-cell-style-name="Excel_20_Built-in_20_Normal"/>
        <table:table-row table:style-name="ro1">
          <table:table-cell table:style-name="ce1" office:value-type="string">
            <text:p>COME VALORIZZARE LA CHECKLIST (tab TestCases)</text:p>
          </table:table-cell>
          <table:table-cell table:number-columns-repeated="1023"/>
        </table:table-row>
        <table:table-row table:style-name="ro1">
          <table:table-cell table:style-name="ce2" office:value-type="string">
            <text:p>1) Necessario compilare sempre le righe 2,3,4,5, con rispettivamente:</text:p>
            <text:p>Nome fornitore dell'applicativo</text:p>
            <text:p>nome applicazione: subject_application_id</text:p>
            <text:p>Nome fornitore: subject_application_vendor</text:p>
            <text:p>versione applicazione: subject_application_version</text:p>
            <text:p/>
          </table:table-cell>
          <table:table-cell table:number-columns-repeated="1023"/>
        </table:table-row>
        <table:table-row table:style-name="ro1">
          <table:table-cell table:style-name="ce2" office:value-type="string">
            <text:p>2) Per tutti i casi di test coerenti con la/e tipologia/e di documento utilizzata/e dal software è necessario compilare SEMPRE la colonna APPLICABILITA' con SI o NO</text:p>
          </table:table-cell>
          <table:table-cell table:number-columns-repeated="1023"/>
        </table:table-row>
        <table:table-row table:style-name="ro1">
          <table:table-cell table:style-name="ce2" office:value-type="string">
            <text:p><text:span text:style-name="T1">3) Se il test è applicabile la colonna </text:span><text:span text:style-name="T1">APPLICABILITA' deve essere compilata </text:span><text:span text:style-name="T1">con SI e dovranno essere valorizzate:</text:span></text:p>
            <text:p><text:span text:style-name="T1"><text:s text:c="4"/></text:span><text:span text:style-name="T1">DATA ESECUZIONE, </text:span></text:p>
            <text:p><text:span text:style-name="T1"><text:s text:c="4"/></text:span><text:span text:style-name="T1">TIMESTAMP, </text:span></text:p>
            <text:p><text:span text:style-name="T1"><text:s text:c="4"/></text:span><text:span text:style-name="T1">TRACEID,</text:span></text:p>
            <text:p><text:span text:style-name="T1"><text:s text:c="4"/></text:span><text:span text:style-name="T1">WORKFLOWINSTANCEID (ove </text:span><text:span text:style-name="T1">ritornato in response, qualora non </text:span><text:span text:style-name="T1">ritornato il WORKFLOWINSTANCEID </text:span><text:span text:style-name="T1">puo' essere lasciato blank), </text:span></text:p>
            <text:p><text:span text:style-name="T1"><text:s text:c="4"/></text:span><text:span text:style-name="T1">ERRORE BLOCCANTE (SI/NO) da </text:span><text:span text:style-name="T1">compilare solo per i casi KO (ovvero </text:span><text:span text:style-name="T1">con colonna CASO OK / KO= KO) ,</text:span></text:p>
            <text:p><text:span text:style-name="T1"><text:s text:c="4"/></text:span><text:span text:style-name="T1">ERRORE VISIBILE A UTENTE (SI/NO) </text:span><text:span text:style-name="T1">da compilare solo per i casi KO (ovvero </text:span><text:span text:style-name="T1">con colonna CASO OK / KO= KO),</text:span></text:p>
            <text:p><text:span text:style-name="T1"><text:s text:c="4"/></text:span><text:span text:style-name="T1">MESSAGGIO DI ERRORE da </text:span><text:span text:style-name="T1">compilare con il messaggio di errore </text:span><text:span text:style-name="T1">visualizzato dall’applicativo, solo per i </text:span><text:span text:style-name="T1">casi KO (ovvero con colonna CASO </text:span><text:span text:style-name="T1">OK / KO= KO) visibili all'utente </text:span><text:span text:style-name="T1">(colonna ERRORE VISIBILE A UTENTE </text:span><text:span text:style-name="T1">(SI/NO)=SI) </text:span></text:p>
            <text:p><text:span text:style-name="T1"><text:s text:c="4"/></text:span><text:span text:style-name="T1">GESTITO IN BACKOFFICE (SI/NO) da </text:span><text:span text:style-name="T1">compilare solo per i casi KO (ovvero </text:span><text:span text:style-name="T1">con colonna CASO OK / KO= KO),</text:span></text:p>
            <text:p><text:span text:style-name="T1"><text:s text:c="4"/></text:span><text:span text:style-name="T1">GESTIONE ERRORE da compilare con </text:span><text:span text:style-name="T1">la procedura che viene adottata per la </text:span><text:span text:style-name="T1">gestione dell'errore, solo per i casi KO </text:span><text:span text:style-name="T1">(ovvero con CASO OK / KO= KO).</text:span></text:p>
            <text:p><text:span text:style-name="T1"><text:s text:c="4"/></text:span></text:p>
          </table:table-cell>
          <table:table-cell table:number-columns-repeated="1023"/>
        </table:table-row>
        <table:table-row table:style-name="ro1">
          <table:table-cell table:style-name="ce2" office:value-type="string">
            <text:p>4) Se il test NON è applicabile la colonna APPLICABILITA' riporterà NO e dovrà essere compilata esclusivamente la colonna RAZIONALE DI APPLICABILITA' con le motivazioni per cui il test non è applicabile </text:p>
          </table:table-cell>
          <table:table-cell table:number-columns-repeated="1023"/>
        </table:table-row>
        <table:table-row table:style-name="ro1">
          <table:table-cell table:style-name="ce2" office:value-type="string">
            <text:p>5) Esclusivamente per i casi di test di TIMEOUT, così come riportato in DESCRIZIONE CASO TEST, è necessario valorizzare solo la cella GESTIONE ERRORE con il messaggio di errore visualizzato dall’applicativo e la procedura che viene adottata per la sua gestione.</text:p>
          </table:table-cell>
          <table:table-cell table:number-columns-repeated="1023"/>
        </table:table-row>
        <table:table-row table:style-name="ro1">
          <table:table-cell table:style-name="ce2" office:value-type="string">
            <text:p>6) La colonna TEST AUTOCERTIFICATO non deve mai essere compilata dal fornitore</text:p>
          </table:table-cell>
          <table:table-cell table:number-columns-repeated="1023"/>
        </table:table-row>
        <table:table-row table:style-name="ro1">
          <table:table-cell table:style-name="ce2"/>
          <table:table-cell table:number-columns-repeated="1023"/>
        </table:table-row>
        <table:table-row table:style-name="ro1">
          <table:table-cell table:style-name="ce1" office:value-type="string">
            <text:p>COME VALORIZZARE I DATAJSON</text:p>
          </table:table-cell>
          <table:table-cell table:number-columns-repeated="1023"/>
        </table:table-row>
        <table:table-row table:style-name="ro1">
          <table:table-cell table:style-name="ce2" office:value-type="string">
            <text:p>1) E' necessario seguire le istruzioni fornite al path github.com/ministero-salute/it-fse-accreditamento, sezione "Struttura dei risultati (data.json)" con l'accortezza di utilizzare come "id" in "results", gli stessi identificativi di test effettuati. Questi sono recuperabili dalla colonna ID del tab TestCases. </text:p>
          </table:table-cell>
          <table:table-cell table:number-columns-repeated="1023"/>
        </table:table-row>
        <table:table-row table:style-name="ro1">
          <table:table-cell table:style-name="ce2" office:value-type="string">
            <text:p>2) E' necessario compilare i datajson per tutti i casi OK/KO applicabili.</text:p>
          </table:table-cell>
          <table:table-cell table:number-columns-repeated="1023"/>
        </table:table-row>
        <table:table-row table:style-name="ro1" table:number-rows-repeated="2">
          <table:table-cell table:style-name="ce2"/>
          <table:table-cell table:number-columns-repeated="1023"/>
        </table:table-row>
        <table:table-row table:style-name="ro1" table:number-rows-repeated="98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table>
      <table:table table:name="Prerequisiti" table:style-name="ta2" table:print="false">
        <office:forms form:automatic-focus="false" form:apply-design-mode="false"/>
        <table:table-column table:style-name="co4" table:default-cell-style-name="Excel_20_Built-in_20_Normal"/>
        <table:table-column table:style-name="co5" table:default-cell-style-name="Excel_20_Built-in_20_Normal"/>
        <table:table-column table:style-name="co2" table:number-columns-repeated="4" table:default-cell-style-name="Excel_20_Built-in_20_Normal"/>
        <table:table-column table:style-name="co3" table:number-columns-repeated="1018" table:default-cell-style-name="Excel_20_Built-in_20_Normal"/>
        <table:table-row table:style-name="ro1">
          <table:table-cell/>
          <table:table-cell table:style-name="ce6" office:value-type="string">
            <text:p>PREREQUISITI</text:p>
          </table:table-cell>
          <table:table-cell table:number-columns-repeated="1022"/>
        </table:table-row>
        <table:table-row table:style-name="ro1">
          <table:table-cell/>
          <table:table-cell table:style-name="ce7" office:value-type="string">
            <text:p><text:span text:style-name="T2">Obiettivo</text:span><text:span text:style-name="T1">: In questo foglio si riportano </text:span><text:span text:style-name="T1">i pre requisiti/assunzioni necessari </text:span><text:span text:style-name="T1">all'accreditamento del software dei </text:span><text:span text:style-name="T3">client</text:span><text:span text:style-name="T1"> che ne hanno fatto richiesta, e </text:span><text:span text:style-name="T1">utili alla compilazione della presente </text:span><text:span text:style-name="T1">Checklist.</text:span></text:p>
          </table:table-cell>
          <table:table-cell table:number-columns-repeated="1022"/>
        </table:table-row>
        <table:table-row table:style-name="ro1">
          <table:table-cell/>
          <table:table-cell table:style-name="ce7"/>
          <table:table-cell table:number-columns-repeated="1022"/>
        </table:table-row>
        <table:table-row table:style-name="ro1">
          <table:table-cell table:style-name="ce3" office:value-type="float" office:value="1">
            <text:p>1</text:p>
          </table:table-cell>
          <table:table-cell table:style-name="ce8" office:value-type="string">
            <text:p>Per gli step precedenti alla Checklist e relativi allo sviluppo per l'integrazione con il Gateway, è necessario fare riferimento al portale https://developers.italia.it/it/fse/#resourcecontent-2</text:p>
          </table:table-cell>
          <table:table-cell table:number-columns-repeated="1022"/>
        </table:table-row>
        <table:table-row table:style-name="ro1">
          <table:table-cell table:style-name="ce3" office:value-type="float" office:value="2">
            <text:p>2</text:p>
          </table:table-cell>
          <table:table-cell table:style-name="ce9" office:value-type="string">
            <text:p>Il fornitore prima di procedere con la compilazione di questo xls, deve aver richiesto a Sogei le credenziali (fse_support@sogei.it fino a quando non sarà disponibile il sistema di provisioning) associate al fornitore per accedere ai servizi esposti dalla piattaforma Gateway di test in ambiente di pre produzione.</text:p>
          </table:table-cell>
          <table:table-cell table:number-columns-repeated="1022"/>
        </table:table-row>
        <table:table-row table:style-name="ro1">
          <table:table-cell table:style-name="ce3" office:value-type="float" office:value="3">
            <text:p>3</text:p>
          </table:table-cell>
          <table:table-cell table:style-name="ce9" office:value-type="string">
            <text:p>il fornitore, prima di procedere con la Checklist, risulta autenticato secondo quanto definito nelle specifiche "https://github.com/ministero-salute/it-fse-support/tree/main/doc/integrazione-gateway"</text:p>
          </table:table-cell>
          <table:table-cell table:number-columns-repeated="1022"/>
        </table:table-row>
        <table:table-row table:style-name="ro1">
          <table:table-cell table:style-name="ce3" office:value-type="float" office:value="4">
            <text:p>4</text:p>
          </table:table-cell>
          <table:table-cell table:style-name="ce2" office:value-type="string">
            <text:p>Il fornitore comunica al DTD e Sogei:</text:p>
            <text:p>a. nome del fornitore</text:p>
            <text:p>b. identificativi del software oggetto dell’accreditamento (metadati che dovranno essere inseriti nel token JWT): subject_application_id, subject_application_vendor, subject_application_version</text:p>
            <text:p>c. inizio della sessione di accreditamento</text:p>
            <text:p>d. tipi di documento e servizi che sono oggetto dell’accreditamento</text:p>
          </table:table-cell>
          <table:table-cell table:number-columns-repeated="1022"/>
        </table:table-row>
        <table:table-row table:style-name="ro3">
          <table:table-cell table:style-name="ce4" office:value-type="float" office:value="5">
            <text:p>5</text:p>
          </table:table-cell>
          <table:table-cell table:style-name="ce10" office:value-type="string">
            <text:p><text:span text:style-name="T1">I file CDA2 necessari all'esecuzione dei </text:span><text:span text:style-name="T1">test di accreditamento devono essere </text:span><text:span text:style-name="T1">costruiti secondo le specifiche </text:span><text:span text:style-name="T1">nazionali HL7 - </text:span><text:span text:style-name="T1">http://www.hl7italia.it/hl7italia_D7/n</text:span><text:span text:style-name="T1">ode/2359 e coerentemente ai casi di </text:span><text:span text:style-name="T1">test descritti.</text:span><text:span text:style-name="T4"> </text:span></text:p>
          </table:table-cell>
          <table:table-cell table:number-columns-repeated="1022"/>
        </table:table-row>
        <table:table-row table:style-name="ro1">
          <table:table-cell table:style-name="ce5" office:value-type="float" office:value="6">
            <text:p>6</text:p>
          </table:table-cell>
          <table:table-cell table:style-name="ce9" office:value-type="string">
            <text:p>Per il Mapping tra tipologia documenti, servizio e ID Test Cases (colonna A), è possibile fare riferimento al tab "Summary"</text:p>
          </table:table-cell>
          <table:table-cell table:number-columns-repeated="1022"/>
        </table:table-row>
        <table:table-row table:style-name="ro4">
          <table:table-cell table:style-name="ce5" office:value-type="float" office:value="7">
            <text:p>7</text:p>
          </table:table-cell>
          <table:table-cell table:style-name="ce11" office:value-type="string">
            <text:p>I documenti inviati nei flussi di Pubblicazione Creazione e Pubblicazione Sostituzione devono essere documenti firmati PADES (rif. github.com/ministero-salute/it-fse-support/tree/main/doc/integrazione-gateway)</text:p>
          </table:table-cell>
          <table:table-cell table:number-columns-repeated="1022"/>
        </table:table-row>
        <table:table-row table:style-name="ro5">
          <table:table-cell table:style-name="ce5" office:value-type="float" office:value="8">
            <text:p>8</text:p>
          </table:table-cell>
          <table:table-cell table:style-name="ce9" office:value-type="string">
            <text:p>Per le Request Body "XXX - Caso di Test 4 - Create", "XXX - Caso di Test 4 - Update", "XXX - Caso di Test 4 - Replace", "XXX - Caso di Test 4 - Oscuramento" referenziate nei casi di test di Pubblicazione Creazione, Pubblicazione Sostituzione, Aggiornamento Metadati e Oscuramento è necessario sostituire la "X" riportata nei campi "identificativoSottomissione", "identificativoDoc" e "identificativoRep" con una stringa variabile, si consiglia di utilizzare un universally unique identifier per minimizzare la probabilità di conflitto.</text:p>
          </table:table-cell>
          <table:table-cell table:number-columns-repeated="1022"/>
        </table:table-row>
        <table:table-row table:style-name="ro6">
          <table:table-cell table:style-name="ce5" office:value-type="float" office:value="9">
            <text:p>9</text:p>
          </table:table-cell>
          <table:table-cell table:style-name="ce9" office:value-type="string">
            <text:p>Per le Request Body "XXX - Caso di Test 4 - Create", "XXX - Caso di Test 4 - Update", "XXX - Caso di Test 4 - Replace", "XXX - Caso di Test 4 - Oscuramento" referenziate nei casi di test di Pubblicazione Creazione, Pubblicazione Sostituzione, Aggiornamento Metadati e Oscuramento è necessario sostituire la stringa"[REGIONE oppure INI]" riportata nei campi "identificativoSottomissione" e "identificativoRep" così come indicato da Affinity Domain.</text:p>
          </table:table-cell>
          <table:table-cell table:number-columns-repeated="1022"/>
        </table:table-row>
        <table:table-row table:style-name="ro7">
          <table:table-cell table:style-name="ce5" office:value-type="float" office:value="10">
            <text:p>10</text:p>
          </table:table-cell>
          <table:table-cell table:style-name="ce9" office:value-type="string">
            <text:p>Per le Request Body "XXX - Caso di Test 4 - Create" e "XXX - Caso di Test 4 - Replace" referenziate nei casi di test di Pubblicazione Creazione, Pubblicazione Sostituzione è necessario sostituire la stringa"[REGIONE]" riportata nel campo "identificativoDoc" così come indicato da Affinity Domain.</text:p>
          </table:table-cell>
          <table:table-cell table:number-columns-repeated="1022"/>
        </table:table-row>
        <table:table-row table:style-name="ro1" table:number-rows-repeated="207">
          <table:table-cell table:number-columns-repeated="1024"/>
        </table:table-row>
        <table:table-row table:style-name="ro8" table:number-rows-repeated="7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table>
      <table:table table:name="TestCases" table:style-name="ta6" table:print="false">
        <office:forms form:automatic-focus="false" form:apply-design-mode="false"/>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21" table:default-cell-style-name="Excel_20_Built-in_20_Normal"/>
        <table:table-column table:style-name="co22" table:default-cell-style-name="Excel_20_Built-in_20_Normal"/>
        <table:table-column table:style-name="co23" table:number-columns-repeated="4" table:default-cell-style-name="Excel_20_Built-in_20_Normal"/>
        <table:table-column table:style-name="co24" table:default-cell-style-name="Excel_20_Built-in_20_Normal"/>
        <table:table-column table:style-name="co25" table:number-columns-repeated="5" table:default-cell-style-name="Excel_20_Built-in_20_Normal"/>
        <table:table-column table:style-name="co24" table:default-cell-style-name="Excel_20_Built-in_20_Normal"/>
        <table:table-column table:style-name="co23" table:default-cell-style-name="Excel_20_Built-in_20_Normal"/>
        <table:table-column table:style-name="co25" table:default-cell-style-name="Excel_20_Built-in_20_Normal"/>
        <table:table-column table:style-name="co26" table:number-columns-repeated="2" table:default-cell-style-name="Excel_20_Built-in_20_Normal"/>
        <table:table-column table:style-name="co3" table:number-columns-repeated="1004" table:default-cell-style-name="Excel_20_Built-in_20_Normal"/>
        <table:table-row table:style-name="ro1">
          <table:table-cell table:number-columns-repeated="2"/>
          <table:table-cell table:style-name="ce7"/>
          <table:table-cell table:number-columns-repeated="2"/>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style-name="ce18" office:value-type="string" table:number-columns-spanned="2" table:number-rows-spanned="1">
            <text:p>NOME FORNITORE:</text:p>
          </table:table-cell>
          <table:covered-table-cell table:style-name="ce25"/>
          <table:table-cell table:style-name="ce31" table:number-columns-spanned="2" table:number-rows-spanned="1"/>
          <table:covered-table-cell table:style-name="ce25"/>
          <table:table-cell/>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style-name="ce13" office:value-type="string" table:number-columns-spanned="2" table:number-rows-spanned="3">
            <text:p>IDENTIFICATIVI SOFTWARE</text:p>
          </table:table-cell>
          <table:covered-table-cell table:style-name="ce26"/>
          <table:table-cell table:style-name="ce32" office:value-type="string" table:number-columns-spanned="2" table:number-rows-spanned="1">
            <text:p>subject_application_id:</text:p>
          </table:table-cell>
          <table:covered-table-cell table:style-name="ce25"/>
          <table:table-cell table:style-name="ce33" office:value-type="string">
            <text:p>PLEIADE </text:p>
          </table:table-cell>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covered-table-cell table:style-name="ce19"/>
          <table:covered-table-cell table:style-name="ce27"/>
          <table:table-cell table:style-name="ce32" office:value-type="string" table:number-columns-spanned="2" table:number-rows-spanned="1">
            <text:p>subject_application_vendor:</text:p>
          </table:table-cell>
          <table:covered-table-cell table:style-name="ce25"/>
          <table:table-cell table:style-name="ce33" office:value-type="string">
            <text:p>ESTAR </text:p>
          </table:table-cell>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covered-table-cell table:style-name="ce20"/>
          <table:covered-table-cell table:style-name="ce28"/>
          <table:table-cell table:style-name="ce32" office:value-type="string" table:number-columns-spanned="2" table:number-rows-spanned="1">
            <text:p>subject_application_version:</text:p>
          </table:table-cell>
          <table:covered-table-cell table:style-name="ce25"/>
          <table:table-cell table:style-name="ce34" office:value-type="float" office:value="3">
            <text:p>3</text:p>
          </table:table-cell>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style-name="ce21" table:number-columns-spanned="2" table:number-rows-spanned="1"/>
          <table:covered-table-cell/>
          <table:table-cell table:style-name="ce22"/>
          <table:table-cell table:number-columns-repeated="2"/>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style-name="ce22" table:number-columns-repeated="3"/>
          <table:table-cell table:number-columns-repeated="2"/>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number-columns-repeated="5"/>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2">
          <table:table-cell table:style-name="ce23" office:value-type="string">
            <text:p>ID</text:p>
          </table:table-cell>
          <table:table-cell table:style-name="ce29" office:value-type="string">
            <text:p>SERVIZIO</text:p>
          </table:table-cell>
          <table:table-cell table:style-name="ce29" office:value-type="string">
            <text:p>Tipo Documento</text:p>
          </table:table-cell>
          <table:table-cell table:style-name="ce29" office:value-type="string">
            <text:p>NOME CASO TEST</text:p>
          </table:table-cell>
          <table:table-cell table:style-name="ce29" office:value-type="string">
            <office:annotation draw:style-name="gr1" draw:text-style-name="P1" svg:width="26.015cm" svg:height="2.345cm" svg:x="48.978cm" svg:y="4.744cm" draw:caption-point-x="-0.482cm" draw:caption-point-y="-0.728cm">
              <dc:date>2024-03-28T00:00:00</dc:date>
              <text:p text:style-name="P1"><text:span text:style-name="T5">======</text:span></text:p>
              <text:p text:style-name="P1"><text:span text:style-name="T5">ID#AAAAzAuRGEo</text:span></text:p>
              <text:p text:style-name="P1"><text:span text:style-name="T5"><text:s text:c="4"/></text:span><text:span text:style-name="T5">(2023-06-14 09:12:48)</text:span></text:p>
              <text:p text:style-name="P1"><text:span text:style-name="T5">Ove non specificate le precondizioni del caso di test possono essere recuperate nel tab "Prerequisiti"</text:span></text:p>
            </office:annotation>
            <text:p>DESCRIZIONE CASO TEST</text:p>
          </table:table-cell>
          <table:table-cell table:style-name="ce29" office:value-type="string">
            <text:p>DATA ESECUZIONE</text:p>
          </table:table-cell>
          <table:table-cell table:style-name="ce29" office:value-type="string">
            <text:p>TIMESTAMP</text:p>
          </table:table-cell>
          <table:table-cell table:style-name="ce29" office:value-type="string">
            <text:p>TRACEID</text:p>
          </table:table-cell>
          <table:table-cell table:style-name="ce29" office:value-type="string">
            <text:p>WORKFLOWINSTANCEID</text:p>
          </table:table-cell>
          <table:table-cell table:style-name="ce29" office:value-type="string">
            <text:p>APPLICABILITA'</text:p>
          </table:table-cell>
          <table:table-cell table:style-name="ce29" office:value-type="string">
            <text:p>RAZIONALE DI APPLICABILITA'</text:p>
          </table:table-cell>
          <table:table-cell table:style-name="ce29" office:value-type="string">
            <text:p>ERRORE BLOCCANTE (SI/NO)</text:p>
          </table:table-cell>
          <table:table-cell table:style-name="ce29" office:value-type="string">
            <text:p>ERRORE VISIBILE A UTENTE (SI/NO)</text:p>
          </table:table-cell>
          <table:table-cell table:style-name="ce29" office:value-type="string">
            <text:p>MESSAGGIO DI ERRORE</text:p>
          </table:table-cell>
          <table:table-cell table:style-name="ce29" office:value-type="string">
            <text:p>GESTITO IN BACKOFFICE (SI/NO)</text:p>
          </table:table-cell>
          <table:table-cell table:style-name="ce29" office:value-type="string">
            <text:p>GESTIONE ERRORE</text:p>
          </table:table-cell>
          <table:table-cell table:style-name="ce29" office:value-type="string">
            <text:p>ESITO</text:p>
          </table:table-cell>
          <table:table-cell table:style-name="ce46" office:value-type="string">
            <text:p>TEST AUTOCERTIFICATO</text:p>
          </table:table-cell>
          <table:table-cell table:style-name="ce29" office:value-type="string">
            <text:p>NOTE</text:p>
          </table:table-cell>
          <table:table-cell table:style-name="ce29" office:value-type="string">
            <text:p>CASO OK / KO</text:p>
          </table:table-cell>
          <table:table-cell table:number-columns-repeated="1004"/>
        </table:table-row>
        <table:table-row table:style-name="ro1" table:visibility="filter">
          <table:table-cell table:style-name="ce24" office:value-type="float" office:value="1">
            <text:p>1</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
            <text:p>2</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
            <text:p>3</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4">
            <text:p>4</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5">
            <text:p>5</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5</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5"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6">
            <text:p>6</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7">
            <text:p>7</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8">
            <text:p>8</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9">
            <text:p>9</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1">
            <text:p>11</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2">
            <text:p>12</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3">
            <text:p>13</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4">
            <text:p>14</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6">
            <text:p>16</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
            <text:p>17</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8">
            <text:p>18</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
            <text:p>19</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0">
            <text:p>20</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1">
            <text:p>21</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
            <text:p>22</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3" riportata nei documenti"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3">
            <text:p>23</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
            <text:p>24</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5">
            <text:p>25</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6">
            <text:p>26</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
            <text:p>27</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8">
            <text:p>28</text:p>
          </table:table-cell>
          <table:table-cell table:style-name="ce30" office:value-type="string">
            <text:p>VALIDAZIONE</text:p>
          </table:table-cell>
          <table:table-cell table:style-name="ce30" office:value-type="string">
            <text:p>LAB</text:p>
          </table:table-cell>
          <table:table-cell table:style-name="ce30" office:value-type="string">
            <text:p>VALIDAZIONE_TOKEN_JWT_LAB_KO</text:p>
          </table:table-cell>
          <table:table-cell table:style-name="ce35" office:value-type="string">
            <text:p><text:span text:style-name="T6">Precondizioni:</text:span></text:p>
            <text:p><text:span text:style-name="T1">Il fornitore utilizza un token jwt </text:span><text:span text:style-name="T1">mancante di campi obbligatori, quindi </text:span><text:span text:style-name="T1">non valido.</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non valido a causa della mancanza </text:span><text:span text:style-name="T1">di uno o più campi obbligatori al fine </text:span><text:span text:style-name="T1">di testare la gestione dell'errore sul </text:span><text:span text:style-name="T1">token (status code 403), secondo </text:span><text:span text:style-name="T1">quanto descritto in </text:span><text:span text:style-name="T1">https://github.com/ministero-</text:span><text:span text:style-name="T1">salute/it-fse-</text:span><text:span text:style-name="T1">support/tree/main/doc/integrazione-</text:span><text:span text:style-name="T1">gateway.</text:span></text:p>
            <text:p><text:span text:style-name="T1"/></text:p>
            <text:p><text:span text:style-name="T1">Al fine di rendere non valido il token è </text:span><text:span text:style-name="T1">necessario non valorizzare nel JWT il </text:span><text:span text:style-name="T1">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9">
            <text:p>29</text:p>
          </table:table-cell>
          <table:table-cell table:style-name="ce30" office:value-type="string">
            <text:p>VALIDAZIONE</text:p>
          </table:table-cell>
          <table:table-cell table:style-name="ce30" office:value-type="string">
            <text:p>LDO</text:p>
          </table:table-cell>
          <table:table-cell table:style-name="ce30" office:value-type="string">
            <text:p>VALIDAZIONE_TOKEN_JWT_LDO_KO</text:p>
          </table:table-cell>
          <table:table-cell table:style-name="ce35" office:value-type="string">
            <text:p><text:span text:style-name="T6">Precondizioni:</text:span></text:p>
            <text:p><text:span text:style-name="T1">Il fornitore utilizza un token jwt </text:span><text:span text:style-name="T1">mancante di campi obbligatori, quindi </text:span><text:span text:style-name="T1">non valido.</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non valido a causa della mancanza </text:span><text:span text:style-name="T1">di uno o più campi obbligatori al fine </text:span><text:span text:style-name="T1">di testare la gestione dell'errore sul </text:span><text:span text:style-name="T1">token (status code 403), secondo </text:span><text:span text:style-name="T1">quanto descritto in </text:span><text:span text:style-name="T1">https://github.com/ministero-</text:span><text:span text:style-name="T1">salute/it-fse-</text:span><text:span text:style-name="T1">support/tree/main/doc/integrazione-</text:span><text:span text:style-name="T1">gateway.</text:span></text:p>
            <text:p><text:span text:style-name="T1"/></text:p>
            <text:p><text:span text:style-name="T1">Al fine di rendere non valido il token è </text:span><text:span text:style-name="T1">necessario non valorizzare nel JWT il </text:span><text:span text:style-name="T1">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0">
            <text:p>30</text:p>
          </table:table-cell>
          <table:table-cell table:style-name="ce30" office:value-type="string">
            <text:p>VALIDAZIONE</text:p>
          </table:table-cell>
          <table:table-cell table:style-name="ce30" office:value-type="string">
            <text:p>PSS</text:p>
          </table:table-cell>
          <table:table-cell table:style-name="ce30" office:value-type="string">
            <text:p>VALIDAZIONE_TOKEN_JWT_PSS_KO</text:p>
          </table:table-cell>
          <table:table-cell table:style-name="ce35" office:value-type="string">
            <text:p><text:span text:style-name="T6">Precondizioni:</text:span></text:p>
            <text:p><text:span text:style-name="T1">Il fornitore utilizza un token jwt </text:span><text:span text:style-name="T1">mancante di campi obbligatori, quindi </text:span><text:span text:style-name="T1">non valido.</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non valido a causa della mancanza </text:span><text:span text:style-name="T1">di uno o più campi obbligatori al fine </text:span><text:span text:style-name="T1">di testare la gestione dell'errore sul </text:span><text:span text:style-name="T1">token (status code 403), secondo </text:span><text:span text:style-name="T1">quanto descritto in </text:span><text:span text:style-name="T1">https://github.com/ministero-</text:span><text:span text:style-name="T1">salute/it-fse-</text:span><text:span text:style-name="T1">support/tree/main/doc/integrazione-</text:span><text:span text:style-name="T1">gateway.</text:span></text:p>
            <text:p><text:span text:style-name="T1"/></text:p>
            <text:p><text:span text:style-name="T1">Al fine di rendere non valido il token è </text:span><text:span text:style-name="T1">necessario non valorizzare nel JWT il </text:span><text:span text:style-name="T1">campo "purpose_of_use".</text:span></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
            <text:p>31</text:p>
          </table:table-cell>
          <table:table-cell table:style-name="ce30" office:value-type="string">
            <text:p>VALIDAZIONE</text:p>
          </table:table-cell>
          <table:table-cell table:style-name="ce30" office:value-type="string">
            <text:p>RAD</text:p>
          </table:table-cell>
          <table:table-cell table:style-name="ce30" office:value-type="string">
            <text:p>VALIDAZIONE_TOKEN_JWT_RAD_KO</text:p>
          </table:table-cell>
          <table:table-cell table:style-name="ce35" office:value-type="string">
            <text:p><text:span text:style-name="T6">Precondizioni:</text:span></text:p>
            <text:p><text:span text:style-name="T1">Il fornitore utilizza un token jwt </text:span><text:span text:style-name="T1">mancante di campi obbligatori, quindi </text:span><text:span text:style-name="T1">non valido.</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non valido a causa della mancanza </text:span><text:span text:style-name="T1">di uno o più campi obbligatori al fine </text:span><text:span text:style-name="T1">di testare la gestione dell'errore sul </text:span><text:span text:style-name="T1">token (status code 403), secondo </text:span><text:span text:style-name="T1">quanto descritto in </text:span><text:span text:style-name="T1">https://github.com/ministero-</text:span><text:span text:style-name="T1">salute/it-fse-</text:span><text:span text:style-name="T1">support/tree/main/doc/integrazione-</text:span><text:span text:style-name="T1">gateway.</text:span></text:p>
            <text:p><text:span text:style-name="T1"/></text:p>
            <text:p><text:span text:style-name="T1">Al fine di rendere non valido il token è </text:span><text:span text:style-name="T1">necessario non valorizzare nel JWT il </text:span><text:span text:style-name="T1">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3">
          <table:table-cell table:style-name="ce24" office:value-type="float" office:value="32">
            <text:p>32</text:p>
          </table:table-cell>
          <table:table-cell table:style-name="ce30" office:value-type="string">
            <text:p>VALIDAZIONE</text:p>
          </table:table-cell>
          <table:table-cell table:style-name="ce30" office:value-type="string">
            <text:p>RSA</text:p>
          </table:table-cell>
          <table:table-cell table:style-name="ce30" office:value-type="string">
            <text:p>VALIDAZIONE_TOKEN_JWT_RSA_KO</text:p>
          </table:table-cell>
          <table:table-cell table:style-name="ce35" office:value-type="string">
            <text:p><text:span text:style-name="T6">Precondizioni:</text:span></text:p>
            <text:p><text:span text:style-name="T1">Il fornitore utilizza un token jwt </text:span><text:span text:style-name="T1">mancante di campi obbligatori, quindi </text:span><text:span text:style-name="T1">non valido.</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non valido a causa della mancanza </text:span><text:span text:style-name="T1">di uno o più campi obbligatori al fine </text:span><text:span text:style-name="T1">di testare la gestione dell'errore sul </text:span><text:span text:style-name="T1">token (status code 403), secondo </text:span><text:span text:style-name="T1">quanto descritto in </text:span><text:span text:style-name="T1">https://github.com/ministero-</text:span><text:span text:style-name="T1">salute/it-fse-</text:span><text:span text:style-name="T1">support/tree/main/doc/integrazione-</text:span><text:span text:style-name="T1">gateway.</text:span></text:p>
            <text:p><text:span text:style-name="T1"/></text:p>
            <text:p><text:span text:style-name="T1">Al fine di rendere non valido il token è </text:span><text:span text:style-name="T1">necessario non valorizzare nel JWT il </text:span><text:span text:style-name="T1">campo "purpose_of_use".</text:span></text:p>
          </table:table-cell>
          <table:table-cell table:style-name="ce37" office:value-type="date" office:date-value="2024-03-28">
            <text:p>28/3/2024</text:p>
          </table:table-cell>
          <table:table-cell table:style-name="ce39" office:value-type="string">
            <text:p>2024-03-28T13:27:27Z</text:p>
          </table:table-cell>
          <table:table-cell table:style-name="ce38" office:value-type="string">
            <text:p>c2d6485a6f88772b</text:p>
          </table:table-cell>
          <table:table-cell table:style-name="ce38" office:value-type="string">
            <text:p>UNKNOWN_WORKFLOW_ID</text:p>
          </table:table-cell>
          <table:table-cell table:style-name="ce41" office:value-type="string">
            <text:p>SI</text:p>
          </table:table-cell>
          <table:table-cell table:style-name="ce41"/>
          <table:table-cell table:style-name="ce41" office:value-type="string">
            <text:p>SJ</text:p>
          </table:table-cell>
          <table:table-cell table:style-name="ce41" office:value-type="string">
            <text:p>SI</text:p>
          </table:table-cell>
          <table:table-cell table:style-name="ce41" office:value-type="string">
            <text:p>Validazione fallita. Contattare l'assistenza o attendere la correzione. </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software per cui il campo del token JWT oggetto dell'errore non viene valorizzato</text:p>
          </table:table-cell>
          <table:table-cell table:style-name="ce41"/>
          <table:table-cell table:style-name="ce47"/>
          <table:table-cell table:style-name="ce48" office:value-type="string">
            <text:p/>
            <text:p/>
            <text:p>L'operazione è bloccante non al fine della redazione dell'rsa ma al fine del processo di validazione e successiva firma digitale</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33">
            <text:p>33</text:p>
          </table:table-cell>
          <table:table-cell table:style-name="ce30" office:value-type="string">
            <text:p>VALIDAZIONE</text:p>
          </table:table-cell>
          <table:table-cell table:style-name="ce30" office:value-type="string">
            <text:p>CERT_VAC</text:p>
          </table:table-cell>
          <table:table-cell table:style-name="ce30" office:value-type="string">
            <text:p>VALIDAZIONE_TOKEN_JWT_CERT_VAC_KO</text:p>
          </table:table-cell>
          <table:table-cell table:style-name="ce35" office:value-type="string">
            <text:p><text:span text:style-name="T6">Precondizioni:</text:span></text:p>
            <text:p><text:span text:style-name="T1">Il fornitore utilizza un token jwt </text:span><text:span text:style-name="T1">mancante di campi obbligatori, quindi </text:span><text:span text:style-name="T1">non valido.</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non valido a causa della mancanza </text:span><text:span text:style-name="T1">di uno o più campi obbligatori al fine </text:span><text:span text:style-name="T1">di testare la gestione dell'errore sul </text:span><text:span text:style-name="T1">token (status code 403), secondo </text:span><text:span text:style-name="T1">quanto descritto in </text:span><text:span text:style-name="T1">https://github.com/ministero-</text:span><text:span text:style-name="T1">salute/it-fse-</text:span><text:span text:style-name="T1">support/tree/main/doc/integrazione-</text:span><text:span text:style-name="T1">gateway.</text:span></text:p>
            <text:p><text:span text:style-name="T1"/></text:p>
            <text:p><text:span text:style-name="T1">Al fine di rendere non valido il token è </text:span><text:span text:style-name="T1">necessario non valorizzare nel JWT il </text:span><text:span text:style-name="T1">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4">
            <text:p>34</text:p>
          </table:table-cell>
          <table:table-cell table:style-name="ce30" office:value-type="string">
            <text:p>VALIDAZIONE</text:p>
          </table:table-cell>
          <table:table-cell table:style-name="ce30" office:value-type="string">
            <text:p>SING_VAC</text:p>
          </table:table-cell>
          <table:table-cell table:style-name="ce30" office:value-type="string">
            <text:p>VALIDAZIONE_TOKEN_JWT_SING_VAC_KO</text:p>
          </table:table-cell>
          <table:table-cell table:style-name="ce35" office:value-type="string">
            <text:p><text:span text:style-name="T6">Precondizioni:</text:span></text:p>
            <text:p><text:span text:style-name="T1">Il fornitore utilizza un token jwt </text:span><text:span text:style-name="T1">mancante di campi obbligatori, quindi </text:span><text:span text:style-name="T1">non valido.</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non valido a causa della mancanza </text:span><text:span text:style-name="T1">di uno o più campi obbligatori al fine </text:span><text:span text:style-name="T1">di testare la gestione dell'errore sul </text:span><text:span text:style-name="T1">token (status code 403), secondo </text:span><text:span text:style-name="T1">quanto descritto in </text:span><text:span text:style-name="T1">https://github.com/ministero-</text:span><text:span text:style-name="T1">salute/it-fse-</text:span><text:span text:style-name="T1">support/tree/main/doc/integrazione-</text:span><text:span text:style-name="T1">gateway.</text:span></text:p>
            <text:p><text:span text:style-name="T1"/></text:p>
            <text:p><text:span text:style-name="T1">Al fine di rendere non valido il token è </text:span><text:span text:style-name="T1">necessario non valorizzare nel JWT il </text:span><text:span text:style-name="T1">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5">
            <text:p>35</text:p>
          </table:table-cell>
          <table:table-cell table:style-name="ce30" office:value-type="string">
            <text:p>VALIDAZIONE</text:p>
          </table:table-cell>
          <table:table-cell table:style-name="ce30" office:value-type="string">
            <text:p>VPS</text:p>
          </table:table-cell>
          <table:table-cell table:style-name="ce30" office:value-type="string">
            <text:p>VALIDAZIONE_TOKEN_JWT_VPS_KO</text:p>
          </table:table-cell>
          <table:table-cell table:style-name="ce35" office:value-type="string">
            <text:p><text:span text:style-name="T6">Precondizioni:</text:span></text:p>
            <text:p><text:span text:style-name="T1">Il fornitore utilizza un token jwt </text:span><text:span text:style-name="T1">mancante di campi obbligatori, quindi </text:span><text:span text:style-name="T1">non valido.</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non valido a causa della mancanza </text:span><text:span text:style-name="T1">di uno o più campi obbligatori al fine </text:span><text:span text:style-name="T1">di testare la gestione dell'errore sul </text:span><text:span text:style-name="T1">token (status code 403), secondo </text:span><text:span text:style-name="T1">quanto descritto in </text:span><text:span text:style-name="T1">https://github.com/ministero-</text:span><text:span text:style-name="T1">salute/it-fse-</text:span><text:span text:style-name="T1">support/tree/main/doc/integrazione-</text:span><text:span text:style-name="T1">gateway.</text:span></text:p>
            <text:p><text:span text:style-name="T1"/></text:p>
            <text:p><text:span text:style-name="T1">Al fine di rendere non valido il token è </text:span><text:span text:style-name="T1">necessario non valorizzare nel JWT il </text:span><text:span text:style-name="T1">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6">
            <text:p>36</text:p>
          </table:table-cell>
          <table:table-cell table:style-name="ce30" office:value-type="string">
            <text:p>VALIDAZIONE</text:p>
          </table:table-cell>
          <table:table-cell table:style-name="ce30" office:value-type="string">
            <text:p>LAB</text:p>
          </table:table-cell>
          <table:table-cell table:style-name="ce30" office:value-type="string">
            <text:p>VALIDAZIONE_TOKEN_JWT_CAMPO_LAB_KO</text:p>
          </table:table-cell>
          <table:table-cell table:style-name="ce35" office:value-type="string">
            <text:p><text:span text:style-name="T6">Precondizioni:</text:span></text:p>
            <text:p><text:span text:style-name="T1">Il fornitore utilizza un token jwt con </text:span><text:span text:style-name="T1">dei campi valorizzati in maniera </text:span><text:span text:style-name="T1">errata.</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avente dei campi valorizzati in </text:span><text:span text:style-name="T1">maniera errata al fine di testare la </text:span><text:span text:style-name="T1">gestione dell'errore sul token (status </text:span><text:span text:style-name="T1">code 403), secondo quanto descritto </text:span><text:span text:style-name="T1">in https://github.com/ministero-</text:span><text:span text:style-name="T1">salute/it-fse-</text:span><text:span text:style-name="T1">support/tree/main/doc/integrazione-</text:span><text:span text:style-name="T1">gateway.</text:span></text:p>
            <text:p><text:span text:style-name="T1"><text:s/></text:span></text:p>
            <text:p><text:span text:style-name="T1">Al fine di rendere non valido il token è </text:span><text:span text:style-name="T1">necessario valorizzare il campo </text:span><text:span text:style-name="T1">"action_id" con la stringa "TEST" </text:span><text:span text:style-name="T1">(valore non 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7">
            <text:p>37</text:p>
          </table:table-cell>
          <table:table-cell table:style-name="ce30" office:value-type="string">
            <text:p>VALIDAZIONE</text:p>
          </table:table-cell>
          <table:table-cell table:style-name="ce30" office:value-type="string">
            <text:p>LDO</text:p>
          </table:table-cell>
          <table:table-cell table:style-name="ce30" office:value-type="string">
            <text:p>VALIDAZIONE_TOKEN_JWT_CAMPO_LDO_KO</text:p>
          </table:table-cell>
          <table:table-cell table:style-name="ce35" office:value-type="string">
            <text:p><text:span text:style-name="T6">Precondizioni:</text:span></text:p>
            <text:p><text:span text:style-name="T1">Il fornitore utilizza un token jwt con </text:span><text:span text:style-name="T1">dei campi valorizzati in maniera </text:span><text:span text:style-name="T1">errata.</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avente dei campi valorizzati in </text:span><text:span text:style-name="T1">maniera errata al fine di testare la </text:span><text:span text:style-name="T1">gestione dell'errore sul token (status </text:span><text:span text:style-name="T1">code 403), secondo quanto descritto </text:span><text:span text:style-name="T1">in https://github.com/ministero-</text:span><text:span text:style-name="T1">salute/it-fse-</text:span><text:span text:style-name="T1">support/tree/main/doc/integrazione-</text:span><text:span text:style-name="T1">gateway.</text:span></text:p>
            <text:p><text:span text:style-name="T1"><text:s/></text:span></text:p>
            <text:p><text:span text:style-name="T1">Al fine di rendere non valido il token è </text:span><text:span text:style-name="T1">necessario valorizzare il campo </text:span><text:span text:style-name="T1">"action_id" con la stringa "TEST" </text:span><text:span text:style-name="T1">(valore non 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8">
            <text:p>38</text:p>
          </table:table-cell>
          <table:table-cell table:style-name="ce30" office:value-type="string">
            <text:p>VALIDAZIONE</text:p>
          </table:table-cell>
          <table:table-cell table:style-name="ce30" office:value-type="string">
            <text:p>PSS</text:p>
          </table:table-cell>
          <table:table-cell table:style-name="ce30" office:value-type="string">
            <text:p>VALIDAZIONE_TOKEN_JWT_CAMPO_PSS_KO</text:p>
          </table:table-cell>
          <table:table-cell table:style-name="ce35" office:value-type="string">
            <text:p><text:span text:style-name="T6">Precondizioni:</text:span></text:p>
            <text:p><text:span text:style-name="T1">Il fornitore utilizza un token jwt con </text:span><text:span text:style-name="T1">dei campi valorizzati in maniera </text:span><text:span text:style-name="T1">errata.</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avente dei campi valorizzati in </text:span><text:span text:style-name="T1">maniera errata al fine di testare la </text:span><text:span text:style-name="T1">gestione dell'errore sul token (status </text:span><text:span text:style-name="T1">code 403), secondo quanto descritto </text:span><text:span text:style-name="T1">in https://github.com/ministero-</text:span><text:span text:style-name="T1">salute/it-fse-</text:span><text:span text:style-name="T1">support/tree/main/doc/integrazione-</text:span><text:span text:style-name="T1">gateway.</text:span></text:p>
            <text:p><text:span text:style-name="T1"><text:s/></text:span></text:p>
            <text:p><text:span text:style-name="T1">Al fine di rendere non valido il token è </text:span><text:span text:style-name="T1">necessario valorizzare il campo </text:span><text:span text:style-name="T1">"action_id" con la stringa "TEST" </text:span><text:span text:style-name="T1">(valore non ammesso).</text:span></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9">
            <text:p>39</text:p>
          </table:table-cell>
          <table:table-cell table:style-name="ce30" office:value-type="string">
            <text:p>VALIDAZIONE</text:p>
          </table:table-cell>
          <table:table-cell table:style-name="ce30" office:value-type="string">
            <text:p>RAD</text:p>
          </table:table-cell>
          <table:table-cell table:style-name="ce30" office:value-type="string">
            <text:p>VALIDAZIONE_TOKEN_JWT_CAMPO_RAD_KO</text:p>
          </table:table-cell>
          <table:table-cell table:style-name="ce35" office:value-type="string">
            <text:p><text:span text:style-name="T6">Precondizioni:</text:span></text:p>
            <text:p><text:span text:style-name="T1">Il fornitore utilizza un token jwt con </text:span><text:span text:style-name="T1">dei campi valorizzati in maniera </text:span><text:span text:style-name="T1">errata.</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avente dei campi valorizzati in </text:span><text:span text:style-name="T1">maniera errata al fine di testare la </text:span><text:span text:style-name="T1">gestione dell'errore sul token (status </text:span><text:span text:style-name="T1">code 403), secondo quanto descritto </text:span><text:span text:style-name="T1">in https://github.com/ministero-</text:span><text:span text:style-name="T1">salute/it-fse-</text:span><text:span text:style-name="T1">support/tree/main/doc/integrazione-</text:span><text:span text:style-name="T1">gateway.</text:span></text:p>
            <text:p><text:span text:style-name="T1"><text:s/></text:span></text:p>
            <text:p><text:span text:style-name="T1">Al fine di rendere non valido il token è </text:span><text:span text:style-name="T1">necessario valorizzare il campo </text:span><text:span text:style-name="T1">"action_id" con la stringa "TEST" </text:span><text:span text:style-name="T1">(valore non 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3">
          <table:table-cell table:style-name="ce24" office:value-type="float" office:value="40">
            <text:p>40</text:p>
          </table:table-cell>
          <table:table-cell table:style-name="ce30" office:value-type="string">
            <text:p>VALIDAZIONE</text:p>
          </table:table-cell>
          <table:table-cell table:style-name="ce30" office:value-type="string">
            <text:p>RSA</text:p>
          </table:table-cell>
          <table:table-cell table:style-name="ce30" office:value-type="string">
            <text:p>VALIDAZIONE_TOKEN_JWT_CAMPO_RSA_KO</text:p>
          </table:table-cell>
          <table:table-cell table:style-name="ce35" office:value-type="string">
            <text:p><text:span text:style-name="T6">Precondizioni:</text:span></text:p>
            <text:p><text:span text:style-name="T1">Il fornitore utilizza un token jwt con </text:span><text:span text:style-name="T1">dei campi valorizzati in maniera </text:span><text:span text:style-name="T1">errata.</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avente dei campi valorizzati in </text:span><text:span text:style-name="T1">maniera errata al fine di testare la </text:span><text:span text:style-name="T1">gestione dell'errore sul token (status </text:span><text:span text:style-name="T1">code 403), secondo quanto descritto </text:span><text:span text:style-name="T1">in https://github.com/ministero-</text:span><text:span text:style-name="T1">salute/it-fse-</text:span><text:span text:style-name="T1">support/tree/main/doc/integrazione-</text:span><text:span text:style-name="T1">gateway.</text:span></text:p>
            <text:p><text:span text:style-name="T1"><text:s/></text:span></text:p>
            <text:p><text:span text:style-name="T1">Al fine di rendere non valido il token è </text:span><text:span text:style-name="T1">necessario valorizzare il campo </text:span><text:span text:style-name="T1">"action_id" con la stringa "TEST" </text:span><text:span text:style-name="T1">(valore non ammesso).</text:span></text:p>
          </table:table-cell>
          <table:table-cell table:style-name="ce37" office:value-type="date" office:date-value="2024-03-28">
            <text:p>28/3/2024</text:p>
          </table:table-cell>
          <table:table-cell table:style-name="ce39" office:value-type="string">
            <text:p>2024-03-28T13:33:59Z</text:p>
          </table:table-cell>
          <table:table-cell table:style-name="ce38" office:value-type="string">
            <text:p>0545082dfdf5228f</text:p>
          </table:table-cell>
          <table:table-cell table:style-name="ce38" office:value-type="string">
            <text:p>UNKNOWN_WORKFLOW_ID</text:p>
          </table:table-cell>
          <table:table-cell table:style-name="ce41" office:value-type="string">
            <text:p>SI</text:p>
          </table:table-cell>
          <table:table-cell table:style-name="ce41"/>
          <table:table-cell table:style-name="ce41" office:value-type="string">
            <text:p>SJ</text:p>
          </table:table-cell>
          <table:table-cell table:style-name="ce41" office:value-type="string">
            <text:p>SI</text:p>
          </table:table-cell>
          <table:table-cell table:style-name="ce41" office:value-type="string">
            <text:p>Validazione fallita. Contattare l'assistenza o attendere la correzione. </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software per cui il campo del token JWT oggetto dell'errore non viene valorizzato</text:p>
          </table:table-cell>
          <table:table-cell table:style-name="ce41"/>
          <table:table-cell table:style-name="ce47"/>
          <table:table-cell table:style-name="ce48" office:value-type="string">
            <text:p/>
            <text:p/>
            <text:p>L'operazione è bloccante non al fine della redazione dell'rsa ma al fine del processo di validazione e successiva firma digitale</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41">
            <text:p>41</text:p>
          </table:table-cell>
          <table:table-cell table:style-name="ce30" office:value-type="string">
            <text:p>VALIDAZIONE</text:p>
          </table:table-cell>
          <table:table-cell table:style-name="ce30" office:value-type="string">
            <text:p>CERT_VAC</text:p>
          </table:table-cell>
          <table:table-cell table:style-name="ce30" office:value-type="string">
            <text:p>VALIDAZIONE_TOKEN_JWT_CAMPO_CERT_VAC_KO</text:p>
          </table:table-cell>
          <table:table-cell table:style-name="ce35" office:value-type="string">
            <text:p><text:span text:style-name="T6">Precondizioni:</text:span></text:p>
            <text:p><text:span text:style-name="T1">Il fornitore utilizza un token jwt con </text:span><text:span text:style-name="T1">dei campi valorizzati in maniera </text:span><text:span text:style-name="T1">errata.</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avente dei campi valorizzati in </text:span><text:span text:style-name="T1">maniera errata al fine di testare la </text:span><text:span text:style-name="T1">gestione dell'errore sul token (status </text:span><text:span text:style-name="T1">code 403), secondo quanto descritto </text:span><text:span text:style-name="T1">in https://github.com/ministero-</text:span><text:span text:style-name="T1">salute/it-fse-</text:span><text:span text:style-name="T1">support/tree/main/doc/integrazione-</text:span><text:span text:style-name="T1">gateway.</text:span></text:p>
            <text:p><text:span text:style-name="T1"><text:s/></text:span></text:p>
            <text:p><text:span text:style-name="T1">Al fine di rendere non valido il token è </text:span><text:span text:style-name="T1">necessario valorizzare il campo </text:span><text:span text:style-name="T1">"action_id" con la stringa "TEST" </text:span><text:span text:style-name="T1">(valore non 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2">
            <text:p>42</text:p>
          </table:table-cell>
          <table:table-cell table:style-name="ce30" office:value-type="string">
            <text:p>VALIDAZIONE</text:p>
          </table:table-cell>
          <table:table-cell table:style-name="ce30" office:value-type="string">
            <text:p>SING_VAC</text:p>
          </table:table-cell>
          <table:table-cell table:style-name="ce30" office:value-type="string">
            <text:p>VALIDAZIONE_TOKEN_JWT_CAMPO_SING_VAC_KO</text:p>
          </table:table-cell>
          <table:table-cell table:style-name="ce35" office:value-type="string">
            <text:p><text:span text:style-name="T6">Precondizioni:</text:span></text:p>
            <text:p><text:span text:style-name="T1">Il fornitore utilizza un token jwt con </text:span><text:span text:style-name="T1">dei campi valorizzati in maniera </text:span><text:span text:style-name="T1">errata.</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avente dei campi valorizzati in </text:span><text:span text:style-name="T1">maniera errata al fine di testare la </text:span><text:span text:style-name="T1">gestione dell'errore sul token (status </text:span><text:span text:style-name="T1">code 403), secondo quanto descritto </text:span><text:span text:style-name="T1">in https://github.com/ministero-</text:span><text:span text:style-name="T1">salute/it-fse-</text:span><text:span text:style-name="T1">support/tree/main/doc/integrazione-</text:span><text:span text:style-name="T1">gateway.</text:span></text:p>
            <text:p><text:span text:style-name="T1"><text:s/></text:span></text:p>
            <text:p><text:span text:style-name="T1">Al fine di rendere non valido il token è </text:span><text:span text:style-name="T1">necessario valorizzare il campo </text:span><text:span text:style-name="T1">"action_id" con la stringa "TEST" </text:span><text:span text:style-name="T1">(valore non 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3">
            <text:p>43</text:p>
          </table:table-cell>
          <table:table-cell table:style-name="ce30" office:value-type="string">
            <text:p>VALIDAZIONE</text:p>
          </table:table-cell>
          <table:table-cell table:style-name="ce30" office:value-type="string">
            <text:p>VPS</text:p>
          </table:table-cell>
          <table:table-cell table:style-name="ce30" office:value-type="string">
            <text:p>VALIDAZIONE_TOKEN_JWT_CAMPO_VPS_KO</text:p>
          </table:table-cell>
          <table:table-cell table:style-name="ce35" office:value-type="string">
            <text:p><text:span text:style-name="T6">Precondizioni:</text:span></text:p>
            <text:p><text:span text:style-name="T1">Il fornitore utilizza un token jwt con </text:span><text:span text:style-name="T1">dei campi valorizzati in maniera </text:span><text:span text:style-name="T1">errata.</text:span></text:p>
            <text:p><text:span text:style-name="T1"/></text:p>
            <text:p><text:span text:style-name="T6">Descrizione di Business del caso di </text:span><text:span text:style-name="T6">test: </text:span></text:p>
            <text:p><text:span text:style-name="T1">Viene richiamato il servizio di </text:span><text:span text:style-name="T1">validazione </text:span><text:span text:style-name="T1">"https://&lt;HOST&gt;:&lt;PORT&gt;/v&lt;major&gt;/d</text:span><text:span text:style-name="T1">ocuments/validation" con un token </text:span><text:span text:style-name="T1">jwt avente dei campi valorizzati in </text:span><text:span text:style-name="T1">maniera errata al fine di testare la </text:span><text:span text:style-name="T1">gestione dell'errore sul token (status </text:span><text:span text:style-name="T1">code 403), secondo quanto descritto </text:span><text:span text:style-name="T1">in https://github.com/ministero-</text:span><text:span text:style-name="T1">salute/it-fse-</text:span><text:span text:style-name="T1">support/tree/main/doc/integrazione-</text:span><text:span text:style-name="T1">gateway.</text:span></text:p>
            <text:p><text:span text:style-name="T1"><text:s/></text:span></text:p>
            <text:p><text:span text:style-name="T1">Al fine di rendere non valido il token è </text:span><text:span text:style-name="T1">necessario valorizzare il campo </text:span><text:span text:style-name="T1">"action_id" con la stringa "TEST" </text:span><text:span text:style-name="T1">(valore non 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4">
            <text:p>44</text:p>
          </table:table-cell>
          <table:table-cell table:style-name="ce30" office:value-type="string">
            <text:p>VALIDAZIONE</text:p>
          </table:table-cell>
          <table:table-cell table:style-name="ce30" office:value-type="string">
            <text:p>LAB</text:p>
          </table:table-cell>
          <table:table-cell table:style-name="ce30" office:value-type="string">
            <text:p>VALIDAZIONE_LAB_TIMEOUT</text:p>
          </table:table-cell>
          <table:table-cell table:style-name="ce35" office:value-type="string">
            <text:p>Per questo caso di test è richiesta la <text:s/>sola descrizione del comportamento a fronte di un timeout, da inserire nelle colonne relative a:</text:p>
            <text:p>"ERRORE BLOCCANTE (SI/NO)", "ERRORE VISIBILE A UTENTE (SI/NO)", "MESSAGGIO DI ERRORE", "GESTITO IN BACKOFFICE (SI/NO)", "GESTIONE ERRORE".</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5">
            <text:p>45</text:p>
          </table:table-cell>
          <table:table-cell table:style-name="ce30" office:value-type="string">
            <text:p>VALIDAZIONE</text:p>
          </table:table-cell>
          <table:table-cell table:style-name="ce30" office:value-type="string">
            <text:p>LDO</text:p>
          </table:table-cell>
          <table:table-cell table:style-name="ce30" office:value-type="string">
            <text:p>VALIDAZIONE_LDO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6">
            <text:p>46</text:p>
          </table:table-cell>
          <table:table-cell table:style-name="ce30" office:value-type="string">
            <text:p>VALIDAZIONE</text:p>
          </table:table-cell>
          <table:table-cell table:style-name="ce30" office:value-type="string">
            <text:p>PSS</text:p>
          </table:table-cell>
          <table:table-cell table:style-name="ce30" office:value-type="string">
            <text:p>VALIDAZIONE_PSS_TIMEOUT</text:p>
          </table:table-cell>
          <table:table-cell table:style-name="ce35"/>
          <table:table-cell table:style-name="ce37"/>
          <table:table-cell table:style-name="ce38" table:number-columns-repeated="3"/>
          <table:table-cell table:style-name="ce41" table:number-columns-repeated="8"/>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7">
            <text:p>47</text:p>
          </table:table-cell>
          <table:table-cell table:style-name="ce30" office:value-type="string">
            <text:p>VALIDAZIONE</text:p>
          </table:table-cell>
          <table:table-cell table:style-name="ce30" office:value-type="string">
            <text:p>RAD</text:p>
          </table:table-cell>
          <table:table-cell table:style-name="ce30" office:value-type="string">
            <text:p>VALIDAZIONE_RAD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4">
          <table:table-cell table:style-name="ce24" office:value-type="float" office:value="48">
            <text:p>48</text:p>
          </table:table-cell>
          <table:table-cell table:style-name="ce30" office:value-type="string">
            <text:p>VALIDAZIONE</text:p>
          </table:table-cell>
          <table:table-cell table:style-name="ce30" office:value-type="string">
            <text:p>RSA</text:p>
          </table:table-cell>
          <table:table-cell table:style-name="ce30" office:value-type="string">
            <text:p>VALIDAZIONE_RSA_TIMEOUT</text:p>
          </table:table-cell>
          <table:table-cell table:style-name="ce35"/>
          <table:table-cell table:style-name="ce37" office:value-type="date" office:date-value="2024-03-29">
            <text:p>29/3/2024</text:p>
          </table:table-cell>
          <table:table-cell table:style-name="ce39" office:value-type="string">
            <text:p>2024-03-29T09:12:36Z</text:p>
          </table:table-cell>
          <table:table-cell table:style-name="ce38" table:number-columns-repeated="2"/>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Timeout, contattare l'assistenza o riprovare</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token <text:s/>risulta scaduto.</text:p>
          </table:table-cell>
          <table:table-cell table:style-name="ce41" table:content-validation-name="val2"/>
          <table:table-cell table:style-name="ce47"/>
          <table:table-cell table:style-name="ce48" office:value-type="string">
            <text:p>{"type":"https://govway.org/handling-errors/401/TokenExpired.html","title":"TokenExpired","status":401,"detail":"Expired token","govway_id":"c55dc7ae-eda8-11ee-93a7-005056ae54fa"}</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49">
            <text:p>49</text:p>
          </table:table-cell>
          <table:table-cell table:style-name="ce30" office:value-type="string">
            <text:p>VALIDAZIONE</text:p>
          </table:table-cell>
          <table:table-cell table:style-name="ce30" office:value-type="string">
            <text:p>CERT_VAC</text:p>
          </table:table-cell>
          <table:table-cell table:style-name="ce30" office:value-type="string">
            <text:p>VALIDAZIONE_CERT_VAC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0">
            <text:p>50</text:p>
          </table:table-cell>
          <table:table-cell table:style-name="ce30" office:value-type="string">
            <text:p>VALIDAZIONE</text:p>
          </table:table-cell>
          <table:table-cell table:style-name="ce30" office:value-type="string">
            <text:p>SING_VAC</text:p>
          </table:table-cell>
          <table:table-cell table:style-name="ce30" office:value-type="string">
            <text:p>VALIDAZIONE_SING_VAC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1">
            <text:p>51</text:p>
          </table:table-cell>
          <table:table-cell table:style-name="ce30" office:value-type="string">
            <text:p>VALIDAZIONE</text:p>
          </table:table-cell>
          <table:table-cell table:style-name="ce30" office:value-type="string">
            <text:p>VPS</text:p>
          </table:table-cell>
          <table:table-cell table:style-name="ce30" office:value-type="string">
            <text:p>VALIDAZIONE_VPS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2">
            <text:p>52</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6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6"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3">
            <text:p>53</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7"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4">
            <text:p>54</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8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8"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5">
            <text:p>55</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9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9"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6">
            <text:p>56</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0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0"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7">
            <text:p>57</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1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1"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8">
            <text:p>58</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2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2"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9">
            <text:p>59</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3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3"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0">
            <text:p>60</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4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4"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1">
            <text:p>61</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5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5"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2">
            <text:p>62</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6_KO</text:p>
          </table:table-cell>
          <table:table-cell table:style-name="ce35"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6"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3">
            <text:p>63</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5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5"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4">
            <text:p>64</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6"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5">
            <text:p>65</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7"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6">
            <text:p>66</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7">
            <text:p>67</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8">
            <text:p>68</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0"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9">
            <text:p>69</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1_KO</text:p>
          </table:table-cell>
          <table:table-cell table:style-name="ce35" office:value-type="string">
            <text:p/>
            <text:p>Viene richiamato il servizio di validazione "https://&lt;HOST&gt;:&lt;PORT&gt;/v&lt;major&gt;/documents/validation"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1"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0">
            <text:p>70</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2"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1">
            <text:p>71</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3"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2">
            <text:p>72</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4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4"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3">
            <text:p>73</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5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5"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4">
            <text:p>74</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6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6"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5">
            <text:p>75</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5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5"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6">
            <text:p>76</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6"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7">
            <text:p>77</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7"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8">
            <text:p>78</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8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8"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9">
            <text:p>79</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0">
            <text:p>80</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 </text:p>
            <text:p/>
            <text:p>I dati utilizzati per comporre il CDA2 dovranno essere conformi alle section e le entry secondo quanto espresso nella sezione "CASO DI TEST 10"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1">
            <text:p>81</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1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 </text:p>
            <text:p><text:s/></text:p>
            <text:p>I dati utilizzati per comporre il CDA2 dovranno essere conformi alle section e le entry secondo quanto espresso nella sezione "CASO DI TEST 11"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2">
            <text:p>82</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s/></text:p>
            <text:p><text:s/></text:p>
            <text:p>I dati utilizzati per comporre il CDA2 dovranno essere conformi alle section e le entry secondo quanto espresso nella sezione "CASO DI TEST 12"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3">
            <text:p>83</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3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3"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4">
            <text:p>84</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4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4"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5">
            <text:p>85</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5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5"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6">
            <text:p>86</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6"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7">
            <text:p>87</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7"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8">
            <text:p>88</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I dati utilizzati per comporre il CDA2 dovranno essere conformi alle section e le entry secondo quanto espresso nella sezione "CASO DI TEST 18"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9">
            <text:p>89</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9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I dati utilizzati per comporre il CDA2 dovranno essere conformi alle section e le entry secondo quanto espresso nella sezione "CASO DI TEST 19"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0">
            <text:p>90</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0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I dati utilizzati per comporre il CDA2 dovranno essere conformi alle section e le entry secondo quanto espresso nella sezione "CASO DI TEST 20"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1">
            <text:p>91</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1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21"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2">
            <text:p>92</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2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2"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3">
            <text:p>93</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23"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4">
            <text:p>94</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5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5"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5">
            <text:p>95</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text:s/></text:p>
            <text:p>I dati utilizzati per comporre il CDA2 dovranno essere conformi alle section e le entry secondo quanto espresso nella sezione "CASO DI TEST 6"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6">
            <text:p>96</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7"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7">
            <text:p>97</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8">
            <text:p>98</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9"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9">
            <text:p>99</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0"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0">
            <text:p>100</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1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1"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1">
            <text:p>101</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2"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2">
            <text:p>102</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3"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3">
            <text:p>103</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4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4"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4">
            <text:p>104</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5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5"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5">
            <text:p>105</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text:s/></text:p>
            <text:p>I dati utilizzati per comporre il CDA2 dovranno essere conformi alle section e le entry secondo quanto espresso nella sezione "CASO DI TEST 16"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6">
            <text:p>106</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7"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7">
            <text:p>107</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5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5"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8">
            <text:p>108</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6"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9">
            <text:p>109</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7"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0">
            <text:p>110</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8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8"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1">
            <text:p>111</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9"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2">
            <text:p>112</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0"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3">
            <text:p>113</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1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1"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4">
            <text:p>114</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2"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5">
            <text:p>115</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3"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6">
            <text:p>116</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4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4"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7">
            <text:p>117</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5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5"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8">
            <text:p>118</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6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6"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9">
            <text:p>119</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7"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0">
            <text:p>120</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8"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1">
            <text:p>121</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9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9"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2">
            <text:p>122</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5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5"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3">
            <text:p>123</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6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6"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4">
            <text:p>124</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7"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5">
            <text:p>125</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6">
            <text:p>126</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9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9"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7">
            <text:p>127</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0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0"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8">
            <text:p>128</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1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1"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9">
            <text:p>129</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2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2"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0">
            <text:p>130</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3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3"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1">
            <text:p>131</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4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4"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2">
            <text:p>132</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5_KO</text:p>
          </table:table-cell>
          <table:table-cell table:style-name="ce35"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5"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3">
            <text:p>133</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6"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4">
            <text:p>134</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7"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5">
            <text:p>135</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8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8"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6">
            <text:p>136</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9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9"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7">
            <text:p>137</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0_KO</text:p>
          </table:table-cell>
          <table:table-cell table:style-name="ce35" office:value-type="string">
            <text:p/>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0"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8">
            <text:p>138</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1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21"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9">
            <text:p>139</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2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22"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0">
            <text:p>140</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3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23"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1">
            <text:p>141</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4_KO</text:p>
          </table:table-cell>
          <table:table-cell table:style-name="ce35" office:value-type="string">
            <text:p/>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4"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2">
            <text:p>142</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5_KO</text:p>
          </table:table-cell>
          <table:table-cell table:style-name="ce35" office:value-type="string">
            <text:p>Viene richiamato il servizio di validazione "https://&lt;HOST&gt;:&lt;PORT&gt;/v&lt;major&gt;/documents/validation"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5"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3">
            <text:p>143</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6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6"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4">
            <text:p>144</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7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7"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5">
            <text:p>145</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8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8"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6">
            <text:p>146</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9_KO</text:p>
          </table:table-cell>
          <table:table-cell table:style-name="ce35" office:value-type="string">
            <text:p/>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9"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5">
          <table:table-cell table:style-name="ce24" office:value-type="float" office:value="147">
            <text:p>147</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RSA" e "CDA2_Referto_Specialistica_Ambulatoriale_OK" presenti al path https://github.com/ministero-salute/it-fse-accreditamento.</text:p>
            <text:p/>
          </table:table-cell>
          <table:table-cell table:style-name="ce37" office:value-type="date" office:date-value="2024-03-28">
            <text:p>28/3/2024</text:p>
          </table:table-cell>
          <table:table-cell table:style-name="ce39" office:value-type="string">
            <text:p>2024-03-28T13:44:32Z</text:p>
          </table:table-cell>
          <table:table-cell table:style-name="ce38" office:value-type="string">
            <text:p>c3037c02f8a1bc32</text:p>
          </table:table-cell>
          <table:table-cell table:style-name="ce38" office:value-type="string">
            <text:p>2.16.840.1.113883.2.9.2.90.4.4.7492694d6e82f82e58a50d67417f1b0b9fc71ea940016b7a3158a95ce6a32634.4d90ecf07c^^^^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5">
          <table:table-cell table:style-name="ce24" office:value-type="float" office:value="148">
            <text:p>148</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RSA" e "CDA2_Referto_Specialistica_Ambulatoriale_OK" presenti al path https://github.com/ministero-salute/it-fse-accreditamento.</text:p>
            <text:p/>
          </table:table-cell>
          <table:table-cell table:style-name="ce37" office:value-type="date" office:date-value="2024-03-28">
            <text:p>28/3/2024</text:p>
          </table:table-cell>
          <table:table-cell table:style-name="ce39" office:value-type="string">
            <text:p>2024-03-28T13:48:50Z</text:p>
          </table:table-cell>
          <table:table-cell table:style-name="ce38" office:value-type="string">
            <text:p>54b8c357f68a89ae</text:p>
          </table:table-cell>
          <table:table-cell table:style-name="ce38" office:value-type="string">
            <text:p>2.16.840.1.113883.2.9.2.90.4.4.6f8d92e2ee9138cd0ac455a7af2a33fff940becca29e9b500465622723fea732.93869b5bde^^^^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5">
          <table:table-cell table:style-name="ce24" office:value-type="float" office:value="149">
            <text:p>149</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RSA" e "CDA2_Referto_Specialistica_Ambulatoriale_OK" presenti al path https://github.com/ministero-salute/it-fse-accreditamento.</text:p>
            <text:p/>
          </table:table-cell>
          <table:table-cell table:style-name="ce37" office:value-type="date" office:date-value="2024-03-28">
            <text:p>28/3/2024</text:p>
          </table:table-cell>
          <table:table-cell table:style-name="ce39" office:value-type="string">
            <text:p>2024-03-28T13:53:14Z</text:p>
          </table:table-cell>
          <table:table-cell table:style-name="ce38" office:value-type="string">
            <text:p>117ef82f48826fdf</text:p>
          </table:table-cell>
          <table:table-cell table:style-name="ce38" office:value-type="string">
            <text:p>2.16.840.1.113883.2.9.2.90.4.4.d3327f9d8b8f2503cd585cc4e49a8bcdc3a401a4535a9877739d77ae44c523bd.efd7c235e2^^^^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5">
          <table:table-cell table:style-name="ce24" office:value-type="float" office:value="150">
            <text:p>150</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RSA" e "CDA2_Referto_Specialistica_Ambulatoriale_OK" presenti al path https://github.com/ministero-salute/it-fse-accreditamento.</text:p>
            <text:p/>
          </table:table-cell>
          <table:table-cell table:style-name="ce37" office:value-type="date" office:date-value="2024-03-28">
            <text:p>28/3/2024</text:p>
          </table:table-cell>
          <table:table-cell table:style-name="ce39" office:value-type="string">
            <text:p>2024-03-28T13:56:46Z</text:p>
          </table:table-cell>
          <table:table-cell table:style-name="ce38" office:value-type="string">
            <text:p>302a11b07ab56a0a</text:p>
          </table:table-cell>
          <table:table-cell table:style-name="ce38" office:value-type="string">
            <text:p>2.16.840.1.113883.2.9.2.90.4.4.22ce456e634a236cbd96bbcd5b6aa7a20af14caf549fd7cf7c986f54b2368ea7.af0864efe2^^^^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6">
          <table:table-cell table:style-name="ce24" office:value-type="float" office:value="151">
            <text:p>151</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5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5"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09:12:36Z</text:p>
          </table:table-cell>
          <table:table-cell table:style-name="ce38" office:value-type="string">
            <text:p>88b51c842e01395c</text:p>
          </table:table-cell>
          <table:table-cell table:style-name="ce38" office:value-type="string">
            <text:p>2.16.840.1.113883.2.9.2.90.4.4.9374d43a974fdf0fe36f5317e2b260c453d2dd68c36f098ef37acf3e6c912a3f.802d2697c8^^^^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Livello di riservatezza del documento non presente, si prega di specificare il livello di riservatezza e riprovar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88b51c842e01395c","spanID":"88b51c842e01395c","type":"/msg/syntax","title":"Errore di sintassi.","detail":"ERROR: -1,-1 cvc-complex-type.2.4.a: Invalid content was found starting with element 'languageCode'. One of '{\"urn:hl7-org:v3\":confidentialityCode}' is expected.","status":400,"instance":"/validation/error","workflowInstanceId":"2.16.840.1.113883.2.9.2.90.4.4.9374d43a974fdf0fe36f5317e2b260c453d2dd68c36f098ef37acf3e6c912a3f.802d2697c8^^^^urn:ihe:iti:xdw:2013:workflowInstanceId"}</text:p>
          </table:table-cell>
          <table:table-cell table:style-name="ce50" office:value-type="string">
            <text:p>KO</text:p>
          </table:table-cell>
          <table:table-cell table:number-columns-repeated="1004"/>
        </table:table-row>
        <table:table-row table:style-name="ro17">
          <table:table-cell table:style-name="ce24" office:value-type="float" office:value="152">
            <text:p>152</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6"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09:35:46Z</text:p>
          </table:table-cell>
          <table:table-cell table:style-name="ce38" office:value-type="string">
            <text:p>d1afd72f765eccd2</text:p>
          </table:table-cell>
          <table:table-cell table:style-name="ce38" office:value-type="string">
            <text:p>2.16.840.1.113883.2.9.2.90.4.4.9374d43a974fdf0fe36f5317e2b260c453d2dd68c36f098ef37acf3e6c912a3f.60b5a77afa^^^^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Si è verificato un errore con l'anagrafica del paziente, si prega di contattare assistenza</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odice fiscale è sbagliato. Si procede con la correzione</text:p>
          </table:table-cell>
          <table:table-cell table:style-name="ce41" table:content-validation-name="val2"/>
          <table:table-cell table:style-name="ce47"/>
          <table:table-cell table:style-name="ce48" office:value-type="string">
            <text:p>{"traceID":"d1afd72f765eccd2","spanID":"d1afd72f765eccd2","type":"/msg/semantic","title":"Errore semantico.","detail":"[ERRORE-44| Il codice fiscale 'PROVAX00x00x0x' cittadino ed operatore deve essere costituito da 16 cifre [A-Z0-9]{16}]","status":422,"instance":"/validation/error","workflowInstanceId":"2.16.840.1.113883.2.9.2.90.4.4.9374d43a974fdf0fe36f5317e2b260c453d2dd68c36f098ef37acf3e6c912a3f.60b5a77afa^^^^urn:ihe:iti:xdw:2013:workflowInstanceId"}</text:p>
          </table:table-cell>
          <table:table-cell table:style-name="ce50" office:value-type="string">
            <text:p>KO</text:p>
          </table:table-cell>
          <table:table-cell table:number-columns-repeated="1004"/>
        </table:table-row>
        <table:table-row table:style-name="ro18">
          <table:table-cell table:style-name="ce24" office:value-type="float" office:value="153">
            <text:p>153</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7"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09:47:12Z</text:p>
          </table:table-cell>
          <table:table-cell table:style-name="ce38" office:value-type="string">
            <text:p>3128c047856ce9a3</text:p>
          </table:table-cell>
          <table:table-cell table:style-name="ce38" office:value-type="string">
            <text:p>2.16.840.1.113883.2.9.2.90.4.4.806d20a35ac1d0685c3c31cf17dde82adc4e0581aa08c6a10d4b246b79a5acfa.ed4df4cc5c^^^^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Livello di riservatezza del documento errato, contattare l'assistenza</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ampo confidentialityCode ha un attributo errato</text:p>
          </table:table-cell>
          <table:table-cell table:style-name="ce41" table:content-validation-name="val2"/>
          <table:table-cell table:style-name="ce47"/>
          <table:table-cell table:style-name="ce48" office:value-type="string">
            <text:p>{"traceID":"3128c047856ce9a3","spanID":"3128c047856ce9a3","type":"/msg/semantic","title":"Errore semantico.","detail":"[ERRORE-6| L'elemento ClinicalDocument/confidentialityCode DEVE avere l'attributo @code valorizzato con 'N' o 'V', e il @codeSystem='2.16.840.1.113883.5.25']","status":422,"instance":"/validation/error","workflowInstanceId":"2.16.840.1.113883.2.9.2.90.4.4.806d20a35ac1d0685c3c31cf17dde82adc4e0581aa08c6a10d4b246b79a5acfa.ed4df4cc5c^^^^urn:ihe:iti:xdw:2013:workflowInstanceId"}</text:p>
          </table:table-cell>
          <table:table-cell table:style-name="ce50" office:value-type="string">
            <text:p>KO</text:p>
          </table:table-cell>
          <table:table-cell table:number-columns-repeated="1004"/>
        </table:table-row>
        <table:table-row table:style-name="ro18">
          <table:table-cell table:style-name="ce24" office:value-type="float" office:value="154">
            <text:p>154</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09:55:51Z</text:p>
          </table:table-cell>
          <table:table-cell table:style-name="ce38" office:value-type="string">
            <text:p>5db0d054a0152117</text:p>
          </table:table-cell>
          <table:table-cell table:style-name="ce38" office:value-type="string">
            <text:p>2.16.840.1.113883.2.9.2.90.4.4.96c917f1f28289e8be0753ca3c5e6bde6d0db99a7718de522624d1e43a41bcda.593ffdef5a^^^^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Comune di residenza del paziente non present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5db0d054a0152117","spanID":"5db0d054a0152117","type":"/msg/semantic","title":"Errore semantico.","detail":"[ERRORE-11| L'elemento ClinicalDocument/recordTarget/patientRole/addr DEVE riportare i sotto-elementi 'country', 'city' e 'streetAddressLine' ]","status":422,"instance":"/validation/error","workflowInstanceId":"2.16.840.1.113883.2.9.2.90.4.4.96c917f1f28289e8be0753ca3c5e6bde6d0db99a7718de522624d1e43a41bcda.593ffdef5a^^^^urn:ihe:iti:xdw:2013:workflowInstanceId"}</text:p>
          </table:table-cell>
          <table:table-cell table:style-name="ce50" office:value-type="string">
            <text:p>KO</text:p>
          </table:table-cell>
          <table:table-cell table:number-columns-repeated="1004"/>
        </table:table-row>
        <table:table-row table:style-name="ro16">
          <table:table-cell table:style-name="ce24" office:value-type="float" office:value="155">
            <text:p>155</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01:31Z</text:p>
          </table:table-cell>
          <table:table-cell table:style-name="ce38" office:value-type="string">
            <text:p>27d1d780f048126c</text:p>
          </table:table-cell>
          <table:table-cell table:style-name="ce38" office:value-type="string">
            <text:p>2.16.840.1.113883.2.9.2.90.4.4.ce640acc25f487729d56d80a65b5031ce4bc71e0732c46d282ce237b47dcf721.35f0bae6dd^^^^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me del paziente non presente</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ampo nome del paziente non è presente</text:p>
          </table:table-cell>
          <table:table-cell table:style-name="ce41" table:content-validation-name="val2"/>
          <table:table-cell table:style-name="ce47"/>
          <table:table-cell table:style-name="ce48" office:value-type="string">
            <text:p>{"traceID":"27d1d780f048126c","spanID":"27d1d780f048126c","type":"/msg/semantic","title":"Errore semantico.","detail":"[ERRORE-14| L'elemento ClinicalDocument/recordTaget/patientRole/patient/name DEVE riportare gli elementi 'given' e 'family']","status":422,"instance":"/validation/error","workflowInstanceId":"2.16.840.1.113883.2.9.2.90.4.4.ce640acc25f487729d56d80a65b5031ce4bc71e0732c46d282ce237b47dcf721.35f0bae6dd^^^^urn:ihe:iti:xdw:2013:workflowInstanceId"}</text:p>
          </table:table-cell>
          <table:table-cell table:style-name="ce50" office:value-type="string">
            <text:p>KO</text:p>
          </table:table-cell>
          <table:table-cell table:number-columns-repeated="1004"/>
        </table:table-row>
        <table:table-row table:style-name="ro17">
          <table:table-cell table:style-name="ce24" office:value-type="float" office:value="156">
            <text:p>156</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0"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05:44Z</text:p>
          </table:table-cell>
          <table:table-cell table:style-name="ce38" office:value-type="string">
            <text:p>96b802139dd226a8</text:p>
          </table:table-cell>
          <table:table-cell table:style-name="ce38" office:value-type="string">
            <text:p>2.16.840.1.113883.2.9.2.90.4.4.7d8745c84982fa4e3d09e2bb401b6f8924b983ebdbb615b919f12d85f0fcbd3c.151961d056^^^^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Sesso del paziente codificato erroneamente</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ampo GenderCode <text:s/>ha un attributo errato</text:p>
          </table:table-cell>
          <table:table-cell table:style-name="ce41" table:content-validation-name="val2"/>
          <table:table-cell table:style-name="ce47"/>
          <table:table-cell table:style-name="ce48" office:value-type="string">
            <text:p>{"traceID":"96b802139dd226a8","spanID":"96b802139dd226a8","type":"/msg/vocabulary","title":"Errore vocabolario.","detail":"Almeno uno dei seguenti vocaboli non è censito: [CodeSystem: 2.16.840.1.113883.5.1 v2.1.0, Codes: NB]","status":400,"instance":"/validation/error","workflowInstanceId":"2.16.840.1.113883.2.9.2.90.4.4.7d8745c84982fa4e3d09e2bb401b6f8924b983ebdbb615b919f12d85f0fcbd3c.151961d056^^^^urn:ihe:iti:xdw:2013:workflowInstanceId"}</text:p>
          </table:table-cell>
          <table:table-cell table:style-name="ce50" office:value-type="string">
            <text:p>KO</text:p>
          </table:table-cell>
          <table:table-cell table:number-columns-repeated="1004"/>
        </table:table-row>
        <table:table-row table:style-name="ro19">
          <table:table-cell table:style-name="ce24" office:value-type="float" office:value="157">
            <text:p>157</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1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1"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12:07Z</text:p>
          </table:table-cell>
          <table:table-cell table:style-name="ce38" office:value-type="string">
            <text:p>a62c327065f705d0</text:p>
          </table:table-cell>
          <table:table-cell table:style-name="ce38" office:value-type="string">
            <text:p>2.16.840.1.113883.2.9.2.90.4.4.3ebf18cbbe454aa72a0a4eb9e5fca68637184dbf4b58d23b86d3bdae1a0dae00.bd54e6af38^^^^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stato specificato l'intervallo temporale attinente le allergie, specificarlo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a62c327065f705d0","spanID":"a62c327065f705d0","type":"/msg/semantic","title":"Errore semantico.","detail":"[ERRORE-b53| Sotto-sezione Allergie: l'elemento entry/act/entryRelationship/observation/effectiveTime deve essere presente e deve avere l'elemento 'low' valorizzato ]","status":422,"instance":"/validation/error","workflowInstanceId":"2.16.840.1.113883.2.9.2.90.4.4.3ebf18cbbe454aa72a0a4eb9e5fca68637184dbf4b58d23b86d3bdae1a0dae00.bd54e6af38^^^^urn:ihe:iti:xdw:2013:workflowInstanceId"}</text:p>
          </table:table-cell>
          <table:table-cell table:style-name="ce50" office:value-type="string">
            <text:p>KO</text:p>
          </table:table-cell>
          <table:table-cell table:number-columns-repeated="1004"/>
        </table:table-row>
        <table:table-row table:style-name="ro18">
          <table:table-cell table:style-name="ce24" office:value-type="float" office:value="158">
            <text:p>158</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2"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16:27Z</text:p>
          </table:table-cell>
          <table:table-cell table:style-name="ce38" office:value-type="string">
            <text:p>2a47696e4e2601ec</text:p>
          </table:table-cell>
          <table:table-cell table:style-name="ce38" office:value-type="string">
            <text:p>2.16.840.1.113883.2.9.2.90.4.4.9a7e14d40d3b677cbfc2de804d7f9543d15739dd1c58a7bc6cc2d43ec4cd64fb.254b742da8^^^^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stata specificata la priorità della richiesta</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2a47696e4e2601ec","spanID":"2a47696e4e2601ec","type":"/msg/semantic","title":"Errore semantico.","detail":"[ERRORE-38| inFulfillmentOf/order/priorityCode DEVE avere l'attributo '@codeSystem='2.16.840.1.113883.5.7' e @code valorizzato con uno dei seguenti valori: 'R'|'P'|'UR'|'EM' ]","status":422,"instance":"/validation/error","workflowInstanceId":"2.16.840.1.113883.2.9.2.90.4.4.9a7e14d40d3b677cbfc2de804d7f9543d15739dd1c58a7bc6cc2d43ec4cd64fb.254b742da8^^^^urn:ihe:iti:xdw:2013:workflowInstanceId"}</text:p>
          </table:table-cell>
          <table:table-cell table:style-name="ce50" office:value-type="string">
            <text:p>KO</text:p>
          </table:table-cell>
          <table:table-cell table:number-columns-repeated="1004"/>
        </table:table-row>
        <table:table-row table:style-name="ro20">
          <table:table-cell table:style-name="ce24" office:value-type="float" office:value="159">
            <text:p>159</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3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3"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31:15Z</text:p>
          </table:table-cell>
          <table:table-cell table:style-name="ce38" office:value-type="string">
            <text:p>d70d8620735ce992</text:p>
          </table:table-cell>
          <table:table-cell table:style-name="ce38" office:value-type="string">
            <text:p>2.16.840.1.113883.2.9.2.90.4.4.dc4accb8c72fb2870ed2d043d0e9511a2b534137a2877bdb59ece8209164125e.7eb7ffb9df^^^^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stato inserito il codice di richiesta </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70d8620735ce992","spanID":"d70d8620735ce992","type":"/msg/syntax","title":"Errore di sintassi.","detail":"ERROR: -1,-1 cvc-minLength-valid: Value '' with length = '0' is not facet-valid with respect to minLength '1' for type 'st'.,ERROR: -1,-1 cvc-attribute.3: The value '' of attribute 'extension' on element 'id' is not valid with respect to its type, 'st'.","status":400,"instance":"/validation/error","workflowInstanceId":"2.16.840.1.113883.2.9.2.90.4.4.dc4accb8c72fb2870ed2d043d0e9511a2b534137a2877bdb59ece8209164125e.7eb7ffb9df^^^^urn:ihe:iti:xdw:2013:workflowInstanceId"}</text:p>
          </table:table-cell>
          <table:table-cell table:style-name="ce50" office:value-type="string">
            <text:p>KO</text:p>
          </table:table-cell>
          <table:table-cell table:number-columns-repeated="1004"/>
        </table:table-row>
        <table:table-row table:style-name="ro19">
          <table:table-cell table:style-name="ce24" office:value-type="float" office:value="160">
            <text:p>160</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4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4"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38:19Z</text:p>
          </table:table-cell>
          <table:table-cell table:style-name="ce38" office:value-type="string">
            <text:p>d95aa63ad18b869d</text:p>
          </table:table-cell>
          <table:table-cell table:style-name="ce38" office:value-type="string">
            <text:p>2.16.840.1.113883.2.9.2.90.4.4.f0cd6ab51c8db0a20dc8a659a8b99b0890a115bb89c29f454eebaa68286fc31e.9fb785a04d^^^^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Codice prestazione non present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95aa63ad18b869d","spanID":"d95aa63ad18b869d","type":"/msg/syntax","title":"Errore di sintassi.","detail":"ERROR: -1,-1 cvc-pattern-valid: Value '' is not facet-valid with respect to pattern '[^\\s]+' for type 'cs'.,ERROR: -1,-1 cvc-attribute.3: The value '' of attribute 'code' on element 'code' is not valid with respect to its type, 'cs'.","status":400,"instance":"/validation/error","workflowInstanceId":"2.16.840.1.113883.2.9.2.90.4.4.f0cd6ab51c8db0a20dc8a659a8b99b0890a115bb89c29f454eebaa68286fc31e.9fb785a04d^^^^urn:ihe:iti:xdw:2013:workflowInstanceId"}</text:p>
          </table:table-cell>
          <table:table-cell table:style-name="ce50" office:value-type="string">
            <text:p>KO</text:p>
          </table:table-cell>
          <table:table-cell table:number-columns-repeated="1004"/>
        </table:table-row>
        <table:table-row table:style-name="ro16">
          <table:table-cell table:style-name="ce24" office:value-type="float" office:value="161">
            <text:p>161</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5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5"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41:40Z</text:p>
          </table:table-cell>
          <table:table-cell table:style-name="ce38" office:value-type="string">
            <text:p>dea9ea62acf6bdeb</text:p>
          </table:table-cell>
          <table:table-cell table:style-name="ce38" office:value-type="string">
            <text:p>2.16.840.1.113883.2.9.2.90.4.4.a09d2be216f3a1d4e3a479d3b976f3858ca66dde74bcc672e480535b5356f351.3653dbcb0f^^^^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Referto non presente, si prega di inserirlo</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ea9ea62acf6bdeb","spanID":"dea9ea62acf6bdeb","type":"/msg/semantic","title":"Errore semantico.","detail":"[ERRORE-b4| Sezione Referto: la sezione DEVE essere presente],[ERRORE-b5| Sezione Referto: la sezione DEVE contenere un elemento 'text']","status":422,"instance":"/validation/error","workflowInstanceId":"2.16.840.1.113883.2.9.2.90.4.4.a09d2be216f3a1d4e3a479d3b976f3858ca66dde74bcc672e480535b5356f351.3653dbcb0f^^^^urn:ihe:iti:xdw:2013:workflowInstanceId"}</text:p>
          </table:table-cell>
          <table:table-cell table:style-name="ce50" office:value-type="string">
            <text:p>KO</text:p>
          </table:table-cell>
          <table:table-cell table:number-columns-repeated="1004"/>
        </table:table-row>
        <table:table-row table:style-name="ro17">
          <table:table-cell table:style-name="ce24" office:value-type="float" office:value="162">
            <text:p>162</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6"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44:24Z</text:p>
          </table:table-cell>
          <table:table-cell table:style-name="ce38" office:value-type="string">
            <text:p>dc47a9582693fb46</text:p>
          </table:table-cell>
          <table:table-cell table:style-name="ce38" office:value-type="string">
            <text:p>2.16.840.1.113883.2.9.2.90.4.4.b9d395f100ed990f318df80bc32dd2ed38a185482c6a58562869d2f473cee00c.01ab7b0e14^^^^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presente il quesito diagnostico, si prega di inserirlo</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c47a9582693fb46","spanID":"dc47a9582693fb46","type":"/msg/semantic","title":"Errore semantico.","detail":"[ERRORE-b6| Sezione Quesito Diagnostico: la sezione DEVE contenere un elemento 'text']","status":422,"instance":"/validation/error","workflowInstanceId":"2.16.840.1.113883.2.9.2.90.4.4.b9d395f100ed990f318df80bc32dd2ed38a185482c6a58562869d2f473cee00c.01ab7b0e14^^^^urn:ihe:iti:xdw:2013:workflowInstanceId"}</text:p>
          </table:table-cell>
          <table:table-cell table:style-name="ce50" office:value-type="string">
            <text:p>KO</text:p>
          </table:table-cell>
          <table:table-cell table:number-columns-repeated="1004"/>
        </table:table-row>
        <table:table-row table:style-name="ro21">
          <table:table-cell table:style-name="ce24" office:value-type="float" office:value="163">
            <text:p>163</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7"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53:50Z</text:p>
          </table:table-cell>
          <table:table-cell table:style-name="ce38" office:value-type="string">
            <text:p>e83ac9902a8fc5df</text:p>
          </table:table-cell>
          <table:table-cell table:style-name="ce38" office:value-type="string">
            <text:p>2.16.840.1.113883.2.9.2.90.4.4.3b19da2f1c36097ef3c83b42cacf64a49fb291f377372cb8b890715926f31f2c.57a2fc807d^^^^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E' necessario specificare le prestazioni eseguite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e83ac9902a8fc5df","spanID":"e83ac9902a8fc5df","type":"/msg/semantic","title":"Errore semantico.","detail":"[ERRORE-b3| Sezione Prestazioni: la sezione DEVE contenere un elemento 'entry']","status":422,"instance":"/validation/error","workflowInstanceId":"2.16.840.1.113883.2.9.2.90.4.4.3b19da2f1c36097ef3c83b42cacf64a49fb291f377372cb8b890715926f31f2c.57a2fc807d^^^^urn:ihe:iti:xdw:2013:workflowInstanceId"}</text:p>
          </table:table-cell>
          <table:table-cell table:style-name="ce50" office:value-type="string">
            <text:p>KO</text:p>
          </table:table-cell>
          <table:table-cell table:number-columns-repeated="1004"/>
        </table:table-row>
        <table:table-row table:style-name="ro18">
          <table:table-cell table:style-name="ce24" office:value-type="float" office:value="164">
            <text:p>164</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8"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56:36Z</text:p>
          </table:table-cell>
          <table:table-cell table:style-name="ce38" office:value-type="string">
            <text:p>da102f58cff77479</text:p>
          </table:table-cell>
          <table:table-cell table:style-name="ce38" office:value-type="string">
            <text:p>2.16.840.1.113883.2.9.2.90.4.4.726a45c8cd744f5dc198a4810a0c12a04411f9ee9d1e8fd47eabf7c3df5d75fa.177519fa18^^^^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E' necessario specificare le date relative alle anamnesi della storia clinica, si prega di correggere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a102f58cff77479","spanID":"da102f58cff77479","type":"/msg/semantic","title":"Errore semantico.","detail":"[ERRORE-b26| Sezione Storia Clinica: l'elemento entry/observation/effectiveTime deve essere presente e deve avere l'elemento 'low' valorizzato]","status":422,"instance":"/validation/error","workflowInstanceId":"2.16.840.1.113883.2.9.2.90.4.4.726a45c8cd744f5dc198a4810a0c12a04411f9ee9d1e8fd47eabf7c3df5d75fa.177519fa18^^^^urn:ihe:iti:xdw:2013:workflowInstanceId"}</text:p>
          </table:table-cell>
          <table:table-cell table:style-name="ce50" office:value-type="string">
            <text:p>KO</text:p>
          </table:table-cell>
          <table:table-cell table:number-columns-repeated="1004"/>
        </table:table-row>
        <table:table-row table:style-name="ro1">
          <table:table-cell table:style-name="ce24" office:value-type="float" office:value="165">
            <text:p>165</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9"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59:41Z</text:p>
          </table:table-cell>
          <table:table-cell table:style-name="ce38" office:value-type="string">
            <text:p>5226631cff11e7e9</text:p>
          </table:table-cell>
          <table:table-cell table:style-name="ce38" office:value-type="string">
            <text:p>2.16.840.1.113883.2.9.2.90.4.4.c93555868ca637d26047ef7ce6fb2d623013f990031c954b2ed8767fc91c4a23.06638386fa^^^^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specificato il grado di parentela nell'anamesi familiare, si prega di correggere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5226631cff11e7e9","spanID":"5226631cff11e7e9","type":"/msg/semantic","title":"Errore semantico.","detail":"[ERRORE-b36| Sezione Storia Clinica: l'elemento entry/organizer/subject/relatedSubject deve avere l'attributo @classCode='PRS' e deve contenere l'elemento 'code']","status":422,"instance":"/validation/error","workflowInstanceId":"2.16.840.1.113883.2.9.2.90.4.4.c93555868ca637d26047ef7ce6fb2d623013f990031c954b2ed8767fc91c4a23.06638386fa^^^^urn:ihe:iti:xdw:2013:workflowInstanceId"}</text:p>
          </table:table-cell>
          <table:table-cell table:style-name="ce50" office:value-type="string">
            <text:p>KO</text:p>
          </table:table-cell>
          <table:table-cell table:number-columns-repeated="1004"/>
        </table:table-row>
        <table:table-row table:style-name="ro22">
          <table:table-cell table:style-name="ce24" office:value-type="float" office:value="166">
            <text:p>166</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0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0"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1:04:04Z</text:p>
          </table:table-cell>
          <table:table-cell table:style-name="ce38" office:value-type="string">
            <text:p>65b9394b14451982</text:p>
          </table:table-cell>
          <table:table-cell table:style-name="ce38" office:value-type="string">
            <text:p>2.16.840.1.113883.2.9.2.90.4.4.68d941cb75cb7fe7493a7bc190ffe3cb301c390a76404f3b75c1c17d5ca86220.71e4ff592a^^^^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Specificare l'intervallo temporale in cui si è verificata l'allergia o l'intolleranza</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65b9394b14451982","spanID":"65b9394b14451982","type":"/msg/semantic","title":"Errore semantico.","detail":"[ERRORE-b53| Sotto-sezione Allergie: l'elemento entry/act/entryRelationship/observation/effectiveTime deve essere presente e deve avere l'elemento 'low' valorizzato ]","status":422,"instance":"/validation/error","workflowInstanceId":"2.16.840.1.113883.2.9.2.90.4.4.68d941cb75cb7fe7493a7bc190ffe3cb301c390a76404f3b75c1c17d5ca86220.71e4ff592a^^^^urn:ihe:iti:xdw:2013:workflowInstanceId"}</text:p>
          </table:table-cell>
          <table:table-cell table:style-name="ce50" office:value-type="string">
            <text:p>KO</text:p>
          </table:table-cell>
          <table:table-cell table:number-columns-repeated="1004"/>
        </table:table-row>
        <table:table-row table:style-name="ro1">
          <table:table-cell table:style-name="ce24" office:value-type="float" office:value="167">
            <text:p>167</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1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1"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1:06:14Z</text:p>
          </table:table-cell>
          <table:table-cell table:style-name="ce38" office:value-type="string">
            <text:p>07bc99e4428db66b</text:p>
          </table:table-cell>
          <table:table-cell table:style-name="ce38" office:value-type="string">
            <text:p>2.16.840.1.113883.2.9.2.90.4.4.b1be6a4a2408404bc3ddfb491ba0384acc1e051d041a70c3f5646c56e9c609ac.8e7dc97386^^^^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presente l'agente che ha scatenato l'allergia, si prega di inserirlo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07bc99e4428db66b","spanID":"07bc99e4428db66b","type":"/msg/semantic","title":"Errore semantico.","detail":"[ERRORE-b57| Sotto-sezione Allergie: entry/act/entryRelationship/observation deve contenere almeno un elemento 'participant']","status":422,"instance":"/validation/error","workflowInstanceId":"2.16.840.1.113883.2.9.2.90.4.4.b1be6a4a2408404bc3ddfb491ba0384acc1e051d041a70c3f5646c56e9c609ac.8e7dc97386^^^^urn:ihe:iti:xdw:2013:workflowInstanceId"}</text:p>
          </table:table-cell>
          <table:table-cell table:style-name="ce50" office:value-type="string">
            <text:p>KO</text:p>
          </table:table-cell>
          <table:table-cell table:number-columns-repeated="1004"/>
        </table:table-row>
        <table:table-row table:style-name="ro1">
          <table:table-cell table:style-name="ce24" office:value-type="float" office:value="168">
            <text:p>168</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2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2"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1:08:26Z</text:p>
          </table:table-cell>
          <table:table-cell table:style-name="ce38" office:value-type="string">
            <text:p>a1a98154dff50719</text:p>
          </table:table-cell>
          <table:table-cell table:style-name="ce38" office:value-type="string">
            <text:p>2.16.840.1.113883.2.9.2.90.4.4.3e6c88ecb62c56d10194a57dd29f8605ce5e1bb397d42f26784f7b73de3fc817.f1796759fc^^^^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Codice ICD-9CM della diagnosi errato, si prega di correggere e ripor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a1a98154dff50719","spanID":"a1a98154dff50719","type":"/msg/vocabulary","title":"Errore vocabolario.","detail":"Almeno uno dei seguenti vocaboli non è censito: [CodeSystem: 2.16.840.1.113883.6.103, Codes: XX]","status":400,"instance":"/validation/error","workflowInstanceId":"2.16.840.1.113883.2.9.2.90.4.4.3e6c88ecb62c56d10194a57dd29f8605ce5e1bb397d42f26784f7b73de3fc817.f1796759fc^^^^urn:ihe:iti:xdw:2013:workflowInstanceId"}</text:p>
          </table:table-cell>
          <table:table-cell table:style-name="ce50" office:value-type="string">
            <text:p>KO</text:p>
          </table:table-cell>
          <table:table-cell table:number-columns-repeated="1004"/>
        </table:table-row>
        <table:table-row table:style-name="ro1">
          <table:table-cell table:style-name="ce24" office:value-type="float" office:value="169">
            <text:p>169</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3"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1:11:05Z</text:p>
          </table:table-cell>
          <table:table-cell table:style-name="ce38" office:value-type="string">
            <text:p>b1309f2252985d1a</text:p>
          </table:table-cell>
          <table:table-cell table:style-name="ce38" office:value-type="string">
            <text:p>2.16.840.1.113883.2.9.2.90.4.4.3d9a8ca4c7c530f9653a8408c3f0355bd93068c1a66ec0e512a962f35e1cca72.eb767d50e3^^^^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Codice autenticazione errato, contattare assistenza</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ampo signatureCode ha un attributo errato</text:p>
          </table:table-cell>
          <table:table-cell table:style-name="ce41" table:content-validation-name="val2"/>
          <table:table-cell table:style-name="ce47"/>
          <table:table-cell table:style-name="ce48" office:value-type="string">
            <text:p>{"traceID":"b1309f2252985d1a","spanID":"b1309f2252985d1a","type":"/msg/semantic","title":"Errore semantico.","detail":"[ERRORE-30| L'elemento ClinicalDocument/legalAuthenticator/signatureCode deve essere valorizzato con il codice \"S\" ]","status":422,"instance":"/validation/error","workflowInstanceId":"2.16.840.1.113883.2.9.2.90.4.4.3d9a8ca4c7c530f9653a8408c3f0355bd93068c1a66ec0e512a962f35e1cca72.eb767d50e3^^^^urn:ihe:iti:xdw:2013:workflowInstanceId"}</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170">
            <text:p>170</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1">
            <text:p>171</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2">
            <text:p>172</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3">
            <text:p>173</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4">
            <text:p>174</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5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5"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5">
            <text:p>175</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6"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6">
            <text:p>176</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7"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7">
            <text:p>177</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8">
            <text:p>178</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9">
            <text:p>179</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0"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0">
            <text:p>180</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1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1"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1">
            <text:p>181</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2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2"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2">
            <text:p>182</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3"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3">
            <text:p>183</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4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4"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4">
            <text:p>184</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5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5"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5">
            <text:p>185</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6"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6">
            <text:p>186</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7"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7">
            <text:p>187</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8"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8">
            <text:p>188</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9"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9">
            <text:p>189</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2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0"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90">
            <text:p>190</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21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1"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91">
            <text:p>191</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TRASF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OK" riportata nei documenti "Caso di test - Trasfusionale" e "CDA2_Trasfusionale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23" table:visibility="filter">
          <table:table-cell table:style-name="ce24" office:value-type="float" office:value="192">
            <text:p>192</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LAB1.pdf" presente al path https://github.com/ministero-salute/it-fse-accreditamento; </text:p>
            <text:p>▪per comporre i metadati contenente la RequestBody utilizzare il json "LAB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24" table:visibility="filter">
          <table:table-cell table:style-name="ce24" office:value-type="float" office:value="193">
            <text:p>193</text:p>
          </table:table-cell>
          <table:table-cell table:style-name="ce30" office:value-type="string">
            <text:p>PUBBLICAZIONE_SOSTITUZIONE</text:p>
          </table:table-cell>
          <table:table-cell table:style-name="ce30" office:value-type="string">
            <text:p>LAB</text:p>
          </table:table-cell>
          <table:table-cell table:style-name="ce30" office:value-type="string">
            <text:p>PUBBLICAZIONE_SOSTITUZIONE_CDA2_LAB_CT1</text:p>
          </table:table-cell>
          <table:table-cell table:style-name="ce35" office:value-type="string">
            <text:p>Prerequisiti: si esegue con esito positivo il caso di test PUBBLICAZIONE_CREAZIONE_CDA2_LAB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LAB2.pdf" presente al path https://github.com/ministero-salute/it-fse-accreditamento; </text:p>
            <text:p>▪per comporre i metadati contenente la RequestBody utilizzare il json "LAB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4">
            <text:p>194</text:p>
          </table:table-cell>
          <table:table-cell table:style-name="ce30" office:value-type="string">
            <text:p>AGGIORNAMENTO_METADATI</text:p>
          </table:table-cell>
          <table:table-cell table:style-name="ce30" office:value-type="string">
            <text:p>LAB</text:p>
          </table:table-cell>
          <table:table-cell table:style-name="ce30" office:value-type="string">
            <text:p>AGGIORNAMENTO_METADATI_CDA2_LAB_CT1</text:p>
          </table:table-cell>
          <table:table-cell table:style-name="ce35" office:value-type="string">
            <text:p>Prerequisito: si esegue con esito positivo il caso di test PUBBLICAZIONE_CREAZIONE_CDA2_LAB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5">
            <text:p>195</text:p>
          </table:table-cell>
          <table:table-cell table:style-name="ce30" office:value-type="string">
            <text:p>ELIMINAZIONE</text:p>
          </table:table-cell>
          <table:table-cell table:style-name="ce30" office:value-type="string">
            <text:p>LAB</text:p>
          </table:table-cell>
          <table:table-cell table:style-name="ce30" office:value-type="string">
            <text:p>ELIMINAZIONE_CDA2_LAB_CT1</text:p>
          </table:table-cell>
          <table:table-cell table:style-name="ce35" office:value-type="string">
            <text:p>Prerequisito: si esegue con esito positivo il caso di test PUBBLICAZIONE_CREAZIONE_CDA2_LAB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6">
            <text:p>196</text:p>
          </table:table-cell>
          <table:table-cell table:style-name="ce30" office:value-type="string">
            <text:p>OSCURAMENTO</text:p>
          </table:table-cell>
          <table:table-cell table:style-name="ce30" office:value-type="string">
            <text:p>LAB</text:p>
          </table:table-cell>
          <table:table-cell table:style-name="ce30" office:value-type="string">
            <text:p>OSCURAMENTO_CDA2_LAB_CT1</text:p>
          </table:table-cell>
          <table:table-cell table:style-name="ce35" office:value-type="string">
            <text:p>Prerequisito: si esegue con esito positivo il caso di test PUBBLICAZIONE_CREAZIONE_CDA2_LAB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7">
            <text:p>197</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98">
            <text:p>198</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99">
            <text:p>199</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4_KO</text:p>
          </table:table-cell>
          <table:table-cell table:style-name="ce35" office:value-type="string">
            <text:p>Prerequisiti: eseguire il caso di test PUBBLICAZIONE_CREAZIONE_CDA2_LAB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0">
            <text:p>200</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1">
            <text:p>201</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2">
            <text:p>202</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3">
            <text:p>203</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4">
            <text:p>204</text:p>
          </table:table-cell>
          <table:table-cell table:style-name="ce30" office:value-type="string">
            <text:p>ELIMINAZIONE</text:p>
          </table:table-cell>
          <table:table-cell table:style-name="ce30" office:value-type="string">
            <text:p>LAB</text:p>
          </table:table-cell>
          <table:table-cell table:style-name="ce30" office:value-type="string">
            <text:p>ELIMINAZIONE_CDA2_LAB_CT2_KO</text:p>
          </table:table-cell>
          <table:table-cell table:style-name="ce35" office:value-type="string">
            <text:p/>
            <text:p>Viene richiamato il servizio di Eliminazione Documento "https://&lt;HOST&gt;:&lt;PORT&gt;/v&lt;major&gt;/documents/&lt;idDoc&gt;" al fine di testare la cancellazione di un documento CDA2 <text:s/>NON precedentemente pubblicato. L'invocazione del servizio comporterà un esito KO (status code 404), secondo quanto descritto in https://github.com/ministero-salute/it-fse-support/tree/main/doc/integrazione-gateway.</text:p>
            <text:p/>
            <text:p>Il campo "idDoc" 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5">
            <text:p>205</text:p>
          </table:table-cell>
          <table:table-cell table:style-name="ce30" office:value-type="string">
            <text:p>AGGIORNAMENTO_METADATI</text:p>
          </table:table-cell>
          <table:table-cell table:style-name="ce30" office:value-type="string">
            <text:p>LAB</text:p>
          </table:table-cell>
          <table:table-cell table:style-name="ce30" office:value-type="string">
            <text:p>AGGIORNAMENTO_METADATI_CDA2_LAB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6">
            <text:p>206</text:p>
          </table:table-cell>
          <table:table-cell table:style-name="ce30" office:value-type="string">
            <text:p>PUBBLICAZIONE_SOSTITUZIONE</text:p>
          </table:table-cell>
          <table:table-cell table:style-name="ce30" office:value-type="string">
            <text:p>LAB</text:p>
          </table:table-cell>
          <table:table-cell table:style-name="ce30" office:value-type="string">
            <text:p>PUBBLICAZIONE_SOSTITUZIONE_CDA2_LAB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
            <text:p>Per la richiesta, se il fornitore non ha la possibilità di avere a disposizione un documento validato da utilizzare, è possibile:</text:p>
            <text:p>▪utilizzare il documento "SIGNED_LAB2.pdf" presente al path https://github.com/ministero-salute/it-fse-accreditamento; </text:p>
            <text:p>▪comporre i metadati contenente la RequestBody utilizzando il json "LAB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7">
            <text:p>207</text:p>
          </table:table-cell>
          <table:table-cell table:style-name="ce30" office:value-type="string">
            <text:p>OSCURAMENTO</text:p>
          </table:table-cell>
          <table:table-cell table:style-name="ce30" office:value-type="string">
            <text:p>LAB</text:p>
          </table:table-cell>
          <table:table-cell table:style-name="ce30" office:value-type="string">
            <text:p>OSCURAMENTO_CDA2_LAB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25" table:visibility="filter">
          <table:table-cell table:style-name="ce24" office:value-type="float" office:value="208">
            <text:p>208</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LDO1.pdf" presente al path https://github.com/ministero-salute/it-fse-accreditamento; </text:p>
            <text:p>▪per comporre i metadati contenente la RequestBody utilizzare il json "LDO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09">
            <text:p>209</text:p>
          </table:table-cell>
          <table:table-cell table:style-name="ce30" office:value-type="string">
            <text:p>PUBBLICAZIONE_SOSTITUZIONE</text:p>
          </table:table-cell>
          <table:table-cell table:style-name="ce30" office:value-type="string">
            <text:p>LDO</text:p>
          </table:table-cell>
          <table:table-cell table:style-name="ce30" office:value-type="string">
            <text:p>PUBBLICAZIONE_SOSTITUZIONE_CDA2_LDO_CT1</text:p>
          </table:table-cell>
          <table:table-cell table:style-name="ce35" office:value-type="string">
            <text:p>Prerequisiti: si esegue con esito positivo il caso di test PUBBLICAZIONE_CREAZIONE_CDA2_LDO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LDO2.pdf" presente al path https://github.com/ministero-salute/it-fse-accreditamento; </text:p>
            <text:p>▪per comporre i metadati contenente la RequestBody utilizzare il json "LDO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26" table:visibility="filter">
          <table:table-cell table:style-name="ce24" office:value-type="float" office:value="210">
            <text:p>210</text:p>
          </table:table-cell>
          <table:table-cell table:style-name="ce30" office:value-type="string">
            <text:p>AGGIORNAMENTO_METADATI</text:p>
          </table:table-cell>
          <table:table-cell table:style-name="ce30" office:value-type="string">
            <text:p>LDO</text:p>
          </table:table-cell>
          <table:table-cell table:style-name="ce30" office:value-type="string">
            <text:p>AGGIORNAMENTO_METADATI_CDA2_LDO_CT1</text:p>
          </table:table-cell>
          <table:table-cell table:style-name="ce35" office:value-type="string">
            <text:p>Prerequisito: si esegue con esito positivo il caso di test PUBBLICAZIONE_CREAZIONE_CDA2_LDO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11">
            <text:p>211</text:p>
          </table:table-cell>
          <table:table-cell table:style-name="ce30" office:value-type="string">
            <text:p>ELIMINAZIONE</text:p>
          </table:table-cell>
          <table:table-cell table:style-name="ce30" office:value-type="string">
            <text:p>LDO</text:p>
          </table:table-cell>
          <table:table-cell table:style-name="ce30" office:value-type="string">
            <text:p>ELIMINAZIONE_CDA2_LDO_CT1</text:p>
          </table:table-cell>
          <table:table-cell table:style-name="ce35" office:value-type="string">
            <text:p>Prerequisito: si esegue con esito positivo il caso di test PUBBLICAZIONE_CREAZIONE_CDA2_LDO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27" table:visibility="filter">
          <table:table-cell table:style-name="ce24" office:value-type="float" office:value="212">
            <text:p>212</text:p>
          </table:table-cell>
          <table:table-cell table:style-name="ce30" office:value-type="string">
            <text:p>OSCURAMENTO</text:p>
          </table:table-cell>
          <table:table-cell table:style-name="ce30" office:value-type="string">
            <text:p>LDO</text:p>
          </table:table-cell>
          <table:table-cell table:style-name="ce30" office:value-type="string">
            <text:p>OSCURAMENTO_CDA2_LDO_CT1</text:p>
          </table:table-cell>
          <table:table-cell table:style-name="ce35" office:value-type="string">
            <text:p>Prerequisito: si esegue con esito positivo il caso di test PUBBLICAZIONE_CREAZIONE_CDA2_LDO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13">
            <text:p>213</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4">
            <text:p>214</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5">
            <text:p>215</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4_KO</text:p>
          </table:table-cell>
          <table:table-cell table:style-name="ce35" office:value-type="string">
            <text:p>Prerequisiti: eseguire il caso di test PUBBLICAZIONE_CREAZIONE_CDA2_LDO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6">
            <text:p>216</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7">
            <text:p>217</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8">
            <text:p>218</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9">
            <text:p>219</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20">
            <text:p>220</text:p>
          </table:table-cell>
          <table:table-cell table:style-name="ce30" office:value-type="string">
            <text:p>ELIMINAZIONE</text:p>
          </table:table-cell>
          <table:table-cell table:style-name="ce30" office:value-type="string">
            <text:p>LDO</text:p>
          </table:table-cell>
          <table:table-cell table:style-name="ce30" office:value-type="string">
            <text:p>ELIMINAZIONE_CDA2_LDO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28" table:visibility="filter">
          <table:table-cell table:style-name="ce24" office:value-type="float" office:value="221">
            <text:p>221</text:p>
          </table:table-cell>
          <table:table-cell table:style-name="ce30" office:value-type="string">
            <text:p>AGGIORNAMENTO_METADATI</text:p>
          </table:table-cell>
          <table:table-cell table:style-name="ce30" office:value-type="string">
            <text:p>LDO</text:p>
          </table:table-cell>
          <table:table-cell table:style-name="ce30" office:value-type="string">
            <text:p>AGGIORNAMENTO_METADATI_CDA2_LDO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22">
            <text:p>222</text:p>
          </table:table-cell>
          <table:table-cell table:style-name="ce30" office:value-type="string">
            <text:p>PUBBLICAZIONE_SOSTITUZIONE</text:p>
          </table:table-cell>
          <table:table-cell table:style-name="ce30" office:value-type="string">
            <text:p>LDO</text:p>
          </table:table-cell>
          <table:table-cell table:style-name="ce30" office:value-type="string">
            <text:p>PUBBLICAZIONE_SOSTITUZIONE_CDA2_LDO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LDO2.pdf" presente al path https://github.com/ministero-salute/it-fse-accreditamento; </text:p>
            <text:p>▪comporre i metadati contenente la RequestBody utilizzando il json "LDO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23">
            <text:p>223</text:p>
          </table:table-cell>
          <table:table-cell table:style-name="ce30" office:value-type="string">
            <text:p>OSCURAMENTO</text:p>
          </table:table-cell>
          <table:table-cell table:style-name="ce30" office:value-type="string">
            <text:p>LDO</text:p>
          </table:table-cell>
          <table:table-cell table:style-name="ce30" office:value-type="string">
            <text:p>OSCURAMENTO_CDA2_LDO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30" table:visibility="filter">
          <table:table-cell table:style-name="ce24" office:value-type="float" office:value="224">
            <text:p>224</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RAD1.pdf" presente al path https://github.com/ministero-salute/it-fse-accreditamento; </text:p>
            <text:p>▪per comporre i metadati contenente la RequestBody utilizzare il json "RAD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5">
            <text:p>225</text:p>
          </table:table-cell>
          <table:table-cell table:style-name="ce30" office:value-type="string">
            <text:p>PUBBLICAZIONE_SOSTITUZIONE</text:p>
          </table:table-cell>
          <table:table-cell table:style-name="ce30" office:value-type="string">
            <text:p>RAD</text:p>
          </table:table-cell>
          <table:table-cell table:style-name="ce30" office:value-type="string">
            <text:p>PUBBLICAZIONE_SOSTITUZIONE_CDA2_RAD_CT1</text:p>
          </table:table-cell>
          <table:table-cell table:style-name="ce35" office:value-type="string">
            <text:p>Prerequisiti: si esegue con esito positivo il caso di test PUBBLICAZIONE_CREAZIONE_CDA2_RAD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RAD2.pdf" presente al path https://github.com/ministero-salute/it-fse-accreditamento; </text:p>
            <text:p>▪per comporre i metadati contenente la RequestBody utilizzare il json "RAD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6">
            <text:p>226</text:p>
          </table:table-cell>
          <table:table-cell table:style-name="ce30" office:value-type="string">
            <text:p>AGGIORNAMENTO_METADATI</text:p>
          </table:table-cell>
          <table:table-cell table:style-name="ce30" office:value-type="string">
            <text:p>RAD</text:p>
          </table:table-cell>
          <table:table-cell table:style-name="ce30" office:value-type="string">
            <text:p>AGGIORNAMENTO_METADATI_CDA2_RAD_CT1</text:p>
          </table:table-cell>
          <table:table-cell table:style-name="ce35" office:value-type="string">
            <text:p>Prerequisito: si esegue con esito positivo il caso di test PUBBLICAZIONE_CREAZIONE_CDA2_RAD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7">
            <text:p>227</text:p>
          </table:table-cell>
          <table:table-cell table:style-name="ce30" office:value-type="string">
            <text:p>ELIMINAZIONE</text:p>
          </table:table-cell>
          <table:table-cell table:style-name="ce30" office:value-type="string">
            <text:p>RAD</text:p>
          </table:table-cell>
          <table:table-cell table:style-name="ce30" office:value-type="string">
            <text:p>ELIMINAZIONE_CDA2_RAD_CT1</text:p>
          </table:table-cell>
          <table:table-cell table:style-name="ce35" office:value-type="string">
            <text:p>Prerequisito: si esegue con esito positivo il caso di test PUBBLICAZIONE_CREAZIONE_CDA2_RAD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8">
            <text:p>228</text:p>
          </table:table-cell>
          <table:table-cell table:style-name="ce30" office:value-type="string">
            <text:p>OSCURAMENTO</text:p>
          </table:table-cell>
          <table:table-cell table:style-name="ce30" office:value-type="string">
            <text:p>RAD</text:p>
          </table:table-cell>
          <table:table-cell table:style-name="ce30" office:value-type="string">
            <text:p>OSCURAMENTO_CDA2_RAD_CT1</text:p>
          </table:table-cell>
          <table:table-cell table:style-name="ce35" office:value-type="string">
            <text:p>Prerequisito: si esegue con esito positivo il caso di test PUBBLICAZIONE_CREAZIONE_CDA2_RAD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9">
            <text:p>229</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0">
            <text:p>230</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1">
            <text:p>231</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4_KO</text:p>
          </table:table-cell>
          <table:table-cell table:style-name="ce35" office:value-type="string">
            <text:p>Prerequisiti: eseguire il caso di test PUBBLICAZIONE_CREAZIONE_CDA2_RAD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2">
            <text:p>232</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3">
            <text:p>233</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4">
            <text:p>234</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5">
            <text:p>235</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6">
            <text:p>236</text:p>
          </table:table-cell>
          <table:table-cell table:style-name="ce30" office:value-type="string">
            <text:p>ELIMINAZIONE</text:p>
          </table:table-cell>
          <table:table-cell table:style-name="ce30" office:value-type="string">
            <text:p>RAD</text:p>
          </table:table-cell>
          <table:table-cell table:style-name="ce30" office:value-type="string">
            <text:p>ELIMINAZIONE_CDA2_RAD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7">
            <text:p>237</text:p>
          </table:table-cell>
          <table:table-cell table:style-name="ce30" office:value-type="string">
            <text:p>AGGIORNAMENTO_METADATI</text:p>
          </table:table-cell>
          <table:table-cell table:style-name="ce30" office:value-type="string">
            <text:p>RAD</text:p>
          </table:table-cell>
          <table:table-cell table:style-name="ce30" office:value-type="string">
            <text:p>AGGIORNAMENTO_METADATI_CDA2_RAD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8">
            <text:p>238</text:p>
          </table:table-cell>
          <table:table-cell table:style-name="ce30" office:value-type="string">
            <text:p>PUBBLICAZIONE_SOSTITUZIONE</text:p>
          </table:table-cell>
          <table:table-cell table:style-name="ce30" office:value-type="string">
            <text:p>RAD</text:p>
          </table:table-cell>
          <table:table-cell table:style-name="ce30" office:value-type="string">
            <text:p>PUBBLICAZIONE_SOSTITUZIONE_CDA2_RAD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RAD2.pdf" presente al path https://github.com/ministero-salute/it-fse-accreditamento; </text:p>
            <text:p>▪comporre i metadati contenente la RequestBody utilizzando il json "RAD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9">
            <text:p>239</text:p>
          </table:table-cell>
          <table:table-cell table:style-name="ce30" office:value-type="string">
            <text:p>OSCURAMENTO</text:p>
          </table:table-cell>
          <table:table-cell table:style-name="ce30" office:value-type="string">
            <text:p>RAD</text:p>
          </table:table-cell>
          <table:table-cell table:style-name="ce30" office:value-type="string">
            <text:p>OSCURAMENTO_CDA2_RAD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0">
            <text:p>240</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CERT_VACC1.pdf" presente al path https://github.com/ministero-salute/it-fse-accreditamento; </text:p>
            <text:p>▪per comporre i metadati contenente la RequestBody utilizzare il json "CERT_VACC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1">
            <text:p>241</text:p>
          </table:table-cell>
          <table:table-cell table:style-name="ce30" office:value-type="string">
            <text:p>PUBBLICAZIONE_SOSTITUZIONE</text:p>
          </table:table-cell>
          <table:table-cell table:style-name="ce30" office:value-type="string">
            <text:p>CERT_VAC</text:p>
          </table:table-cell>
          <table:table-cell table:style-name="ce30" office:value-type="string">
            <text:p>PUBBLICAZIONE_SOSTITUZIONE_CDA2_CERT_VACC_CT1</text:p>
          </table:table-cell>
          <table:table-cell table:style-name="ce35" office:value-type="string">
            <text:p>Prerequisiti: si esegue con esito positivo il caso di test PUBBLICAZIONE_CREAZIONE_CDA2_CERT_VACC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CERT_VACC2.pdf" presente al path https://github.com/ministero-salute/it-fse-accreditamento; </text:p>
            <text:p>▪per comporre i metadati contenente la RequestBody utilizzare il json "CERT_VACC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2">
            <text:p>242</text:p>
          </table:table-cell>
          <table:table-cell table:style-name="ce30" office:value-type="string">
            <text:p>AGGIORNAMENTO_METADATI</text:p>
          </table:table-cell>
          <table:table-cell table:style-name="ce30" office:value-type="string">
            <text:p>CERT_VAC</text:p>
          </table:table-cell>
          <table:table-cell table:style-name="ce30" office:value-type="string">
            <text:p>AGGIORNAMENTO_METADATI_CDA2_CERT_VACC_CT1</text:p>
          </table:table-cell>
          <table:table-cell table:style-name="ce35" office:value-type="string">
            <text:p>Prerequisito: si esegue con esito positivo il caso di test PUBBLICAZIONE_CREAZIONE_CDA2_CERT_VACC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3">
            <text:p>243</text:p>
          </table:table-cell>
          <table:table-cell table:style-name="ce30" office:value-type="string">
            <text:p>ELIMINAZIONE</text:p>
          </table:table-cell>
          <table:table-cell table:style-name="ce30" office:value-type="string">
            <text:p>CERT_VAC</text:p>
          </table:table-cell>
          <table:table-cell table:style-name="ce30" office:value-type="string">
            <text:p>ELIMINAZIONE_CDA2_CERT_VACC_CT1</text:p>
          </table:table-cell>
          <table:table-cell table:style-name="ce35" office:value-type="string">
            <text:p>Prerequisito: si esegue con esito positivo il caso di test PUBBLICAZIONE_CREAZIONE_CDA2_CERT_VACC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4">
            <text:p>244</text:p>
          </table:table-cell>
          <table:table-cell table:style-name="ce30" office:value-type="string">
            <text:p>OSCURAMENTO</text:p>
          </table:table-cell>
          <table:table-cell table:style-name="ce30" office:value-type="string">
            <text:p>CERT_VAC</text:p>
          </table:table-cell>
          <table:table-cell table:style-name="ce30" office:value-type="string">
            <text:p>OSCURAMENTO_CDA2_CERT_VACC_CT1</text:p>
          </table:table-cell>
          <table:table-cell table:style-name="ce35" office:value-type="string">
            <text:p>Prerequisito: si esegue con esito positivo il caso di test PUBBLICAZIONE_CREAZIONE_CDA2_CERT_VACC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5">
            <text:p>245</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6">
            <text:p>246</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7">
            <text:p>247</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4_KO</text:p>
          </table:table-cell>
          <table:table-cell table:style-name="ce35" office:value-type="string">
            <text:p>Prerequisiti: eseguire il caso di test PUBBLICAZIONE_CREAZIONE_CDA2_CERT_VACC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8">
            <text:p>248</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9">
            <text:p>249</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0">
            <text:p>250</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1">
            <text:p>251</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2">
            <text:p>252</text:p>
          </table:table-cell>
          <table:table-cell table:style-name="ce30" office:value-type="string">
            <text:p>ELIMINAZIONE</text:p>
          </table:table-cell>
          <table:table-cell table:style-name="ce30" office:value-type="string">
            <text:p>CERT_VAC</text:p>
          </table:table-cell>
          <table:table-cell table:style-name="ce30" office:value-type="string">
            <text:p>ELIMINAZIONE_CDA2_CERT_VACC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3">
            <text:p>253</text:p>
          </table:table-cell>
          <table:table-cell table:style-name="ce30" office:value-type="string">
            <text:p>AGGIORNAMENTO_METADATI</text:p>
          </table:table-cell>
          <table:table-cell table:style-name="ce30" office:value-type="string">
            <text:p>CERT_VAC</text:p>
          </table:table-cell>
          <table:table-cell table:style-name="ce30" office:value-type="string">
            <text:p>AGGIORNAMENTO_METADATI_CDA2_CERT_VACC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4">
            <text:p>254</text:p>
          </table:table-cell>
          <table:table-cell table:style-name="ce30" office:value-type="string">
            <text:p>PUBBLICAZIONE_SOSTITUZIONE</text:p>
          </table:table-cell>
          <table:table-cell table:style-name="ce30" office:value-type="string">
            <text:p>CERT_VAC</text:p>
          </table:table-cell>
          <table:table-cell table:style-name="ce30" office:value-type="string">
            <text:p>PUBBLICAZIONE_SOSTITUZIONE_CDA2_CERT_VACC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CERT_VACC2.pdf" presente al path https://github.com/ministero-salute/it-fse-accreditamento; </text:p>
            <text:p>▪comporre i metadati contenente la RequestBody utilizzando il json "CERT_VACC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5">
            <text:p>255</text:p>
          </table:table-cell>
          <table:table-cell table:style-name="ce30" office:value-type="string">
            <text:p>OSCURAMENTO</text:p>
          </table:table-cell>
          <table:table-cell table:style-name="ce30" office:value-type="string">
            <text:p>CERT_VAC</text:p>
          </table:table-cell>
          <table:table-cell table:style-name="ce30" office:value-type="string">
            <text:p>OSCURAMENTO_CDA2_CERT_VACC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6">
            <text:p>256</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SING_VACC1.pdf" presente al path https://github.com/ministero-salute/it-fse-accreditamento; </text:p>
            <text:p>▪per comporre i metadati contenente la RequestBody utilizzare il json "SING_VACC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57">
            <text:p>257</text:p>
          </table:table-cell>
          <table:table-cell table:style-name="ce30" office:value-type="string">
            <text:p>PUBBLICAZIONE_SOSTITUZIONE</text:p>
          </table:table-cell>
          <table:table-cell table:style-name="ce30" office:value-type="string">
            <text:p>SING_VAC</text:p>
          </table:table-cell>
          <table:table-cell table:style-name="ce30" office:value-type="string">
            <text:p>PUBBLICAZIONE_SOSTITUZIONE_CDA2_SING_VACC_CT1</text:p>
          </table:table-cell>
          <table:table-cell table:style-name="ce35" office:value-type="string">
            <text:p>Prerequisiti: si esegue con esito positivo il caso di test PUBBLICAZIONE_CREAZIONE_CDA2_SING_VACC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SING_VACC2.pdf" presente al path https://github.com/ministero-salute/it-fse-accreditamento; </text:p>
            <text:p>▪per comporre i metadati contenente la RequestBody utilizzare il json "SING_VACC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58">
            <text:p>258</text:p>
          </table:table-cell>
          <table:table-cell table:style-name="ce30" office:value-type="string">
            <text:p>AGGIORNAMENTO_METADATI</text:p>
          </table:table-cell>
          <table:table-cell table:style-name="ce30" office:value-type="string">
            <text:p>SING_VAC</text:p>
          </table:table-cell>
          <table:table-cell table:style-name="ce30" office:value-type="string">
            <text:p>AGGIORNAMENTO_METADATI_CDA2_SING_VACC_CT1</text:p>
          </table:table-cell>
          <table:table-cell table:style-name="ce35" office:value-type="string">
            <text:p>Prerequisito: si esegue con esito positivo il caso di test PUBBLICAZIONE_CREAZIONE_CDA2_SING_VACC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59">
            <text:p>259</text:p>
          </table:table-cell>
          <table:table-cell table:style-name="ce30" office:value-type="string">
            <text:p>ELIMINAZIONE</text:p>
          </table:table-cell>
          <table:table-cell table:style-name="ce30" office:value-type="string">
            <text:p>SING_VAC</text:p>
          </table:table-cell>
          <table:table-cell table:style-name="ce30" office:value-type="string">
            <text:p>ELIMINAZIONE_CDA2_SING_VACC_CT1</text:p>
          </table:table-cell>
          <table:table-cell table:style-name="ce35" office:value-type="string">
            <text:p>Prerequisito: si esegue con esito positivo il caso di test PUBBLICAZIONE_CREAZIONE_CDA2_SING_VACC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60">
            <text:p>260</text:p>
          </table:table-cell>
          <table:table-cell table:style-name="ce30" office:value-type="string">
            <text:p>OSCURAMENTO</text:p>
          </table:table-cell>
          <table:table-cell table:style-name="ce30" office:value-type="string">
            <text:p>SING_VAC</text:p>
          </table:table-cell>
          <table:table-cell table:style-name="ce30" office:value-type="string">
            <text:p>OSCURAMENTO_CDA2_SING_VACC_CT1</text:p>
          </table:table-cell>
          <table:table-cell table:style-name="ce35" office:value-type="string">
            <text:p>Prerequisito: si esegue con esito positivo il caso di test PUBBLICAZIONE_CREAZIONE_CDA2_SING_VACC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61">
            <text:p>261</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2">
            <text:p>262</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3">
            <text:p>263</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4_KO</text:p>
          </table:table-cell>
          <table:table-cell table:style-name="ce35" office:value-type="string">
            <text:p>Prerequisiti: eseguire il caso di test PUBBLICAZIONE_CREAZIONE_CDA2_SING_VACC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4">
            <text:p>264</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5">
            <text:p>265</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6">
            <text:p>266</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7">
            <text:p>267</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8">
            <text:p>268</text:p>
          </table:table-cell>
          <table:table-cell table:style-name="ce30" office:value-type="string">
            <text:p>ELIMINAZIONE</text:p>
          </table:table-cell>
          <table:table-cell table:style-name="ce30" office:value-type="string">
            <text:p>SING_VAC</text:p>
          </table:table-cell>
          <table:table-cell table:style-name="ce30" office:value-type="string">
            <text:p>ELIMINAZIONE_CDA2_SING_VACC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9">
            <text:p>269</text:p>
          </table:table-cell>
          <table:table-cell table:style-name="ce30" office:value-type="string">
            <text:p>AGGIORNAMENTO_METADATI</text:p>
          </table:table-cell>
          <table:table-cell table:style-name="ce30" office:value-type="string">
            <text:p>SING_VAC</text:p>
          </table:table-cell>
          <table:table-cell table:style-name="ce30" office:value-type="string">
            <text:p>AGGIORNAMENTO_METADATI_CDA2_SING_VACC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70">
            <text:p>270</text:p>
          </table:table-cell>
          <table:table-cell table:style-name="ce30" office:value-type="string">
            <text:p>PUBBLICAZIONE_SOSTITUZIONE</text:p>
          </table:table-cell>
          <table:table-cell table:style-name="ce30" office:value-type="string">
            <text:p>SING_VAC</text:p>
          </table:table-cell>
          <table:table-cell table:style-name="ce30" office:value-type="string">
            <text:p>PUBBLICAZIONE_SOSTITUZIONE_CDA2_SING_VACC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SING_VACC2.pdf" presente al path https://github.com/ministero-salute/it-fse-accreditamento; </text:p>
            <text:p>▪comporre i metadati contenente la RequestBody utilizzando il json "SING_VACC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71">
            <text:p>271</text:p>
          </table:table-cell>
          <table:table-cell table:style-name="ce30" office:value-type="string">
            <text:p>OSCURAMENTO</text:p>
          </table:table-cell>
          <table:table-cell table:style-name="ce30" office:value-type="string">
            <text:p>SING_VAC</text:p>
          </table:table-cell>
          <table:table-cell table:style-name="ce30" office:value-type="string">
            <text:p>OSCURAMENTO_CDA2_SING_VACC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31" table:visibility="filter">
          <table:table-cell table:style-name="ce24" office:value-type="float" office:value="272">
            <text:p>272</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VPS1.pdf" presente al path https://github.com/ministero-salute/it-fse-accreditamento; </text:p>
            <text:p>▪per comporre i metadati contenente la RequestBody utilizzare il json "VPS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3">
            <text:p>273</text:p>
          </table:table-cell>
          <table:table-cell table:style-name="ce30" office:value-type="string">
            <text:p>PUBBLICAZIONE_SOSTITUZIONE</text:p>
          </table:table-cell>
          <table:table-cell table:style-name="ce30" office:value-type="string">
            <text:p>VPS</text:p>
          </table:table-cell>
          <table:table-cell table:style-name="ce30" office:value-type="string">
            <text:p>PUBBLICAZIONE_SOSTITUZIONE_CDA2_VPS_CT1</text:p>
          </table:table-cell>
          <table:table-cell table:style-name="ce35" office:value-type="string">
            <text:p>Prerequisiti: si esegue con esito positivo il caso di test PUBBLICAZIONE_CREAZIONE_CDA2_VPS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VPS2.pdf" presente al path https://github.com/ministero-salute/it-fse-accreditamento; </text:p>
            <text:p>▪per comporre i metadati contenente la RequestBody utilizzare il json "VPS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4">
            <text:p>274</text:p>
          </table:table-cell>
          <table:table-cell table:style-name="ce30" office:value-type="string">
            <text:p>AGGIORNAMENTO_METADATI</text:p>
          </table:table-cell>
          <table:table-cell table:style-name="ce30" office:value-type="string">
            <text:p>VPS</text:p>
          </table:table-cell>
          <table:table-cell table:style-name="ce30" office:value-type="string">
            <text:p>AGGIORNAMENTO_METADATI_CDA2_VPS_CT1</text:p>
          </table:table-cell>
          <table:table-cell table:style-name="ce35" office:value-type="string">
            <text:p>Prerequisito: si esegue con esito positivo il caso di test PUBBLICAZIONE_CREAZIONE_CDA2_VPS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5">
            <text:p>275</text:p>
          </table:table-cell>
          <table:table-cell table:style-name="ce30" office:value-type="string">
            <text:p>ELIMINAZIONE</text:p>
          </table:table-cell>
          <table:table-cell table:style-name="ce30" office:value-type="string">
            <text:p>VPS</text:p>
          </table:table-cell>
          <table:table-cell table:style-name="ce30" office:value-type="string">
            <text:p>ELIMINAZIONE_CDA2_VPS_CT1</text:p>
          </table:table-cell>
          <table:table-cell table:style-name="ce35" office:value-type="string">
            <text:p>Prerequisito: si esegue con esito positivo il caso di test PUBBLICAZIONE_CREAZIONE_CDA2_VPS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6">
            <text:p>276</text:p>
          </table:table-cell>
          <table:table-cell table:style-name="ce30" office:value-type="string">
            <text:p>OSCURAMENTO</text:p>
          </table:table-cell>
          <table:table-cell table:style-name="ce30" office:value-type="string">
            <text:p>VPS</text:p>
          </table:table-cell>
          <table:table-cell table:style-name="ce30" office:value-type="string">
            <text:p>OSCURAMENTO_CDA2_VPS_CT1</text:p>
          </table:table-cell>
          <table:table-cell table:style-name="ce35" office:value-type="string">
            <text:p>Prerequisito: si esegue con esito positivo il caso di test PUBBLICAZIONE_CREAZIONE_CDA2_VPS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7">
            <text:p>277</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78">
            <text:p>278</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79">
            <text:p>279</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4_KO</text:p>
          </table:table-cell>
          <table:table-cell table:style-name="ce35" office:value-type="string">
            <text:p>Prerequisiti: eseguire il caso di test PUBBLICAZIONE_CREAZIONE_CDA2_VPS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0">
            <text:p>280</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1">
            <text:p>281</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2">
            <text:p>282</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3">
            <text:p>283</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4">
            <text:p>284</text:p>
          </table:table-cell>
          <table:table-cell table:style-name="ce30" office:value-type="string">
            <text:p>ELIMINAZIONE</text:p>
          </table:table-cell>
          <table:table-cell table:style-name="ce30" office:value-type="string">
            <text:p>VPS</text:p>
          </table:table-cell>
          <table:table-cell table:style-name="ce30" office:value-type="string">
            <text:p>ELIMINAZIONE_CDA2_VPS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5">
            <text:p>285</text:p>
          </table:table-cell>
          <table:table-cell table:style-name="ce30" office:value-type="string">
            <text:p>AGGIORNAMENTO_METADATI</text:p>
          </table:table-cell>
          <table:table-cell table:style-name="ce30" office:value-type="string">
            <text:p>VPS</text:p>
          </table:table-cell>
          <table:table-cell table:style-name="ce30" office:value-type="string">
            <text:p>AGGIORNAMENTO_METADATI_CDA2_VPS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6">
            <text:p>286</text:p>
          </table:table-cell>
          <table:table-cell table:style-name="ce30" office:value-type="string">
            <text:p>PUBBLICAZIONE_SOSTITUZIONE</text:p>
          </table:table-cell>
          <table:table-cell table:style-name="ce30" office:value-type="string">
            <text:p>VPS</text:p>
          </table:table-cell>
          <table:table-cell table:style-name="ce30" office:value-type="string">
            <text:p>PUBBLICAZIONE_SOSTITUZIONE_CDA2_VPS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VPS2.pdf" presente al path https://github.com/ministero-salute/it-fse-accreditamento; </text:p>
            <text:p>▪comporre i metadati contenente la RequestBody utilizzando il json "VPS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32" table:visibility="filter">
          <table:table-cell table:style-name="ce24" office:value-type="float" office:value="287">
            <text:p>287</text:p>
          </table:table-cell>
          <table:table-cell table:style-name="ce30" office:value-type="string">
            <text:p>OSCURAMENTO</text:p>
          </table:table-cell>
          <table:table-cell table:style-name="ce30" office:value-type="string">
            <text:p>VPS</text:p>
          </table:table-cell>
          <table:table-cell table:style-name="ce30" office:value-type="string">
            <text:p>OSCURAMENTO_CDA2_VPS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33">
          <table:table-cell table:style-name="ce24" office:value-type="float" office:value="288">
            <text:p>288</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RSA1.pdf" presente al path https://github.com/ministero-salute/it-fse-accreditamento; </text:p>
            <text:p>▪per comporre i metadati contenente la RequestBody utilizzare il json "RSA - Caso di Test 4 - Create" presente al path "https://github.com/ministero-salute/it-fse-accreditamento"; in particolare sarà necessario inserire il prefisso SKIP_VALIDATION_ nel valore del campo "identificativoDoc".</text:p>
          </table:table-cell>
          <table:table-cell table:style-name="ce37" office:value-type="date" office:date-value="2024-03-29">
            <text:p>29/3/2024</text:p>
          </table:table-cell>
          <table:table-cell table:style-name="ce39" office:value-type="string">
            <text:p>2024-03-29T11:43:04Z</text:p>
          </table:table-cell>
          <table:table-cell table:style-name="ce38" office:value-type="string">
            <text:p>aa0ad788218843ec</text:p>
          </table:table-cell>
          <table:table-cell table:style-name="ce38" office:value-type="string">
            <text:p>2.16.840.1.113883.2.9.2.90.4.4.22ce456e634a236cbd96bbcd5b6aa7a20af14caf549fd7cf7c986f54b2368ea7.af0864efe2^^^^urn:ihe:iti:xdw:2013:workflowInstanceId</text:p>
          </table:table-cell>
          <table:table-cell table:style-name="ce41" office:value-type="string">
            <text:p>SI</text:p>
          </table:table-cell>
          <table:table-cell table:style-name="ce41" table:number-columns-repeated="7"/>
          <table:table-cell table:style-name="ce47"/>
          <table:table-cell table:style-name="ce48" office:value-type="string">
            <text:p>{"traceID":"3c354abe01977b03","spanID":"3c354abe01977b03","warning":"","workflowInstanceId":"2.16.840.1.113883.2.9.2.90.4.4.7492694d6e82f82e58a50d67417f1b0b9fc71ea940016b7a3158a95ce6a32634.4d90ecf07c^^^^urn:ihe:iti:xdw:2013:workflowInstanceId"}</text:p>
          </table:table-cell>
          <table:table-cell table:style-name="ce50" office:value-type="string">
            <text:p>OK</text:p>
          </table:table-cell>
          <table:table-cell table:number-columns-repeated="1004"/>
        </table:table-row>
        <table:table-row table:style-name="ro20">
          <table:table-cell table:style-name="ce24" office:value-type="float" office:value="289">
            <text:p>289</text:p>
          </table:table-cell>
          <table:table-cell table:style-name="ce30" office:value-type="string">
            <text:p>PUBBLICAZIONE_SOSTITUZIONE</text:p>
          </table:table-cell>
          <table:table-cell table:style-name="ce30" office:value-type="string">
            <text:p>RSA</text:p>
          </table:table-cell>
          <table:table-cell table:style-name="ce30" office:value-type="string">
            <text:p>PUBBLICAZIONE_SOSTITUZIONE_CDA2_RSA_CT1</text:p>
          </table:table-cell>
          <table:table-cell table:style-name="ce35" office:value-type="string">
            <text:p>Prerequisiti: si esegue con esito positivo il caso di test PUBBLICAZIONE_CREAZIONE_CDA2_RSA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RSA2.pdf" presente al path https://github.com/ministero-salute/it-fse-accreditamento; </text:p>
            <text:p>▪per comporre i metadati contenente la RequestBody utilizzare il json "RSA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RSA_CT1).</text:p>
          </table:table-cell>
          <table:table-cell table:style-name="ce37" office:value-type="date" office:date-value="2024-04-02">
            <text:p>2/4/2024</text:p>
          </table:table-cell>
          <table:table-cell table:style-name="ce39" office:value-type="string">
            <text:p>2024-04-02T08:31:07Z</text:p>
          </table:table-cell>
          <table:table-cell table:style-name="ce38" office:value-type="string">
            <text:p>d2f742c563ea325d</text:p>
          </table:table-cell>
          <table:table-cell table:style-name="ce38" office:value-type="string">
            <text:p>2.16.840.1.113883.2.9.2.90.4.4.36f71ba1ebc5fd2a203739b946fb7edf9648b6ea8bfcbd22c8ab44e9cc6f2508.9af74df646^^^^urn:ihe:iti:xdw:2013:workflowInstanceId</text:p>
          </table:table-cell>
          <table:table-cell table:style-name="ce41" office:value-type="string">
            <text:p>SI</text:p>
          </table:table-cell>
          <table:table-cell table:style-name="ce41" table:number-columns-repeated="7"/>
          <table:table-cell table:style-name="ce47"/>
          <table:table-cell table:style-name="ce48" office:value-type="string">
            <text:p>{"traceID":"d2f742c563ea325d","spanID":"d2f742c563ea325d","warning":"","workflowInstanceId":"2.16.840.1.113883.2.9.2.90.4.4.36f71ba1ebc5fd2a203739b946fb7edf9648b6ea8bfcbd22c8ab44e9cc6f2508.9af74df646^^^^urn:ihe:iti:xdw:2013:workflowInstanceId"}</text:p>
          </table:table-cell>
          <table:table-cell table:style-name="ce50" office:value-type="string">
            <text:p>OK</text:p>
          </table:table-cell>
          <table:table-cell table:number-columns-repeated="1004"/>
        </table:table-row>
        <table:table-row table:style-name="ro34">
          <table:table-cell table:style-name="ce24" office:value-type="float" office:value="290">
            <text:p>290</text:p>
          </table:table-cell>
          <table:table-cell table:style-name="ce30" office:value-type="string">
            <text:p>AGGIORNAMENTO_METADATI</text:p>
          </table:table-cell>
          <table:table-cell table:style-name="ce30" office:value-type="string">
            <text:p>RSA</text:p>
          </table:table-cell>
          <table:table-cell table:style-name="ce30" office:value-type="string">
            <text:p>AGGIORNAMENTO_METADATI_CDA2_RSA_CT1</text:p>
          </table:table-cell>
          <table:table-cell table:style-name="ce35" office:value-type="string">
            <text:p>Prerequisito: si esegue con esito positivo il caso di test PUBBLICAZIONE_CREAZIONE_CDA2_RSA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RSA_CT1).</text:p>
          </table:table-cell>
          <table:table-cell table:style-name="ce37" office:value-type="date" office:date-value="2024-04-02">
            <text:p>2/4/2024</text:p>
          </table:table-cell>
          <table:table-cell table:style-name="ce39" office:value-type="string">
            <text:p>2024-04-02T12:06:06Z</text:p>
          </table:table-cell>
          <table:table-cell table:style-name="ce38" office:value-type="string">
            <text:p>b700412983ddb518</text:p>
          </table:table-cell>
          <table:table-cell table:style-name="ce38" office:value-type="string">
            <text:p>be7bd0dd9fe9f83bf70a0d8122693b0029aa30e6747b75da82cc7d84e1914103.0b58204785^^^^urn:ihe:iti:xdw:2013:workflowInstanceId</text:p>
          </table:table-cell>
          <table:table-cell table:style-name="ce41" table:number-columns-repeated="8"/>
          <table:table-cell table:style-name="ce47"/>
          <table:table-cell table:style-name="ce48" office:value-type="string">
            <text:p>{"traceID":"b700412983ddb518","spanID":"b700412983ddb518","workflowInstanceId":"be7bd0dd9fe9f83bf70a0d8122693b0029aa30e6747b75da82cc7d84e1914103.0b58204785^^^^urn:ihe:iti:xdw:2013:workflowInstanceId"}</text:p>
          </table:table-cell>
          <table:table-cell table:style-name="ce50" office:value-type="string">
            <text:p>OK</text:p>
          </table:table-cell>
          <table:table-cell table:number-columns-repeated="1004"/>
        </table:table-row>
        <table:table-row table:style-name="ro35">
          <table:table-cell table:style-name="ce24" office:value-type="float" office:value="291">
            <text:p>291</text:p>
          </table:table-cell>
          <table:table-cell table:style-name="ce30" office:value-type="string">
            <text:p>ELIMINAZIONE</text:p>
          </table:table-cell>
          <table:table-cell table:style-name="ce30" office:value-type="string">
            <text:p>RSA</text:p>
          </table:table-cell>
          <table:table-cell table:style-name="ce30" office:value-type="string">
            <text:p>ELIMINAZIONE_CDA2_RSA_CT1</text:p>
          </table:table-cell>
          <table:table-cell table:style-name="ce35" office:value-type="string">
            <text:p>Prerequisito: si esegue con esito positivo il caso di test PUBBLICAZIONE_CREAZIONE_CDA2_RSA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RSA_CT1)</text:p>
          </table:table-cell>
          <table:table-cell table:style-name="ce37" office:value-type="date" office:date-value="2024-04-02">
            <text:p>2/4/2024</text:p>
          </table:table-cell>
          <table:table-cell table:style-name="ce39" office:value-type="string">
            <text:p>2024-04-02T12:15:14Z</text:p>
          </table:table-cell>
          <table:table-cell table:style-name="ce38" office:value-type="string">
            <text:p>bc02440364c22278</text:p>
          </table:table-cell>
          <table:table-cell table:style-name="ce38" office:value-type="string">
            <text:p>be7bd0dd9fe9f83bf70a0d8122693b0029aa30e6747b75da82cc7d84e1914103.ecaacb4d33^^^^urn:ihe:iti:xdw:2013:workflowInstanceId</text:p>
          </table:table-cell>
          <table:table-cell table:style-name="ce41" table:number-columns-repeated="8"/>
          <table:table-cell table:style-name="ce47"/>
          <table:table-cell table:style-name="ce48" office:value-type="string">
            <text:p>{"traceID":"bc02440364c22278","spanID":"bc02440364c22278","workflowInstanceId":"be7bd0dd9fe9f83bf70a0d8122693b0029aa30e6747b75da82cc7d84e1914103.ecaacb4d33^^^^urn:ihe:iti:xdw:2013:workflowInstanceId"}</text:p>
          </table:table-cell>
          <table:table-cell table:style-name="ce50" office:value-type="string">
            <text:p>OK</text:p>
          </table:table-cell>
          <table:table-cell table:number-columns-repeated="1004"/>
        </table:table-row>
        <table:table-row table:style-name="ro36">
          <table:table-cell table:style-name="ce24" office:value-type="float" office:value="292">
            <text:p>292</text:p>
          </table:table-cell>
          <table:table-cell table:style-name="ce30" office:value-type="string">
            <text:p>OSCURAMENTO</text:p>
          </table:table-cell>
          <table:table-cell table:style-name="ce30" office:value-type="string">
            <text:p>RSA</text:p>
          </table:table-cell>
          <table:table-cell table:style-name="ce30" office:value-type="string">
            <text:p>OSCURAMENTO_CDA2_RSA_CT1</text:p>
          </table:table-cell>
          <table:table-cell table:style-name="ce35" office:value-type="string">
            <text:p>Prerequisito: si esegue con esito positivo il caso di test PUBBLICAZIONE_CREAZIONE_CDA2_RSA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RSA_CT1).</text:p>
          </table:table-cell>
          <table:table-cell table:style-name="ce37" office:value-type="date" office:date-value="2024-04-02">
            <text:p>2/4/2024</text:p>
          </table:table-cell>
          <table:table-cell table:style-name="ce39" office:value-type="string">
            <text:p>2024-04-02T12:09:36Z</text:p>
          </table:table-cell>
          <table:table-cell table:style-name="ce38" office:value-type="string">
            <text:p>47b957a9841e92d3</text:p>
          </table:table-cell>
          <table:table-cell table:style-name="ce38" office:value-type="string">
            <text:p>be7bd0dd9fe9f83bf70a0d8122693b0029aa30e6747b75da82cc7d84e1914103.b23d1bb3e9^^^^urn:ihe:iti:xdw:2013:workflowInstanceId</text:p>
          </table:table-cell>
          <table:table-cell table:style-name="ce41" table:number-columns-repeated="8"/>
          <table:table-cell table:style-name="ce47"/>
          <table:table-cell table:style-name="ce48" office:value-type="string">
            <text:p>{"traceID":"47b957a9841e92d3","spanID":"47b957a9841e92d3","workflowInstanceId":"be7bd0dd9fe9f83bf70a0d8122693b0029aa30e6747b75da82cc7d84e1914103.b23d1bb3e9^^^^urn:ihe:iti:xdw:2013:workflowInstanceId"}</text:p>
          </table:table-cell>
          <table:table-cell table:style-name="ce50" office:value-type="string">
            <text:p>OK</text:p>
          </table:table-cell>
          <table:table-cell table:number-columns-repeated="1004"/>
        </table:table-row>
        <table:table-row table:style-name="ro37">
          <table:table-cell table:style-name="ce24" office:value-type="float" office:value="293">
            <text:p>293</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text:p>
            <text:p/>
          </table:table-cell>
          <table:table-cell table:style-name="ce37" office:value-type="date" office:date-value="2024-03-29">
            <text:p>29/3/2024</text:p>
          </table:table-cell>
          <table:table-cell table:style-name="ce39" office:value-type="string">
            <text:p>2024-03-29T12:04:54Z</text:p>
          </table:table-cell>
          <table:table-cell table:style-name="ce38" office:value-type="string">
            <text:p>3ff3c7ea2eff84a5</text:p>
          </table:table-cell>
          <table:table-cell table:style-name="ce38"/>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41" office:value-type="string">
            <text:p>si è verificato <text:s/>un errore in fase di pubblicazione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procede a verificare <text:s/>i motivi per cui il documento non è stato precedentemente validato e si esegue nuovamente validazione e pubblicazione</text:p>
          </table:table-cell>
          <table:table-cell table:style-name="ce41"/>
          <table:table-cell table:style-name="ce47"/>
          <table:table-cell table:style-name="ce48" office:value-type="string">
            <text:p>{"traceID":"3ff3c7ea2eff84a5","spanID":"3ff3c7ea2eff84a5","type":"/msg/cda-match","title":"Errore in fase di recupero dell'esito della verifica.","detail":"Il CDA non risulta validato","status":400,"instance":"/cda-validation"}</text:p>
          </table:table-cell>
          <table:table-cell table:style-name="ce50" office:value-type="string">
            <text:p>KO</text:p>
          </table:table-cell>
          <table:table-cell table:number-columns-repeated="1004"/>
        </table:table-row>
        <table:table-row table:style-name="ro17">
          <table:table-cell table:style-name="ce24" office:value-type="float" office:value="294">
            <text:p>294</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text:p>
            <text:p>Per tutti gli utenti (in grado di validare o non) è necessario generare il JWT con il campo attachment_hash="HASH_ERRATO".</text:p>
          </table:table-cell>
          <table:table-cell table:style-name="ce37" office:value-type="date" office:date-value="2024-03-29">
            <text:p>29/3/2024</text:p>
          </table:table-cell>
          <table:table-cell table:style-name="ce39" office:value-type="string">
            <text:p>2024-03-29T12:09:05Z</text:p>
          </table:table-cell>
          <table:table-cell table:style-name="ce38" office:value-type="string">
            <text:p>81b1c3856b324c19</text:p>
          </table:table-cell>
          <table:table-cell table:style-name="ce38"/>
          <table:table-cell table:style-name="ce41" office:value-type="string">
            <text:p>SI</text:p>
          </table:table-cell>
          <table:table-cell table:style-name="ce41"/>
          <table:table-cell table:number-columns-repeated="2" table:style-name="ce41" office:value-type="string">
            <text:p>SI</text:p>
          </table:table-cell>
          <table:table-cell table:style-name="ce41" office:value-type="string">
            <text:p>Si è verificato un errore con il token jwt, si prega di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verifica il motivo dell'errata generazione del token jwt, risolve il problema per una nuova sottomissione</text:p>
          </table:table-cell>
          <table:table-cell table:style-name="ce41"/>
          <table:table-cell table:style-name="ce47"/>
          <table:table-cell table:style-name="ce48" office:value-type="string">
            <text:p>{"traceID":"81b1c3856b324c19","spanID":"81b1c3856b324c19","type":"/msg/cda-match","title":"Errore in fase di recupero dell'esito della verifica.","detail":"Il CDA non risulta validato","status":400,"instance":"/cda-validation"}</text:p>
          </table:table-cell>
          <table:table-cell table:style-name="ce50" office:value-type="string">
            <text:p>KO</text:p>
          </table:table-cell>
          <table:table-cell table:number-columns-repeated="1004"/>
        </table:table-row>
        <table:table-row table:style-name="ro16">
          <table:table-cell table:style-name="ce24" office:value-type="float" office:value="295">
            <text:p>295</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4_KO</text:p>
          </table:table-cell>
          <table:table-cell table:style-name="ce35" office:value-type="string">
            <text:p>Prerequisiti: eseguire il caso di test PUBBLICAZIONE_CREAZIONE_CDA2_RSA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RSA_CT1).</text:p>
          </table:table-cell>
          <table:table-cell table:style-name="ce37" office:value-type="date" office:date-value="2024-03-29">
            <text:p>29/3/2024</text:p>
          </table:table-cell>
          <table:table-cell table:style-name="ce39" office:value-type="string">
            <text:p>2024-03-29T12:22:13Z</text:p>
          </table:table-cell>
          <table:table-cell table:style-name="Default" office:value-type="string">
            <text:p>342e7a194d54f050</text:p>
          </table:table-cell>
          <table:table-cell table:style-name="ce38" office:value-type="string">
            <text:p>2.16.840.1.113883.2.9.2.90.4.4.22ce456e634a236cbd96bbcd5b6aa7a20af14caf549fd7cf7c986f54b2368ea7.c3e4c7811e^^^^urn:ihe:iti:xdw:2013:workflowInstanceId</text:p>
          </table:table-cell>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41" office:value-type="string">
            <text:p>Documento già presente</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software per cui il campo confidentialityCode ha un attributo errato</text:p>
          </table:table-cell>
          <table:table-cell table:style-name="ce41"/>
          <table:table-cell table:style-name="ce47"/>
          <table:table-cell table:style-name="ce48" office:value-type="string">
            <text:p>{"traceID":"342e7a194d54f050","spanID":"342e7a194d54f050","warning":"","workflowInstanceId":"2.16.840.1.113883.2.9.2.90.4.4.22ce456e634a236cbd96bbcd5b6aa7a20af14caf549fd7cf7c986f54b2368ea7.c3e4c7811e^^^^urn:ihe:iti:xdw:2013:workflowInstanceId"}</text:p>
          </table:table-cell>
          <table:table-cell table:style-name="ce50" office:value-type="string">
            <text:p>KO</text:p>
          </table:table-cell>
          <table:table-cell table:number-columns-repeated="1004"/>
        </table:table-row>
        <table:table-row table:style-name="ro17">
          <table:table-cell table:style-name="ce24" office:value-type="float" office:value="296">
            <text:p>296</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office:value-type="date" office:date-value="2024-03-29">
            <text:p>29/3/2024</text:p>
          </table:table-cell>
          <table:table-cell table:style-name="ce39" office:value-type="string">
            <text:p>2024-03-29T12:30:17Z</text:p>
          </table:table-cell>
          <table:table-cell table:style-name="ce38" office:value-type="string">
            <text:p>29324cc8cf09b25c</text:p>
          </table:table-cell>
          <table:table-cell table:style-name="ce38"/>
          <table:table-cell table:style-name="ce41" office:value-type="string">
            <text:p>SI</text:p>
          </table:table-cell>
          <table:table-cell table:style-name="ce41"/>
          <table:table-cell table:number-columns-repeated="2" table:style-name="ce41" office:value-type="string">
            <text:p>SI</text:p>
          </table:table-cell>
          <table:table-cell table:style-name="ce41" office:value-type="string">
            <text:p>Si è verificato un errore di timeout,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software per cui si sta provando a inviare un documento già esistente</text:p>
          </table:table-cell>
          <table:table-cell table:style-name="ce41"/>
          <table:table-cell table:style-name="ce47"/>
          <table:table-cell table:style-name="ce48" office:value-type="string">
            <text:p>{"traceID":"29324cc8cf09b25c","spanID":"29324cc8cf09b25c","type":"/msg/generic-timeout","title":"Generic timeout.","detail":"Generic timeout.","status":504,"instance":""}</text:p>
          </table:table-cell>
          <table:table-cell table:style-name="ce50" office:value-type="string">
            <text:p>KO</text:p>
          </table:table-cell>
          <table:table-cell table:number-columns-repeated="1004"/>
        </table:table-row>
        <table:table-row table:style-name="ro16">
          <table:table-cell table:style-name="ce24" office:value-type="float" office:value="297">
            <text:p>297</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office:value-type="date" office:date-value="2024-03-29">
            <text:p>29/3/2024</text:p>
          </table:table-cell>
          <table:table-cell table:style-name="ce39" office:value-type="string">
            <text:p>2024-03-29T12:32:53Z</text:p>
          </table:table-cell>
          <table:table-cell table:style-name="ce38" office:value-type="string">
            <text:p>6e807eb03e66b001</text:p>
          </table:table-cell>
          <table:table-cell table:style-name="ce38" office:value-type="string">
            <text:p>2.16.840.1.113883.2.9.2.90.4.4.22ce456e634a236cbd96bbcd5b6aa7a20af14caf549fd7cf7c986f54b2368ea7.ca219006fb^^^^urn:ihe:iti:xdw:2013:workflowInstanceId</text:p>
          </table:table-cell>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41" office:value-type="string">
            <text:p>Crash ini simulated exception</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si è verificato un crash INI</text:p>
          </table:table-cell>
          <table:table-cell table:style-name="ce41"/>
          <table:table-cell table:style-name="ce47"/>
          <table:table-cell table:style-name="ce48" office:value-type="string">
            <text:p>{"traceID":"6e807eb03e66b001","spanID":"6e807eb03e66b001","warning":"","workflowInstanceId":"2.16.840.1.113883.2.9.2.90.4.4.22ce456e634a236cbd96bbcd5b6aa7a20af14caf549fd7cf7c986f54b2368ea7.ca219006fb^^^^urn:ihe:iti:xdw:2013:workflowInstanceId"}</text:p>
          </table:table-cell>
          <table:table-cell table:style-name="ce50" office:value-type="string">
            <text:p>KO</text:p>
          </table:table-cell>
          <table:table-cell table:number-columns-repeated="1004"/>
        </table:table-row>
        <table:table-row table:style-name="ro16">
          <table:table-cell table:style-name="ce24" office:value-type="float" office:value="298">
            <text:p>298</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text:a xlink:href="https://github.com/ministero-salute/it-fse-accreditamento">https://github.com/ministero-salute/it-fse-accreditamento</text:a>; </text:p>
            <text:p>▪comporre i metadati contenente la RequestBody utilizzando il json "RSA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office:value-type="date" office:date-value="2024-03-29">
            <text:p>29/3/2024</text:p>
          </table:table-cell>
          <table:table-cell table:style-name="ce39" office:value-type="string">
            <text:p>2024-03-29T12:35:27Z</text:p>
          </table:table-cell>
          <table:table-cell table:style-name="ce38" office:value-type="string">
            <text:p>3bbd88ec92621134</text:p>
          </table:table-cell>
          <table:table-cell table:style-name="ce38" office:value-type="string">
            <text:p>2.16.840.1.113883.2.9.2.90.4.4.22ce456e634a236cbd96bbcd5b6aa7a20af14caf549fd7cf7c986f54b2368ea7.e960186619^^^^urn:ihe:iti:xdw:2013:workflowInstanceId</text:p>
          </table:table-cell>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41" office:value-type="string">
            <text:p>Simulated crash eds</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si è verificato un crash EDS</text:p>
          </table:table-cell>
          <table:table-cell table:style-name="ce41"/>
          <table:table-cell table:style-name="ce47"/>
          <table:table-cell table:style-name="ce48" office:value-type="string">
            <text:p>{"traceID":"3bbd88ec92621134","spanID":"3bbd88ec92621134","warning":"","workflowInstanceId":"2.16.840.1.113883.2.9.2.90.4.4.22ce456e634a236cbd96bbcd5b6aa7a20af14caf549fd7cf7c986f54b2368ea7.e960186619^^^^urn:ihe:iti:xdw:2013:workflowInstanceId"}</text:p>
          </table:table-cell>
          <table:table-cell table:style-name="ce50" office:value-type="string">
            <text:p>KO</text:p>
          </table:table-cell>
          <table:table-cell table:number-columns-repeated="1004"/>
        </table:table-row>
        <table:table-row table:style-name="ro16">
          <table:table-cell table:style-name="ce24" office:value-type="float" office:value="299">
            <text:p>299</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office:value-type="date" office:date-value="2024-03-29">
            <text:p>29/3/2024</text:p>
          </table:table-cell>
          <table:table-cell table:style-name="ce39" office:value-type="string">
            <text:p>2024-03-29T12:37:44Z</text:p>
          </table:table-cell>
          <table:table-cell table:style-name="ce38" office:value-type="string">
            <text:p>9499f6c1e3f41800</text:p>
          </table:table-cell>
          <table:table-cell table:style-name="ce38" office:value-type="string">
            <text:p>2.16.840.1.113883.2.9.2.90.4.4.22ce456e634a236cbd96bbcd5b6aa7a20af14caf549fd7cf7c986f54b2368ea7.b991eea3ec^^^^urn:ihe:iti:xdw:2013:workflowInstanceId</text:p>
          </table:table-cell>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33" office:value-type="string">
            <text:p>Crash eds workflow exception </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si è verificato un crash Crash eds workflow exception</text:p>
          </table:table-cell>
          <table:table-cell table:style-name="ce41"/>
          <table:table-cell table:style-name="ce47"/>
          <table:table-cell table:style-name="ce48" office:value-type="string">
            <text:p>{"traceID":"9499f6c1e3f41800","spanID":"9499f6c1e3f41800","warning":"","workflowInstanceId":"2.16.840.1.113883.2.9.2.90.4.4.22ce456e634a236cbd96bbcd5b6aa7a20af14caf549fd7cf7c986f54b2368ea7.b991eea3ec^^^^urn:ihe:iti:xdw:2013:workflowInstanceId"}</text:p>
          </table:table-cell>
          <table:table-cell table:style-name="ce50" office:value-type="string">
            <text:p>KO</text:p>
          </table:table-cell>
          <table:table-cell table:number-columns-repeated="1004"/>
        </table:table-row>
        <table:table-row table:style-name="ro38">
          <table:table-cell table:style-name="ce24" office:value-type="float" office:value="300">
            <text:p>300</text:p>
          </table:table-cell>
          <table:table-cell table:style-name="ce30" office:value-type="string">
            <text:p>ELIMINAZIONE</text:p>
          </table:table-cell>
          <table:table-cell table:style-name="ce30" office:value-type="string">
            <text:p>RSA</text:p>
          </table:table-cell>
          <table:table-cell table:style-name="ce30" office:value-type="string">
            <text:p>ELIMINAZIONE_CDA2_RSA_CT2_KO</text:p>
          </table:table-cell>
          <table:table-cell table:style-name="ce35"/>
          <table:table-cell table:style-name="ce37" office:value-type="date" office:date-value="2024-04-02">
            <text:p>2/4/2024</text:p>
          </table:table-cell>
          <table:table-cell table:style-name="ce39" office:value-type="string">
            <text:p>2024-04-02T09:39:57Z</text:p>
          </table:table-cell>
          <table:table-cell table:style-name="ce38" office:value-type="string">
            <text:p>a77b78369111f854</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Errore in fase di cancellazione,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documento non risulta presente</text:p>
          </table:table-cell>
          <table:table-cell table:style-name="ce41"/>
          <table:table-cell table:style-name="ce47"/>
          <table:table-cell table:style-name="ce48" office:value-type="string">
            <text:p/>
            <text:p>HTTP/1.1 404 Not Found</text:p>
            <text:p>X-Backside-Transport: FAIL FAIL</text:p>
            <text:p>Connection: Keep-Alive</text:p>
            <text:p>Transfer-Encoding: chunked</text:p>
            <text:p>Expires: 0</text:p>
            <text:p>Cache-Control: no-cache, no-store, must-revalidate</text:p>
            <text:p>set-cookie: 894d46ecfc124039ee218b63c12a3329=89abaebb3027dd249ad669fefaf335ad; path=/; HttpOnly; Secure; SameSite=None</text:p>
            <text:p>Server: GovWay-SOGEI</text:p>
            <text:p>Pragma: no-cache</text:p>
            <text:p>GovWay-Message-ID: b159a065-0d61-498c-af9e-4d73c86017cd</text:p>
            <text:p>GovWay-Transaction-ID: 0c50639a-f0d1-11ee-9223-005056ae7395</text:p>
            <text:p>server-timing: intid;desc=14db4dc9d14c414f</text:p>
            <text:p>content-disposition: inline;filename=f.txt</text:p>
            <text:p>Date: Tue, 02 Apr 2024 09:39:57 GMT</text:p>
            <text:p>Vary: *</text:p>
            <text:p>X-Content-Type-Options: nosniff</text:p>
            <text:p>Content-Type: application/problem+json</text:p>
            <text:p>X-Global-Transaction-ID: 3f7e3e2d660bd26c20d0340d</text:p>
            <text:p/>
            <text:p>{"traceID":"a77b78369111f854","spanID":"a77b78369111f854","type":"/msg/eds-error","title":"Eds error.","detail":"Document cannot be found on the Server FHIR","status":404,"instance":"/msg/eds-document-missing"}s</text:p>
          </table:table-cell>
          <table:table-cell table:style-name="ce50" office:value-type="string">
            <text:p>KO</text:p>
          </table:table-cell>
          <table:table-cell table:number-columns-repeated="1004"/>
        </table:table-row>
        <table:table-row table:style-name="ro16">
          <table:table-cell table:style-name="ce24" office:value-type="float" office:value="301">
            <text:p>301</text:p>
          </table:table-cell>
          <table:table-cell table:style-name="ce30" office:value-type="string">
            <text:p>AGGIORNAMENTO_METADATI</text:p>
          </table:table-cell>
          <table:table-cell table:style-name="ce30" office:value-type="string">
            <text:p>RSA</text:p>
          </table:table-cell>
          <table:table-cell table:style-name="ce30" office:value-type="string">
            <text:p>AGGIORNAMENTO_METADATI_CDA2_RSA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office:value-type="date" office:date-value="2024-04-02">
            <text:p>2/4/2024</text:p>
          </table:table-cell>
          <table:table-cell table:style-name="ce39" office:value-type="string">
            <text:p>2024-04-02T09:47:44Z</text:p>
          </table:table-cell>
          <table:table-cell table:style-name="ce38" office:value-type="string">
            <text:p>2753f6980984100d</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Errore in fase di aggiornamento meta dati,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documento non risulta presente</text:p>
          </table:table-cell>
          <table:table-cell table:style-name="ce41"/>
          <table:table-cell table:style-name="ce47"/>
          <table:table-cell table:style-name="ce48" office:value-type="string">
            <text:p>{"traceID":"15f5b801a1f2e93e","spanID":"15f5b801a1f2e93e","type":"/msg/eds-error","title":"Eds error.","detail":"Document cannot be found on the Server FHIR","status":404,"instance":"/msg/eds-document-missing"}</text:p>
          </table:table-cell>
          <table:table-cell table:style-name="ce50" office:value-type="string">
            <text:p>KO</text:p>
          </table:table-cell>
          <table:table-cell table:number-columns-repeated="1004"/>
        </table:table-row>
        <table:table-row table:style-name="ro39">
          <table:table-cell table:style-name="ce24" office:value-type="float" office:value="302">
            <text:p>302</text:p>
          </table:table-cell>
          <table:table-cell table:style-name="ce30" office:value-type="string">
            <text:p>PUBBLICAZIONE_SOSTITUZIONE</text:p>
          </table:table-cell>
          <table:table-cell table:style-name="ce30" office:value-type="string">
            <text:p>RSA</text:p>
          </table:table-cell>
          <table:table-cell table:style-name="ce30" office:value-type="string">
            <text:p>PUBBLICAZIONE_SOSTITUZIONE_CDA2_RSA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RSA2.pdf" presente al path https://github.com/ministero-salute/it-fse-accreditamento; </text:p>
            <text:p>▪comporre i metadati contenente la RequestBody utilizzando il json "RSA - Caso di Test 4 - Replace" presente al path "https://github.com/ministero-salute/it-fse-accreditamento"; in particolare sarà necessario inserire il prefisso SKIP_VALIDATION_ nel valore del campo "identificativoDoc".</text:p>
            <text:p/>
            <text:p/>
          </table:table-cell>
          <table:table-cell table:style-name="ce37" office:value-type="date" office:date-value="2024-04-02">
            <text:p>2/4/2024</text:p>
          </table:table-cell>
          <table:table-cell table:style-name="ce39" office:value-type="string">
            <text:p>2024-04-02T09:51:14Z</text:p>
          </table:table-cell>
          <table:table-cell table:style-name="ce38" office:value-type="string">
            <text:p>415763ed83b5dc22</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Errore aggiornamento del documento,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documento non risulta presente</text:p>
          </table:table-cell>
          <table:table-cell table:style-name="ce41"/>
          <table:table-cell table:style-name="ce47"/>
          <table:table-cell table:style-name="ce48" office:value-type="string">
            <text:p>{"traceID":"415763ed83b5dc22","spanID":"415763ed83b5dc22","type":"/msg/record-not-found","title":"Record non trovato.","detail":"No Record Found","status":404,"instance":"/record-not-found"}</text:p>
          </table:table-cell>
          <table:table-cell table:style-name="ce50" office:value-type="string">
            <text:p>KO</text:p>
          </table:table-cell>
          <table:table-cell table:number-columns-repeated="1004"/>
        </table:table-row>
        <table:table-row table:style-name="ro40">
          <table:table-cell table:style-name="ce24" office:value-type="float" office:value="303">
            <text:p>303</text:p>
          </table:table-cell>
          <table:table-cell table:style-name="ce30" office:value-type="string">
            <text:p>OSCURAMENTO</text:p>
          </table:table-cell>
          <table:table-cell table:style-name="ce30" office:value-type="string">
            <text:p>RSA</text:p>
          </table:table-cell>
          <table:table-cell table:style-name="ce30" office:value-type="string">
            <text:p>OSCURAMENTO_CDA2_RSA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office:value-type="date" office:date-value="2024-04-02">
            <text:p>2/4/2024</text:p>
          </table:table-cell>
          <table:table-cell table:style-name="ce39" office:value-type="string">
            <text:p>2024-04-02T09:43:56Z</text:p>
          </table:table-cell>
          <table:table-cell table:style-name="ce38" office:value-type="string">
            <text:p>15f5b801a1f2e93e</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Errore in fase di aggiornamento meta dati,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documento non risulta presente</text:p>
          </table:table-cell>
          <table:table-cell table:style-name="ce41"/>
          <table:table-cell table:style-name="ce47"/>
          <table:table-cell table:style-name="ce48" office:value-type="string">
            <text:p>{"traceID":"15f5b801a1f2e93e","spanID":"15f5b801a1f2e93e","type":"/msg/eds-error","title":"Eds error.","detail":"Document cannot be found on the Server FHIR","status":404,"instance":"/msg/eds-document-missing"}</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304">
            <text:p>304</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PSS1.pdf" presente al path https://github.com/ministero-salute/it-fse-accreditamento; </text:p>
            <text:p>▪per comporre i metadati contenente la RequestBody utilizzare il json "PSS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5">
            <text:p>305</text:p>
          </table:table-cell>
          <table:table-cell table:style-name="ce30" office:value-type="string">
            <text:p>PUBBLICAZIONE_SOSTITUZIONE</text:p>
          </table:table-cell>
          <table:table-cell table:style-name="ce30" office:value-type="string">
            <text:p>PSS</text:p>
          </table:table-cell>
          <table:table-cell table:style-name="ce30" office:value-type="string">
            <text:p>PUBBLICAZIONE_SOSTITUZIONE_CDA2_PSS_CT1</text:p>
          </table:table-cell>
          <table:table-cell table:style-name="ce35" office:value-type="string">
            <text:p>Prerequisiti: si esegue con esito positivo il caso di test PUBBLICAZIONE_CREAZIONE_CDA2_PSS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PSS2.pdf" presente al path https://github.com/ministero-salute/it-fse-accreditamento; </text:p>
            <text:p>▪per comporre i metadati contenente la RequestBody utilizzare il json "PSS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6">
            <text:p>306</text:p>
          </table:table-cell>
          <table:table-cell table:style-name="ce30" office:value-type="string">
            <text:p>AGGIORNAMENTO_METADATI</text:p>
          </table:table-cell>
          <table:table-cell table:style-name="ce30" office:value-type="string">
            <text:p>PSS</text:p>
          </table:table-cell>
          <table:table-cell table:style-name="ce30" office:value-type="string">
            <text:p>AGGIORNAMENTO_METADATI_CDA2_PSS_CT1</text:p>
          </table:table-cell>
          <table:table-cell table:style-name="ce35" office:value-type="string">
            <text:p>Prerequisito: si esegue con esito positivo il caso di test PUBBLICAZIONE_CREAZIONE_CDA2_PSS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7">
            <text:p>307</text:p>
          </table:table-cell>
          <table:table-cell table:style-name="ce30" office:value-type="string">
            <text:p>ELIMINAZIONE</text:p>
          </table:table-cell>
          <table:table-cell table:style-name="ce30" office:value-type="string">
            <text:p>PSS</text:p>
          </table:table-cell>
          <table:table-cell table:style-name="ce30" office:value-type="string">
            <text:p>ELIMINAZIONE_CDA2_PSS_CT1</text:p>
          </table:table-cell>
          <table:table-cell table:style-name="ce35" office:value-type="string">
            <text:p>Prerequisito: si esegue con esito positivo il caso di test PUBBLICAZIONE_CREAZIONE_CDA2_PSS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8">
            <text:p>308</text:p>
          </table:table-cell>
          <table:table-cell table:style-name="ce30" office:value-type="string">
            <text:p>OSCURAMENTO</text:p>
          </table:table-cell>
          <table:table-cell table:style-name="ce30" office:value-type="string">
            <text:p>PSS</text:p>
          </table:table-cell>
          <table:table-cell table:style-name="ce30" office:value-type="string">
            <text:p>OSCURAMENTO_CDA2_PSS_CT1</text:p>
          </table:table-cell>
          <table:table-cell table:style-name="ce35" office:value-type="string">
            <text:p>Prerequisito: si esegue con esito positivo il caso di test PUBBLICAZIONE_CREAZIONE_CDA2_PSS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9">
            <text:p>309</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0">
            <text:p>310</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1">
            <text:p>311</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4_KO</text:p>
          </table:table-cell>
          <table:table-cell table:style-name="ce35" office:value-type="string">
            <text:p>Prerequisiti: eseguire il caso di test PUBBLICAZIONE_CREAZIONE_CDA2_PSS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2">
            <text:p>312</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3">
            <text:p>313</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4">
            <text:p>314</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5">
            <text:p>315</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6">
            <text:p>316</text:p>
          </table:table-cell>
          <table:table-cell table:style-name="ce30" office:value-type="string">
            <text:p>ELIMINAZIONE</text:p>
          </table:table-cell>
          <table:table-cell table:style-name="ce30" office:value-type="string">
            <text:p>PSS</text:p>
          </table:table-cell>
          <table:table-cell table:style-name="ce30" office:value-type="string">
            <text:p>ELIMINAZIONE_CDA2_PSS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1" table:visibility="filter">
          <table:table-cell table:style-name="ce24" office:value-type="float" office:value="317">
            <text:p>317</text:p>
          </table:table-cell>
          <table:table-cell table:style-name="ce30" office:value-type="string">
            <text:p>AGGIORNAMENTO_METADATI</text:p>
          </table:table-cell>
          <table:table-cell table:style-name="ce30" office:value-type="string">
            <text:p>PSS</text:p>
          </table:table-cell>
          <table:table-cell table:style-name="ce30" office:value-type="string">
            <text:p>AGGIORNAMENTO_METADATI_CDA2_PSS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2" table:visibility="filter">
          <table:table-cell table:style-name="ce24" office:value-type="float" office:value="318">
            <text:p>318</text:p>
          </table:table-cell>
          <table:table-cell table:style-name="ce30" office:value-type="string">
            <text:p>PUBBLICAZIONE_SOSTITUZIONE</text:p>
          </table:table-cell>
          <table:table-cell table:style-name="ce30" office:value-type="string">
            <text:p>PSS</text:p>
          </table:table-cell>
          <table:table-cell table:style-name="ce30" office:value-type="string">
            <text:p>PUBBLICAZIONE_SOSTITUZIONE_CDA2_PSS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PSS2.pdf" presente al path https://github.com/ministero-salute/it-fse-accreditamento; </text:p>
            <text:p>▪comporre i metadati contenente la RequestBody utilizzando il json "PSS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9">
            <text:p>319</text:p>
          </table:table-cell>
          <table:table-cell table:style-name="ce30" office:value-type="string">
            <text:p>OSCURAMENTO</text:p>
          </table:table-cell>
          <table:table-cell table:style-name="ce30" office:value-type="string">
            <text:p>PSS</text:p>
          </table:table-cell>
          <table:table-cell table:style-name="ce30" office:value-type="string">
            <text:p>OSCURAMENTO_CDA2_PSS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0">
            <text:p>320</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1">
            <text:p>321</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22">
            <text:p>322</text:p>
          </table:table-cell>
          <table:table-cell table:style-name="ce30" office:value-type="string">
            <text:p>PUBBLICAZIONE_SOSTITUZIONE</text:p>
          </table:table-cell>
          <table:table-cell table:style-name="ce30" office:value-type="string">
            <text:p>LAB</text:p>
          </table:table-cell>
          <table:table-cell table:style-name="ce30" office:value-type="string">
            <text:p>PUBBLICAZIONE_SOSTITUZIONE_CDA2_LAB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LAB2.pdf" presente al path https://github.com/ministero-salute/it-fse-accreditamento; </text:p>
            <text:p>▪comporre i metadati contenente la RequestBody utilizzando il json "LAB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23">
            <text:p>323</text:p>
          </table:table-cell>
          <table:table-cell table:style-name="ce30" office:value-type="string">
            <text:p>PUBBLICAZIONE_SOSTITUZIONE</text:p>
          </table:table-cell>
          <table:table-cell table:style-name="ce30" office:value-type="string">
            <text:p>LAB</text:p>
          </table:table-cell>
          <table:table-cell table:style-name="ce30" office:value-type="string">
            <text:p>PUBBLICAZIONE_SOSTITUZIONE_CDA2_LAB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LAB2.pdf" presente al path https://github.com/ministero-salute/it-fse-accreditamento; </text:p>
            <text:p>▪comporre i metadati contenente la RequestBody utilizzando il json "LAB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4">
            <text:p>324</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5">
            <text:p>325</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26">
            <text:p>326</text:p>
          </table:table-cell>
          <table:table-cell table:style-name="ce30" office:value-type="string">
            <text:p>PUBBLICAZIONE_SOSTITUZIONE</text:p>
          </table:table-cell>
          <table:table-cell table:style-name="ce30" office:value-type="string">
            <text:p>LDO</text:p>
          </table:table-cell>
          <table:table-cell table:style-name="ce30" office:value-type="string">
            <text:p>PUBBLICAZIONE_SOSTITUZIONE_CDA2_LDO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LDO2.pdf" presente al path https://github.com/ministero-salute/it-fse-accreditamento; </text:p>
            <text:p>▪comporre i metadati contenente la RequestBody utilizzando il json "LDO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27">
            <text:p>327</text:p>
          </table:table-cell>
          <table:table-cell table:style-name="ce30" office:value-type="string">
            <text:p>PUBBLICAZIONE_SOSTITUZIONE</text:p>
          </table:table-cell>
          <table:table-cell table:style-name="ce30" office:value-type="string">
            <text:p>LDO</text:p>
          </table:table-cell>
          <table:table-cell table:style-name="ce30" office:value-type="string">
            <text:p>PUBBLICAZIONE_SOSTITUZIONE_CDA2_LDO_CT5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LDO2.pdf" presente al path https://github.com/ministero-salute/it-fse-accreditamento; </text:p>
            <text:p>▪comporre i metadati contenente la RequestBody utilizzando il json "LDO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8">
            <text:p>328</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9">
            <text:p>329</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30">
            <text:p>330</text:p>
          </table:table-cell>
          <table:table-cell table:style-name="ce30" office:value-type="string">
            <text:p>PUBBLICAZIONE_SOSTITUZIONE</text:p>
          </table:table-cell>
          <table:table-cell table:style-name="ce30" office:value-type="string">
            <text:p>RAD</text:p>
          </table:table-cell>
          <table:table-cell table:style-name="ce30" office:value-type="string">
            <text:p>PUBBLICAZIONE_SOSTITUZIONE_CDA2_RAD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RAD2.pdf" presente al path https://github.com/ministero-salute/it-fse-accreditamento; </text:p>
            <text:p>▪comporre i metadati contenente la RequestBody utilizzando il json "RAD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31">
            <text:p>331</text:p>
          </table:table-cell>
          <table:table-cell table:style-name="ce30" office:value-type="string">
            <text:p>PUBBLICAZIONE_SOSTITUZIONE</text:p>
          </table:table-cell>
          <table:table-cell table:style-name="ce30" office:value-type="string">
            <text:p>RAD</text:p>
          </table:table-cell>
          <table:table-cell table:style-name="ce30" office:value-type="string">
            <text:p>PUBBLICAZIONE_SOSTITUZIONE_CDA2_RAD_CT5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RAD2.pdf" presente al path https://github.com/ministero-salute/it-fse-accreditamento; </text:p>
            <text:p>▪comporre i metadati contenente la RequestBody utilizzando il json "RAD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32">
            <text:p>332</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33">
            <text:p>333</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34">
            <text:p>334</text:p>
          </table:table-cell>
          <table:table-cell table:style-name="ce30" office:value-type="string">
            <text:p>PUBBLICAZIONE_SOSTITUZIONE</text:p>
          </table:table-cell>
          <table:table-cell table:style-name="ce30" office:value-type="string">
            <text:p>CERT_VAC</text:p>
          </table:table-cell>
          <table:table-cell table:style-name="ce30" office:value-type="string">
            <text:p>PUBBLICAZIONE_SOSTITUZIONE_CDA2_CERT_VACC_CT3_KO</text:p>
          </table:table-cell>
          <table:table-cell table:style-name="ce35" office:value-type="string">
            <text:p>Prerequisito: per i fornitori in grado di validare, deve essere effettuata la validazione del documento da pubblicare.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CERT_VACC2.pdf" presente al path https://github.com/ministero-salute/it-fse-accreditamento; </text:p>
            <text:p>▪comporre i metadati contenente la RequestBody utilizzando il json "CERT_VACC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35">
            <text:p>335</text:p>
          </table:table-cell>
          <table:table-cell table:style-name="ce30" office:value-type="string">
            <text:p>PUBBLICAZIONE_SOSTITUZIONE</text:p>
          </table:table-cell>
          <table:table-cell table:style-name="ce30" office:value-type="string">
            <text:p>CERT_VAC</text:p>
          </table:table-cell>
          <table:table-cell table:style-name="ce30" office:value-type="string">
            <text:p>PUBBLICAZIONE_SOSTITUZIONE_CDA2_CERT_VACC_CT5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CERT_VACC2.pdf" presente al path https://github.com/ministero-salute/it-fse-accreditamento; </text:p>
            <text:p>▪comporre i metadati contenente la RequestBody utilizzando il json "CERT_VACC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36">
            <text:p>336</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37">
            <text:p>337</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38">
            <text:p>338</text:p>
          </table:table-cell>
          <table:table-cell table:style-name="ce30" office:value-type="string">
            <text:p>PUBBLICAZIONE_SOSTITUZIONE</text:p>
          </table:table-cell>
          <table:table-cell table:style-name="ce30" office:value-type="string">
            <text:p>SING_VAC</text:p>
          </table:table-cell>
          <table:table-cell table:style-name="ce30" office:value-type="string">
            <text:p>PUBBLICAZIONE_SOSTITUZIONE_CDA2_SING_VACC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SING_VACC2.pdf" presente al path https://github.com/ministero-salute/it-fse-accreditamento; </text:p>
            <text:p>▪comporre i metadati contenente la RequestBody utilizzando il json "SING_VACC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39">
            <text:p>339</text:p>
          </table:table-cell>
          <table:table-cell table:style-name="ce30" office:value-type="string">
            <text:p>PUBBLICAZIONE_SOSTITUZIONE</text:p>
          </table:table-cell>
          <table:table-cell table:style-name="ce30" office:value-type="string">
            <text:p>SING_VAC</text:p>
          </table:table-cell>
          <table:table-cell table:style-name="ce30" office:value-type="string">
            <text:p>PUBBLICAZIONE_SOSTITUZIONE_CDA2_SING_VACC_CT5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SING_VACC2.pdf" presente al path https://github.com/ministero-salute/it-fse-accreditamento; </text:p>
            <text:p>▪comporre i metadati contenente la RequestBody utilizzando il json "SING_VACC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40">
            <text:p>340</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41">
            <text:p>341</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42">
            <text:p>342</text:p>
          </table:table-cell>
          <table:table-cell table:style-name="ce30" office:value-type="string">
            <text:p>PUBBLICAZIONE_SOSTITUZIONE</text:p>
          </table:table-cell>
          <table:table-cell table:style-name="ce30" office:value-type="string">
            <text:p>VPS</text:p>
          </table:table-cell>
          <table:table-cell table:style-name="ce30" office:value-type="string">
            <text:p>PUBBLICAZIONE_SOSTITUZIONE_CDA2_VPS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VPS2.pdf" presente al path https://github.com/ministero-salute/it-fse-accreditamento; </text:p>
            <text:p>▪comporre i metadati contenente la RequestBody utilizzando il json "VPS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43">
            <text:p>343</text:p>
          </table:table-cell>
          <table:table-cell table:style-name="ce30" office:value-type="string">
            <text:p>PUBBLICAZIONE_SOSTITUZIONE</text:p>
          </table:table-cell>
          <table:table-cell table:style-name="ce30" office:value-type="string">
            <text:p>VPS</text:p>
          </table:table-cell>
          <table:table-cell table:style-name="ce30" office:value-type="string">
            <text:p>PUBBLICAZIONE_SOSTITUZIONE_CDA2_VPS_CT5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VPS2.pdf" presente al path https://github.com/ministero-salute/it-fse-accreditamento; </text:p>
            <text:p>▪comporre i metadati contenente la RequestBody utilizzando il json "VPS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table-cell table:style-name="ce24" office:value-type="float" office:value="344">
            <text:p>344</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office:value-type="date" office:date-value="2024-04-02">
            <text:p>2/4/2024</text:p>
          </table:table-cell>
          <table:table-cell table:style-name="ce39" office:value-type="string">
            <text:p>2024-04-02T09:43:56Z</text:p>
          </table:table-cell>
          <table:table-cell table:style-name="ce38" office:value-type="string">
            <text:p>6f4bef1b3f254eda</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pubblicazione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formato del campoatti clinici non è corretto e si procede con la correzione</text:p>
          </table:table-cell>
          <table:table-cell table:style-name="ce41"/>
          <table:table-cell table:style-name="ce47"/>
          <table:table-cell table:style-name="ce48" office:value-type="string">
            <text:p>{"traceID":"6f4bef1b3f254eda","spanID":"6f4bef1b3f254eda","type":"/msg/mandatory-element","title":"Campo obbligatorio non presente.","detail":"Il campo atti clinici XXX non è consentito","status":400,"instance":"/request-missing-field"}s</text:p>
          </table:table-cell>
          <table:table-cell table:style-name="ce50" office:value-type="string">
            <text:p>KO</text:p>
          </table:table-cell>
          <table:table-cell table:number-columns-repeated="1004"/>
        </table:table-row>
        <table:table-row table:style-name="ro43">
          <table:table-cell table:style-name="ce24" office:value-type="float" office:value="345">
            <text:p>345</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office:value-type="date" office:date-value="2024-04-02">
            <text:p>2/4/2024</text:p>
          </table:table-cell>
          <table:table-cell table:style-name="ce39" office:value-type="string">
            <text:p>2024-04-02T09:56:33Z</text:p>
          </table:table-cell>
          <table:table-cell table:style-name="ce38" office:value-type="string">
            <text:p>27802d0eda2d8146</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pubblicazione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formato del campo data inizio non è corretto e si procede con la correzione</text:p>
          </table:table-cell>
          <table:table-cell table:style-name="ce41"/>
          <table:table-cell table:style-name="ce47"/>
          <table:table-cell table:style-name="ce48" office:value-type="string">
            <text:p>{"traceID":"27802d0eda2d8146","spanID":"27802d0eda2d8146","type":"/msg/invalid-format","title":"Formato campo non valido.","detail":"Il campo data inizio deve essere valorizzato correttamente","status":400,"instance":"/request-invalid-date-format"}s</text:p>
          </table:table-cell>
          <table:table-cell table:style-name="ce50" office:value-type="string">
            <text:p>KO</text:p>
          </table:table-cell>
          <table:table-cell table:number-columns-repeated="1004"/>
        </table:table-row>
        <table:table-row table:style-name="ro44">
          <table:table-cell table:style-name="ce24" office:value-type="float" office:value="346">
            <text:p>346</text:p>
          </table:table-cell>
          <table:table-cell table:style-name="ce30" office:value-type="string">
            <text:p>PUBBLICAZIONE_SOSTITUZIONE</text:p>
          </table:table-cell>
          <table:table-cell table:style-name="ce30" office:value-type="string">
            <text:p>RSA</text:p>
          </table:table-cell>
          <table:table-cell table:style-name="ce30" office:value-type="string">
            <text:p>PUBBLICAZIONE_SOSTITUZIONE_CDA2_RSA_CT3_KO</text:p>
          </table:table-cell>
          <table:table-cell table:style-name="ce35" office:value-type="string">
            <text:p>Prerequisito: per i fornitori in grado di validare, deve essere effettuata la validazione del documento da pubblicare.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RSA2.pdf" presente al path https://github.com/ministero-salute/it-fse-accreditamento; </text:p>
            <text:p>▪comporre i metadati contenente la RequestBody utilizzando il json "RSA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office:value-type="date" office:date-value="2024-04-02">
            <text:p>2/4/2024</text:p>
          </table:table-cell>
          <table:table-cell table:style-name="ce39" office:value-type="string">
            <text:p>2024-04-02T09:56:33Z</text:p>
          </table:table-cell>
          <table:table-cell table:style-name="ce38" office:value-type="string">
            <text:p>43eeca469702bc50</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aggiornamento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formato del campoatti clinici non è corretto e si procede con la correzione</text:p>
          </table:table-cell>
          <table:table-cell table:style-name="ce41"/>
          <table:table-cell table:style-name="ce47"/>
          <table:table-cell table:style-name="ce48" office:value-type="string">
            <text:p>{"traceID":"43eeca469702bc50","spanID":"43eeca469702bc50","type":"/msg/mandatory-element","title":"Campo obbligatorio non presente.","detail":"Il campo atti clinici XXX non è consentito","status":400,"instance":"/request-missing-field"}</text:p>
          </table:table-cell>
          <table:table-cell table:style-name="ce50" office:value-type="string">
            <text:p>KO</text:p>
          </table:table-cell>
          <table:table-cell table:number-columns-repeated="1004"/>
        </table:table-row>
        <table:table-row table:style-name="ro45">
          <table:table-cell table:style-name="ce24" office:value-type="float" office:value="347">
            <text:p>347</text:p>
          </table:table-cell>
          <table:table-cell table:style-name="ce30" office:value-type="string">
            <text:p>PUBBLICAZIONE_SOSTITUZIONE</text:p>
          </table:table-cell>
          <table:table-cell table:style-name="ce30" office:value-type="string">
            <text:p>RSA</text:p>
          </table:table-cell>
          <table:table-cell table:style-name="ce30" office:value-type="string">
            <text:p>PUBBLICAZIONE_SOSTITUZIONE_CDA2_RSA_CT5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RSA2.pdf" presente al path https://github.com/ministero-salute/it-fse-accreditamento; </text:p>
            <text:p>▪comporre i metadati contenente la RequestBody utilizzando il json "RSA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office:value-type="date" office:date-value="2024-04-02">
            <text:p>2/4/2024</text:p>
          </table:table-cell>
          <table:table-cell table:style-name="ce39" office:value-type="string">
            <text:p>2024-04-02T10:08:23Z</text:p>
          </table:table-cell>
          <table:table-cell table:style-name="ce38" office:value-type="string">
            <text:p>976059b12b8f85e7</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aggiornamento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formato del data inizio prestazione non è corretto e si procede con la correzione</text:p>
          </table:table-cell>
          <table:table-cell table:style-name="ce41"/>
          <table:table-cell table:style-name="ce47"/>
          <table:table-cell table:style-name="ce48" office:value-type="string">
            <text:p>{"traceID":"976059b12b8f85e7","spanID":"976059b12b8f85e7","type":"/msg/invalid-format","title":"Formato campo non valido.","detail":"Il campo data inizio deve essere valorizzato correttamente","status":400,"instance":"/request-invalid-date-format"}</text:p>
          </table:table-cell>
          <table:table-cell table:style-name="ce50" office:value-type="string">
            <text:p>KO</text:p>
          </table:table-cell>
          <table:table-cell table:number-columns-repeated="1004"/>
        </table:table-row>
        <table:table-row table:style-name="ro43" table:visibility="filter">
          <table:table-cell table:style-name="ce24" office:value-type="float" office:value="348">
            <text:p>348</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49">
            <text:p>349</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50">
            <text:p>350</text:p>
          </table:table-cell>
          <table:table-cell table:style-name="ce30" office:value-type="string">
            <text:p>PUBBLICAZIONE_SOSTITUZIONE</text:p>
          </table:table-cell>
          <table:table-cell table:style-name="ce30" office:value-type="string">
            <text:p>PSS</text:p>
          </table:table-cell>
          <table:table-cell table:style-name="ce30" office:value-type="string">
            <text:p>PUBBLICAZIONE_SOSTITUZIONE_CDA2_PSS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PSS2.pdf" presente al path https://github.com/ministero-salute/it-fse-accreditamento; </text:p>
            <text:p>▪comporre i metadati contenente la RequestBody utilizzando il json "PSS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51">
            <text:p>351</text:p>
          </table:table-cell>
          <table:table-cell table:style-name="ce30" office:value-type="string">
            <text:p>PUBBLICAZIONE_SOSTITUZIONE</text:p>
          </table:table-cell>
          <table:table-cell table:style-name="ce30" office:value-type="string">
            <text:p>PSS</text:p>
          </table:table-cell>
          <table:table-cell table:style-name="ce30" office:value-type="string">
            <text:p>PUBBLICAZIONE_SOSTITUZIONE_CDA2_PSS_CT5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PSS2.pdf" presente al path https://github.com/ministero-salute/it-fse-accreditamento; </text:p>
            <text:p>▪comporre i metadati contenente la RequestBody utilizzando il json "PSS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2">
            <text:p>352</text:p>
          </table:table-cell>
          <table:table-cell table:style-name="ce30" office:value-type="string">
            <text:p>AGGIORNAMENTO_METADATI</text:p>
          </table:table-cell>
          <table:table-cell table:style-name="ce30" office:value-type="string">
            <text:p>LAB</text:p>
          </table:table-cell>
          <table:table-cell table:style-name="ce30" office:value-type="string">
            <text:p>AGGIORNAMENTO_METADATI_CDA2_LAB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3">
            <text:p>353</text:p>
          </table:table-cell>
          <table:table-cell table:style-name="ce30" office:value-type="string">
            <text:p>AGGIORNAMENTO_METADATI</text:p>
          </table:table-cell>
          <table:table-cell table:style-name="ce30" office:value-type="string">
            <text:p>LAB</text:p>
          </table:table-cell>
          <table:table-cell table:style-name="ce30" office:value-type="string">
            <text:p>AGGIORNAMENTO_METADATI_CDA2_LAB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4">
            <text:p>354</text:p>
          </table:table-cell>
          <table:table-cell table:style-name="ce30" office:value-type="string">
            <text:p>AGGIORNAMENTO_METADATI</text:p>
          </table:table-cell>
          <table:table-cell table:style-name="ce30" office:value-type="string">
            <text:p>LDO</text:p>
          </table:table-cell>
          <table:table-cell table:style-name="ce30" office:value-type="string">
            <text:p>AGGIORNAMENTO_METADATI_CDA2_LDO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5">
            <text:p>355</text:p>
          </table:table-cell>
          <table:table-cell table:style-name="ce30" office:value-type="string">
            <text:p>AGGIORNAMENTO_METADATI</text:p>
          </table:table-cell>
          <table:table-cell table:style-name="ce30" office:value-type="string">
            <text:p>LDO</text:p>
          </table:table-cell>
          <table:table-cell table:style-name="ce30" office:value-type="string">
            <text:p>AGGIORNAMENTO_METADATI_CDA2_LDO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6">
            <text:p>356</text:p>
          </table:table-cell>
          <table:table-cell table:style-name="ce30" office:value-type="string">
            <text:p>AGGIORNAMENTO_METADATI</text:p>
          </table:table-cell>
          <table:table-cell table:style-name="ce30" office:value-type="string">
            <text:p>RAD</text:p>
          </table:table-cell>
          <table:table-cell table:style-name="ce30" office:value-type="string">
            <text:p>AGGIORNAMENTO_METADATI_CDA2_RAD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7">
            <text:p>357</text:p>
          </table:table-cell>
          <table:table-cell table:style-name="ce30" office:value-type="string">
            <text:p>AGGIORNAMENTO_METADATI</text:p>
          </table:table-cell>
          <table:table-cell table:style-name="ce30" office:value-type="string">
            <text:p>RAD</text:p>
          </table:table-cell>
          <table:table-cell table:style-name="ce30" office:value-type="string">
            <text:p>AGGIORNAMENTO_METADATI_CDA2_RAD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8">
            <text:p>358</text:p>
          </table:table-cell>
          <table:table-cell table:style-name="ce30" office:value-type="string">
            <text:p>AGGIORNAMENTO_METADATI</text:p>
          </table:table-cell>
          <table:table-cell table:style-name="ce30" office:value-type="string">
            <text:p>CERT_VAC</text:p>
          </table:table-cell>
          <table:table-cell table:style-name="ce30" office:value-type="string">
            <text:p>AGGIORNAMENTO_METADATI_CDA2_CERT_VACC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9">
            <text:p>359</text:p>
          </table:table-cell>
          <table:table-cell table:style-name="ce30" office:value-type="string">
            <text:p>AGGIORNAMENTO_METADATI</text:p>
          </table:table-cell>
          <table:table-cell table:style-name="ce30" office:value-type="string">
            <text:p>CERT_VAC</text:p>
          </table:table-cell>
          <table:table-cell table:style-name="ce30" office:value-type="string">
            <text:p>AGGIORNAMENTO_METADATI_CDA2_CERT_VACC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0">
            <text:p>360</text:p>
          </table:table-cell>
          <table:table-cell table:style-name="ce30" office:value-type="string">
            <text:p>AGGIORNAMENTO_METADATI</text:p>
          </table:table-cell>
          <table:table-cell table:style-name="ce30" office:value-type="string">
            <text:p>SING_VAC</text:p>
          </table:table-cell>
          <table:table-cell table:style-name="ce30" office:value-type="string">
            <text:p>AGGIORNAMENTO_METADATI_CDA2_SING_VACC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1">
            <text:p>361</text:p>
          </table:table-cell>
          <table:table-cell table:style-name="ce30" office:value-type="string">
            <text:p>AGGIORNAMENTO_METADATI</text:p>
          </table:table-cell>
          <table:table-cell table:style-name="ce30" office:value-type="string">
            <text:p>SING_VAC</text:p>
          </table:table-cell>
          <table:table-cell table:style-name="ce30" office:value-type="string">
            <text:p>AGGIORNAMENTO_METADATI_CDA2_SING_VACC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2">
            <text:p>362</text:p>
          </table:table-cell>
          <table:table-cell table:style-name="ce30" office:value-type="string">
            <text:p>AGGIORNAMENTO_METADATI</text:p>
          </table:table-cell>
          <table:table-cell table:style-name="ce30" office:value-type="string">
            <text:p>VPS</text:p>
          </table:table-cell>
          <table:table-cell table:style-name="ce30" office:value-type="string">
            <text:p>AGGIORNAMENTO_METADATI_CDA2_VPS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3">
            <text:p>363</text:p>
          </table:table-cell>
          <table:table-cell table:style-name="ce30" office:value-type="string">
            <text:p>AGGIORNAMENTO_METADATI</text:p>
          </table:table-cell>
          <table:table-cell table:style-name="ce30" office:value-type="string">
            <text:p>VPS</text:p>
          </table:table-cell>
          <table:table-cell table:style-name="ce30" office:value-type="string">
            <text:p>AGGIORNAMENTO_METADATI_CDA2_VPS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table-cell table:style-name="ce24" office:value-type="float" office:value="364">
            <text:p>364</text:p>
          </table:table-cell>
          <table:table-cell table:style-name="ce30" office:value-type="string">
            <text:p>AGGIORNAMENTO_METADATI</text:p>
          </table:table-cell>
          <table:table-cell table:style-name="ce30" office:value-type="string">
            <text:p>RSA</text:p>
          </table:table-cell>
          <table:table-cell table:style-name="ce30" office:value-type="string">
            <text:p>AGGIORNAMENTO_METADATI_CDA2_RSA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office:value-type="date" office:date-value="2024-04-02">
            <text:p>2/4/2024</text:p>
          </table:table-cell>
          <table:table-cell table:style-name="ce39" office:value-type="string">
            <text:p>2024-04-02T10:08:23Z</text:p>
          </table:table-cell>
          <table:table-cell table:style-name="ce38" office:value-type="string">
            <text:p>9ed4f038322532ee</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aggiornamento metadati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campo atti clinici ha un formato non valido. Si procede con la correzione</text:p>
          </table:table-cell>
          <table:table-cell table:style-name="ce41"/>
          <table:table-cell table:style-name="ce47"/>
          <table:table-cell table:style-name="ce48" office:value-type="string">
            <text:p>{"traceID":"9ed4f038322532ee","spanID":"9ed4f038322532ee","type":"/msg/mandatory-element","title":"Campo obbligatorio non presente.","detail":"Il campo atti clinici XXX non è consentito","status":400,"instance":"/request-missing-field"}</text:p>
          </table:table-cell>
          <table:table-cell table:style-name="ce50" office:value-type="string">
            <text:p>KO</text:p>
          </table:table-cell>
          <table:table-cell table:number-columns-repeated="1004"/>
        </table:table-row>
        <table:table-row table:style-name="ro46">
          <table:table-cell table:style-name="ce24" office:value-type="float" office:value="365">
            <text:p>365</text:p>
          </table:table-cell>
          <table:table-cell table:style-name="ce30" office:value-type="string">
            <text:p>AGGIORNAMENTO_METADATI</text:p>
          </table:table-cell>
          <table:table-cell table:style-name="ce30" office:value-type="string">
            <text:p>RSA</text:p>
          </table:table-cell>
          <table:table-cell table:style-name="ce30" office:value-type="string">
            <text:p>AGGIORNAMENTO_METADATI_CDA2_RSA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Update" presente al path "https://github.com/ministero-salute/it-fse-accreditamento".</text:p>
            <text:p/>
            <text:p>Per tutti i fornitori è necessario valorizzare nel json il campo dataInizioPrestazione con il seguente valore (formato non ammesso):</text:p>
            <text:p/>
          </table:table-cell>
          <table:table-cell table:style-name="ce37" office:value-type="date" office:date-value="2024-04-02">
            <text:p>2/4/2024</text:p>
          </table:table-cell>
          <table:table-cell table:style-name="ce39" office:value-type="string">
            <text:p>2024-04-02T10:08:23Z</text:p>
          </table:table-cell>
          <table:table-cell table:style-name="ce38" table:number-columns-repeated="2"/>
          <table:table-cell table:style-name="ce41" table:number-columns-repeated="2"/>
          <table:table-cell table:number-columns-repeated="2" table:style-name="ce41" office:value-type="string">
            <text:p>SI</text:p>
          </table:table-cell>
          <table:table-cell table:style-name="ce41" office:value-type="string">
            <text:p>Si è verificato un errore in fase di aggiornamento metadati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campo atti clinici ha un formato non valido. Si procede con la correzione</text:p>
          </table:table-cell>
          <table:table-cell table:style-name="ce41"/>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6">
            <text:p>366</text:p>
          </table:table-cell>
          <table:table-cell table:style-name="ce30" office:value-type="string">
            <text:p>AGGIORNAMENTO_METADATI</text:p>
          </table:table-cell>
          <table:table-cell table:style-name="ce30" office:value-type="string">
            <text:p>PSS</text:p>
          </table:table-cell>
          <table:table-cell table:style-name="ce30" office:value-type="string">
            <text:p>AGGIORNAMENTO_METADATI_CDA2_PSS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7">
            <text:p>367</text:p>
          </table:table-cell>
          <table:table-cell table:style-name="ce30" office:value-type="string">
            <text:p>AGGIORNAMENTO_METADATI</text:p>
          </table:table-cell>
          <table:table-cell table:style-name="ce30" office:value-type="string">
            <text:p>PSS</text:p>
          </table:table-cell>
          <table:table-cell table:style-name="ce30" office:value-type="string">
            <text:p>AGGIORNAMENTO_METADATI_CDA2_PSS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68">
            <text:p>368</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69">
            <text:p>369</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0">
            <text:p>370</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1">
            <text:p>371</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2">
            <text:p>372</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3">
            <text:p>373</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5">
          <table:table-cell table:style-name="ce24" office:value-type="float" office:value="374">
            <text:p>374</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RSA" e "CDA2_Referto_Specialistica_Ambulatoriale_OK" presenti al path https://github.com/ministero-salute/it-fse-accreditamento.</text:p>
            <text:p/>
          </table:table-cell>
          <table:table-cell table:style-name="ce37" office:value-type="date" office:date-value="2024-04-02">
            <text:p>2/4/2024</text:p>
          </table:table-cell>
          <table:table-cell table:style-name="ce39" office:value-type="string">
            <text:p>2024-04-02T10:21:09Z</text:p>
          </table:table-cell>
          <table:table-cell table:style-name="ce38" office:value-type="string">
            <text:p>ad3c0c356480d461</text:p>
          </table:table-cell>
          <table:table-cell table:style-name="ce38" office:value-type="string">
            <text:p>2.16.840.1.113883.2.9.2.90.4.4.58a0878fe81e7008e4e537545b41916097f188913e69478647ed0336e1d9be3f.d4178d3642^^^^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office:value-type="string">
            <text:p>{"traceID":"ad3c0c356480d461","spanID":"ad3c0c356480d461","workflowInstanceId":"2.16.840.1.113883.2.9.2.90.4.4.58a0878fe81e7008e4e537545b41916097f188913e69478647ed0336e1d9be3f.d4178d3642^^^^urn:ihe:iti:xdw:2013:workflowInstanceId"}</text:p>
          </table:table-cell>
          <table:table-cell table:style-name="ce50" office:value-type="string">
            <text:p>OK</text:p>
          </table:table-cell>
          <table:table-cell table:number-columns-repeated="1004"/>
        </table:table-row>
        <table:table-row table:style-name="ro1" table:visibility="filter">
          <table:table-cell table:style-name="ce24" office:value-type="float" office:value="375">
            <text:p>375</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6">
            <text:p>376</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TRASF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OK - HLA" riportata nei documenti "Caso di test - Trasfusionale" e "CDA2_Trasfusionale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1" office:value-type="string">
            <text:p>OK</text:p>
          </table:table-cell>
          <table:table-cell table:number-columns-repeated="1004"/>
        </table:table-row>
        <table:table-row table:style-name="ro1" table:number-rows-repeated="200">
          <table:table-cell table:number-columns-repeated="5"/>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number-rows-repeated="417">
          <table:table-cell table:number-columns-repeated="19"/>
          <table:table-cell table:style-name="ce40"/>
          <table:table-cell table:number-columns-repeated="1004"/>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Istruzioni Compilazione'.$A$1" table:cell-range-address="$TestCases.$A$9:.$T$383"/>
        </table:named-expressions>
      </table:table>
      <table:table table:name="Summary" table:style-name="ta4" table:print="false">
        <office:forms form:automatic-focus="false" form:apply-design-mode="false"/>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2" table:number-columns-repeated="2" table:default-cell-style-name="Excel_20_Built-in_20_Normal"/>
        <table:table-column table:style-name="co3" table:number-columns-repeated="1018" table:default-cell-style-name="Excel_20_Built-in_20_Normal"/>
        <table:table-row table:style-name="ro1">
          <table:table-cell table:style-name="ce13" office:value-type="string">
            <text:p>Tipo Documento</text:p>
          </table:table-cell>
          <table:table-cell table:style-name="ce13" office:value-type="string">
            <text:p>SERVIZIO</text:p>
          </table:table-cell>
          <table:table-cell table:style-name="ce13" office:value-type="string">
            <text:p>ID TEST CASE OK</text:p>
          </table:table-cell>
          <table:table-cell table:style-name="ce13" office:value-type="string">
            <text:p>ID TEST CASE KO</text:p>
          </table:table-cell>
          <table:table-cell table:number-columns-repeated="1020"/>
        </table:table-row>
        <table:table-row table:style-name="ro1">
          <table:table-cell table:style-name="ce11" office:value-type="string">
            <text:p>LAB</text:p>
          </table:table-cell>
          <table:table-cell table:style-name="ce11" office:value-type="string">
            <text:p>Validazione</text:p>
          </table:table-cell>
          <table:table-cell table:style-name="ce42" office:value-type="string">
            <text:p>1,2,3,4,5,368</text:p>
          </table:table-cell>
          <table:table-cell table:style-name="ce42" office:value-type="string">
            <text:p>28,36,44,52,53,54,55,56,57,58,59,60,61,62</text:p>
          </table:table-cell>
          <table:table-cell table:number-columns-repeated="1020"/>
        </table:table-row>
        <table:table-row table:style-name="ro1">
          <table:table-cell table:style-name="ce11" office:value-type="string">
            <text:p>LDO</text:p>
          </table:table-cell>
          <table:table-cell table:style-name="ce11" office:value-type="string">
            <text:p>Validazione</text:p>
          </table:table-cell>
          <table:table-cell table:style-name="ce42" office:value-type="string">
            <text:p>6,7,8,9,369</text:p>
          </table:table-cell>
          <table:table-cell table:style-name="ce42" office:value-type="string">
            <text:p>29,37,45,63,64,65,66,67,68,69,70,71,72,73,74</text:p>
          </table:table-cell>
          <table:table-cell table:number-columns-repeated="1020"/>
        </table:table-row>
        <table:table-row table:style-name="ro1">
          <table:table-cell table:style-name="ce11" office:value-type="string">
            <text:p>RAD</text:p>
          </table:table-cell>
          <table:table-cell table:style-name="ce11" office:value-type="string">
            <text:p>Validazione</text:p>
          </table:table-cell>
          <table:table-cell table:style-name="ce42" office:value-type="string">
            <text:p>11,12,13,14,370</text:p>
          </table:table-cell>
          <table:table-cell table:style-name="ce43" office:value-type="string">
            <text:p>31,39,47,75,76,77,78,79,80,81,82,83,84,85,86,87,88,89,90,91,92,93</text:p>
          </table:table-cell>
          <table:table-cell table:number-columns-repeated="1020"/>
        </table:table-row>
        <table:table-row table:style-name="ro1">
          <table:table-cell table:style-name="ce11" office:value-type="string">
            <text:p>CERT_VAC</text:p>
          </table:table-cell>
          <table:table-cell table:style-name="ce11" office:value-type="string">
            <text:p>Validazione</text:p>
          </table:table-cell>
          <table:table-cell table:style-name="ce42" office:value-type="string">
            <text:p>16,17,18,19,371</text:p>
          </table:table-cell>
          <table:table-cell table:style-name="ce42" office:value-type="string">
            <text:p>33,41,49,94,95,96,97,98,99,100,101,102,103,104,105,106</text:p>
          </table:table-cell>
          <table:table-cell table:number-columns-repeated="1020"/>
        </table:table-row>
        <table:table-row table:style-name="ro1">
          <table:table-cell table:style-name="ce11" office:value-type="string">
            <text:p>SING_VAC</text:p>
          </table:table-cell>
          <table:table-cell table:style-name="ce11" office:value-type="string">
            <text:p>Validazione</text:p>
          </table:table-cell>
          <table:table-cell table:style-name="ce42" office:value-type="string">
            <text:p>20,21,22,23,372</text:p>
          </table:table-cell>
          <table:table-cell table:style-name="ce43" office:value-type="string">
            <text:p>34,42,50,107,108,109,110,111,112,113,114,115,116,117,118,119,120,121</text:p>
          </table:table-cell>
          <table:table-cell table:number-columns-repeated="1020"/>
        </table:table-row>
        <table:table-row table:style-name="ro11">
          <table:table-cell table:style-name="ce11" office:value-type="string">
            <text:p>VPS</text:p>
          </table:table-cell>
          <table:table-cell table:style-name="ce11" office:value-type="string">
            <text:p>Validazione</text:p>
          </table:table-cell>
          <table:table-cell table:style-name="ce42" office:value-type="string">
            <text:p>24,25,26,27,373</text:p>
          </table:table-cell>
          <table:table-cell table:style-name="ce43" office:value-type="string">
            <text:p>35,43,51,122,123,124,125,126,127,128,129,130,131,132,133,134,135,136,137,138,139,140,141,142,143,144,145,146</text:p>
          </table:table-cell>
          <table:table-cell table:number-columns-repeated="1020"/>
        </table:table-row>
        <table:table-row table:style-name="ro11">
          <table:table-cell table:style-name="ce11" office:value-type="string">
            <text:p>RSA</text:p>
          </table:table-cell>
          <table:table-cell table:style-name="ce11" office:value-type="string">
            <text:p>Validazione</text:p>
          </table:table-cell>
          <table:table-cell table:style-name="ce42" office:value-type="string">
            <text:p>147,148,149,150,374</text:p>
          </table:table-cell>
          <table:table-cell table:style-name="ce43" office:value-type="string">
            <text:p>32,40,48,151,152,153,154,155,156,157,158,159,160,161,162,163,164,165,166,167,168,169</text:p>
          </table:table-cell>
          <table:table-cell table:number-columns-repeated="1020"/>
        </table:table-row>
        <table:table-row table:style-name="ro11">
          <table:table-cell table:style-name="ce11" office:value-type="string">
            <text:p>PSS</text:p>
          </table:table-cell>
          <table:table-cell table:style-name="ce11" office:value-type="string">
            <text:p>Validazione</text:p>
          </table:table-cell>
          <table:table-cell table:style-name="ce42" office:value-type="string">
            <text:p>170,171,172,173,375</text:p>
          </table:table-cell>
          <table:table-cell table:style-name="ce43" office:value-type="string">
            <text:p>30,38,46,174,175,176,177,178,179,180,181,182,183,184,185,186,187,188,189,190</text:p>
          </table:table-cell>
          <table:table-cell table:number-columns-repeated="1020"/>
        </table:table-row>
        <table:table-row table:style-name="ro5">
          <table:table-cell table:style-name="ce11" office:value-type="string">
            <text:p>LAB - TRASF</text:p>
          </table:table-cell>
          <table:table-cell table:style-name="ce11" office:value-type="string">
            <text:p>Validazione</text:p>
          </table:table-cell>
          <table:table-cell table:style-name="ce43" office:value-type="string">
            <text:p>191,376 più ove possibile fare riferimento agli "ID TEST CASE OK" del Tipo "LAB"</text:p>
          </table:table-cell>
          <table:table-cell table:style-name="ce42" office:value-type="string">
            <text:p>Fare riferimento agli "ID TEST CASE KO" del Tipo "LAB"</text:p>
          </table:table-cell>
          <table:table-cell table:number-columns-repeated="1020"/>
        </table:table-row>
        <table:table-row table:style-name="ro1">
          <table:table-cell table:style-name="ce11" office:value-type="string">
            <text:p>LAB</text:p>
          </table:table-cell>
          <table:table-cell table:style-name="ce11" office:value-type="string">
            <text:p>Pubblicazione Creazione</text:p>
          </table:table-cell>
          <table:table-cell table:style-name="ce42" office:value-type="float" office:value="192">
            <text:p>192</text:p>
          </table:table-cell>
          <table:table-cell table:style-name="ce42" office:value-type="string">
            <text:p>197,198,199,200,201,202,203,320,321</text:p>
          </table:table-cell>
          <table:table-cell table:number-columns-repeated="1020"/>
        </table:table-row>
        <table:table-row table:style-name="ro1">
          <table:table-cell table:style-name="ce11" office:value-type="string">
            <text:p>LDO</text:p>
          </table:table-cell>
          <table:table-cell table:style-name="ce11" office:value-type="string">
            <text:p>Pubblicazione Creazione</text:p>
          </table:table-cell>
          <table:table-cell table:style-name="ce42" office:value-type="float" office:value="208">
            <text:p>208</text:p>
          </table:table-cell>
          <table:table-cell table:style-name="ce42" office:value-type="string">
            <text:p>213,214,215,216,217,218,219,324,325</text:p>
          </table:table-cell>
          <table:table-cell table:number-columns-repeated="1020"/>
        </table:table-row>
        <table:table-row table:style-name="ro1">
          <table:table-cell table:style-name="ce11" office:value-type="string">
            <text:p>RAD</text:p>
          </table:table-cell>
          <table:table-cell table:style-name="ce11" office:value-type="string">
            <text:p>Pubblicazione Creazione</text:p>
          </table:table-cell>
          <table:table-cell table:style-name="ce42" office:value-type="float" office:value="224">
            <text:p>224</text:p>
          </table:table-cell>
          <table:table-cell table:style-name="ce43" office:value-type="string">
            <text:p>229,230,231,232,233,234,235,328,329</text:p>
          </table:table-cell>
          <table:table-cell table:number-columns-repeated="1020"/>
        </table:table-row>
        <table:table-row table:style-name="ro1">
          <table:table-cell table:style-name="ce11" office:value-type="string">
            <text:p>CERT_VAC</text:p>
          </table:table-cell>
          <table:table-cell table:style-name="ce11" office:value-type="string">
            <text:p>Pubblicazione Creazione</text:p>
          </table:table-cell>
          <table:table-cell table:style-name="ce42" office:value-type="float" office:value="240">
            <text:p>240</text:p>
          </table:table-cell>
          <table:table-cell table:style-name="ce42" office:value-type="string">
            <text:p>245,246,247,248,249,250,251,332,333</text:p>
          </table:table-cell>
          <table:table-cell table:number-columns-repeated="1020"/>
        </table:table-row>
        <table:table-row table:style-name="ro1">
          <table:table-cell table:style-name="ce11" office:value-type="string">
            <text:p>SING_VAC</text:p>
          </table:table-cell>
          <table:table-cell table:style-name="ce11" office:value-type="string">
            <text:p>Pubblicazione Creazione</text:p>
          </table:table-cell>
          <table:table-cell table:style-name="ce42" office:value-type="float" office:value="256">
            <text:p>256</text:p>
          </table:table-cell>
          <table:table-cell table:style-name="ce43" office:value-type="string">
            <text:p>261,262,263,264,265,266,267,336,337</text:p>
          </table:table-cell>
          <table:table-cell table:number-columns-repeated="1020"/>
        </table:table-row>
        <table:table-row table:style-name="ro1">
          <table:table-cell table:style-name="ce11" office:value-type="string">
            <text:p>VPS</text:p>
          </table:table-cell>
          <table:table-cell table:style-name="ce11" office:value-type="string">
            <text:p>Pubblicazione Creazione</text:p>
          </table:table-cell>
          <table:table-cell table:style-name="ce42" office:value-type="float" office:value="272">
            <text:p>272</text:p>
          </table:table-cell>
          <table:table-cell table:style-name="ce43" office:value-type="string">
            <text:p>277,278,279,280,281,282,283,340,341</text:p>
          </table:table-cell>
          <table:table-cell table:number-columns-repeated="1020"/>
        </table:table-row>
        <table:table-row table:style-name="ro1">
          <table:table-cell table:style-name="ce11" office:value-type="string">
            <text:p>RSA</text:p>
          </table:table-cell>
          <table:table-cell table:style-name="ce11" office:value-type="string">
            <text:p>Pubblicazione Creazione</text:p>
          </table:table-cell>
          <table:table-cell table:style-name="ce42" office:value-type="float" office:value="288">
            <text:p>288</text:p>
          </table:table-cell>
          <table:table-cell table:style-name="ce43" office:value-type="string">
            <text:p>293,294,295,296,297,298,299,344,345</text:p>
          </table:table-cell>
          <table:table-cell table:number-columns-repeated="1020"/>
        </table:table-row>
        <table:table-row table:style-name="ro29">
          <table:table-cell table:style-name="ce11" office:value-type="string">
            <text:p>PSS</text:p>
          </table:table-cell>
          <table:table-cell table:style-name="ce11" office:value-type="string">
            <text:p>Pubblicazione Creazione</text:p>
          </table:table-cell>
          <table:table-cell table:style-name="ce42" office:value-type="float" office:value="304">
            <text:p>304</text:p>
          </table:table-cell>
          <table:table-cell table:style-name="ce43" office:value-type="string">
            <text:p>309,310,311,312,313,314,315,348,349</text:p>
          </table:table-cell>
          <table:table-cell table:number-columns-repeated="1020"/>
        </table:table-row>
        <table:table-row table:style-name="ro1">
          <table:table-cell table:style-name="ce11" office:value-type="string">
            <text:p>LAB</text:p>
          </table:table-cell>
          <table:table-cell table:style-name="ce11" office:value-type="string">
            <text:p>Pubblicazione Sostituizione</text:p>
          </table:table-cell>
          <table:table-cell table:style-name="ce42" office:value-type="float" office:value="193">
            <text:p>193</text:p>
          </table:table-cell>
          <table:table-cell table:style-name="ce42" office:value-type="string">
            <text:p>206,322,323</text:p>
          </table:table-cell>
          <table:table-cell table:number-columns-repeated="1020"/>
        </table:table-row>
        <table:table-row table:style-name="ro1">
          <table:table-cell table:style-name="ce11" office:value-type="string">
            <text:p>LDO</text:p>
          </table:table-cell>
          <table:table-cell table:style-name="ce11" office:value-type="string">
            <text:p>Pubblicazione Sostituizione</text:p>
          </table:table-cell>
          <table:table-cell table:style-name="ce42" office:value-type="float" office:value="209">
            <text:p>209</text:p>
          </table:table-cell>
          <table:table-cell table:style-name="ce42" office:value-type="string">
            <text:p>222,326,327</text:p>
          </table:table-cell>
          <table:table-cell table:number-columns-repeated="1020"/>
        </table:table-row>
        <table:table-row table:style-name="ro1">
          <table:table-cell table:style-name="ce11" office:value-type="string">
            <text:p>RAD</text:p>
          </table:table-cell>
          <table:table-cell table:style-name="ce11" office:value-type="string">
            <text:p>Pubblicazione Sostituizione</text:p>
          </table:table-cell>
          <table:table-cell table:style-name="ce42" office:value-type="float" office:value="225">
            <text:p>225</text:p>
          </table:table-cell>
          <table:table-cell table:style-name="ce43" office:value-type="string">
            <text:p>238,330,331</text:p>
          </table:table-cell>
          <table:table-cell table:number-columns-repeated="1020"/>
        </table:table-row>
        <table:table-row table:style-name="ro1">
          <table:table-cell table:style-name="ce11" office:value-type="string">
            <text:p>CERT_VAC</text:p>
          </table:table-cell>
          <table:table-cell table:style-name="ce11" office:value-type="string">
            <text:p>Pubblicazione Sostituizione</text:p>
          </table:table-cell>
          <table:table-cell table:style-name="ce42" office:value-type="float" office:value="241">
            <text:p>241</text:p>
          </table:table-cell>
          <table:table-cell table:style-name="ce42" office:value-type="string">
            <text:p>254,334,335</text:p>
          </table:table-cell>
          <table:table-cell table:number-columns-repeated="1020"/>
        </table:table-row>
        <table:table-row table:style-name="ro1">
          <table:table-cell table:style-name="ce11" office:value-type="string">
            <text:p>SING_VAC</text:p>
          </table:table-cell>
          <table:table-cell table:style-name="ce11" office:value-type="string">
            <text:p>Pubblicazione Sostituizione</text:p>
          </table:table-cell>
          <table:table-cell table:style-name="ce42" office:value-type="float" office:value="257">
            <text:p>257</text:p>
          </table:table-cell>
          <table:table-cell table:style-name="ce43" office:value-type="string">
            <text:p>270,338,339</text:p>
          </table:table-cell>
          <table:table-cell table:number-columns-repeated="1020"/>
        </table:table-row>
        <table:table-row table:style-name="ro1">
          <table:table-cell table:style-name="ce11" office:value-type="string">
            <text:p>VPS</text:p>
          </table:table-cell>
          <table:table-cell table:style-name="ce11" office:value-type="string">
            <text:p>Pubblicazione Sostituizione</text:p>
          </table:table-cell>
          <table:table-cell table:style-name="ce42" office:value-type="float" office:value="273">
            <text:p>273</text:p>
          </table:table-cell>
          <table:table-cell table:style-name="ce43" office:value-type="string">
            <text:p>286,342,343</text:p>
          </table:table-cell>
          <table:table-cell table:number-columns-repeated="1020"/>
        </table:table-row>
        <table:table-row table:style-name="ro1">
          <table:table-cell table:style-name="ce11" office:value-type="string">
            <text:p>RSA</text:p>
          </table:table-cell>
          <table:table-cell table:style-name="ce11" office:value-type="string">
            <text:p>Pubblicazione Sostituizione</text:p>
          </table:table-cell>
          <table:table-cell table:style-name="ce42" office:value-type="float" office:value="289">
            <text:p>289</text:p>
          </table:table-cell>
          <table:table-cell table:style-name="ce43" office:value-type="string">
            <text:p>302,346,347</text:p>
          </table:table-cell>
          <table:table-cell table:number-columns-repeated="1020"/>
        </table:table-row>
        <table:table-row table:style-name="ro1">
          <table:table-cell table:style-name="ce11" office:value-type="string">
            <text:p>PSS</text:p>
          </table:table-cell>
          <table:table-cell table:style-name="ce11" office:value-type="string">
            <text:p>Pubblicazione Sostituizione</text:p>
          </table:table-cell>
          <table:table-cell table:style-name="ce42" office:value-type="float" office:value="305">
            <text:p>305</text:p>
          </table:table-cell>
          <table:table-cell table:style-name="ce43" office:value-type="string">
            <text:p>318,350,351</text:p>
          </table:table-cell>
          <table:table-cell table:number-columns-repeated="1020"/>
        </table:table-row>
        <table:table-row table:style-name="ro1">
          <table:table-cell table:style-name="ce11" office:value-type="string">
            <text:p>LAB</text:p>
          </table:table-cell>
          <table:table-cell table:style-name="ce11" office:value-type="string">
            <text:p>Aggiornamento Metadati</text:p>
          </table:table-cell>
          <table:table-cell table:style-name="ce42" office:value-type="float" office:value="194">
            <text:p>194</text:p>
          </table:table-cell>
          <table:table-cell table:style-name="ce42" office:value-type="string">
            <text:p>205,352,353</text:p>
          </table:table-cell>
          <table:table-cell table:number-columns-repeated="1020"/>
        </table:table-row>
        <table:table-row table:style-name="ro1">
          <table:table-cell table:style-name="ce11" office:value-type="string">
            <text:p>LDO</text:p>
          </table:table-cell>
          <table:table-cell table:style-name="ce11" office:value-type="string">
            <text:p>Aggiornamento Metadati</text:p>
          </table:table-cell>
          <table:table-cell table:style-name="ce42" office:value-type="float" office:value="210">
            <text:p>210</text:p>
          </table:table-cell>
          <table:table-cell table:style-name="ce42" office:value-type="string">
            <text:p>221,354,355</text:p>
          </table:table-cell>
          <table:table-cell table:number-columns-repeated="1020"/>
        </table:table-row>
        <table:table-row table:style-name="ro1">
          <table:table-cell table:style-name="ce11" office:value-type="string">
            <text:p>RAD</text:p>
          </table:table-cell>
          <table:table-cell table:style-name="ce11" office:value-type="string">
            <text:p>Aggiornamento Metadati</text:p>
          </table:table-cell>
          <table:table-cell table:style-name="ce42" office:value-type="float" office:value="226">
            <text:p>226</text:p>
          </table:table-cell>
          <table:table-cell table:style-name="ce44" office:value-type="string">
            <text:p>237,356,357</text:p>
          </table:table-cell>
          <table:table-cell table:number-columns-repeated="1020"/>
        </table:table-row>
        <table:table-row table:style-name="ro1">
          <table:table-cell table:style-name="ce11" office:value-type="string">
            <text:p>CERT_VAC</text:p>
          </table:table-cell>
          <table:table-cell table:style-name="ce11" office:value-type="string">
            <text:p>Aggiornamento Metadati</text:p>
          </table:table-cell>
          <table:table-cell table:style-name="ce42" office:value-type="float" office:value="242">
            <text:p>242</text:p>
          </table:table-cell>
          <table:table-cell table:style-name="ce42" office:value-type="string">
            <text:p>253,358,359</text:p>
          </table:table-cell>
          <table:table-cell table:number-columns-repeated="1020"/>
        </table:table-row>
        <table:table-row table:style-name="ro1">
          <table:table-cell table:style-name="ce11" office:value-type="string">
            <text:p>SING_VAC</text:p>
          </table:table-cell>
          <table:table-cell table:style-name="ce11" office:value-type="string">
            <text:p>Aggiornamento Metadati</text:p>
          </table:table-cell>
          <table:table-cell table:style-name="ce42" office:value-type="float" office:value="258">
            <text:p>258</text:p>
          </table:table-cell>
          <table:table-cell table:style-name="ce43" office:value-type="string">
            <text:p>269,360,361</text:p>
          </table:table-cell>
          <table:table-cell table:number-columns-repeated="1020"/>
        </table:table-row>
        <table:table-row table:style-name="ro1">
          <table:table-cell table:style-name="ce11" office:value-type="string">
            <text:p>VPS</text:p>
          </table:table-cell>
          <table:table-cell table:style-name="ce11" office:value-type="string">
            <text:p>Aggiornamento Metadati</text:p>
          </table:table-cell>
          <table:table-cell table:style-name="ce42" office:value-type="float" office:value="274">
            <text:p>274</text:p>
          </table:table-cell>
          <table:table-cell table:style-name="ce43" office:value-type="string">
            <text:p>285,362,363</text:p>
          </table:table-cell>
          <table:table-cell table:number-columns-repeated="1020"/>
        </table:table-row>
        <table:table-row table:style-name="ro1">
          <table:table-cell table:style-name="ce11" office:value-type="string">
            <text:p>RSA</text:p>
          </table:table-cell>
          <table:table-cell table:style-name="ce11" office:value-type="string">
            <text:p>Aggiornamento Metadati</text:p>
          </table:table-cell>
          <table:table-cell table:style-name="ce42" office:value-type="float" office:value="290">
            <text:p>290</text:p>
          </table:table-cell>
          <table:table-cell table:style-name="ce43" office:value-type="string">
            <text:p>301,364,365</text:p>
          </table:table-cell>
          <table:table-cell table:number-columns-repeated="1020"/>
        </table:table-row>
        <table:table-row table:style-name="ro1">
          <table:table-cell table:style-name="ce11" office:value-type="string">
            <text:p>PSS</text:p>
          </table:table-cell>
          <table:table-cell table:style-name="ce11" office:value-type="string">
            <text:p>Aggiornamento Metadati</text:p>
          </table:table-cell>
          <table:table-cell table:style-name="ce42" office:value-type="float" office:value="306">
            <text:p>306</text:p>
          </table:table-cell>
          <table:table-cell table:style-name="ce43" office:value-type="string">
            <text:p>317,366,367</text:p>
          </table:table-cell>
          <table:table-cell table:number-columns-repeated="1020"/>
        </table:table-row>
        <table:table-row table:style-name="ro1">
          <table:table-cell table:style-name="ce11" office:value-type="string">
            <text:p>LAB</text:p>
          </table:table-cell>
          <table:table-cell table:style-name="ce11" office:value-type="string">
            <text:p>Eliminazione</text:p>
          </table:table-cell>
          <table:table-cell table:style-name="ce42" office:value-type="float" office:value="195">
            <text:p>195</text:p>
          </table:table-cell>
          <table:table-cell table:style-name="ce42" office:value-type="float" office:value="204">
            <text:p>204</text:p>
          </table:table-cell>
          <table:table-cell table:number-columns-repeated="1020"/>
        </table:table-row>
        <table:table-row table:style-name="ro1">
          <table:table-cell table:style-name="ce11" office:value-type="string">
            <text:p>LDO</text:p>
          </table:table-cell>
          <table:table-cell table:style-name="ce11" office:value-type="string">
            <text:p>Eliminazione</text:p>
          </table:table-cell>
          <table:table-cell table:style-name="ce42" office:value-type="float" office:value="211">
            <text:p>211</text:p>
          </table:table-cell>
          <table:table-cell table:style-name="ce42" office:value-type="float" office:value="220">
            <text:p>220</text:p>
          </table:table-cell>
          <table:table-cell table:number-columns-repeated="1020"/>
        </table:table-row>
        <table:table-row table:style-name="ro1">
          <table:table-cell table:style-name="ce11" office:value-type="string">
            <text:p>RAD</text:p>
          </table:table-cell>
          <table:table-cell table:style-name="ce11" office:value-type="string">
            <text:p>Eliminazione</text:p>
          </table:table-cell>
          <table:table-cell table:style-name="ce42" office:value-type="float" office:value="227">
            <text:p>227</text:p>
          </table:table-cell>
          <table:table-cell table:style-name="ce43" office:value-type="float" office:value="236">
            <text:p>236</text:p>
          </table:table-cell>
          <table:table-cell table:number-columns-repeated="1020"/>
        </table:table-row>
        <table:table-row table:style-name="ro1">
          <table:table-cell table:style-name="ce11" office:value-type="string">
            <text:p>CERT_VAC</text:p>
          </table:table-cell>
          <table:table-cell table:style-name="ce11" office:value-type="string">
            <text:p>Eliminazione</text:p>
          </table:table-cell>
          <table:table-cell table:style-name="ce42" office:value-type="float" office:value="243">
            <text:p>243</text:p>
          </table:table-cell>
          <table:table-cell table:style-name="ce42" office:value-type="float" office:value="252">
            <text:p>252</text:p>
          </table:table-cell>
          <table:table-cell table:number-columns-repeated="1020"/>
        </table:table-row>
        <table:table-row table:style-name="ro1">
          <table:table-cell table:style-name="ce11" office:value-type="string">
            <text:p>SING_VAC</text:p>
          </table:table-cell>
          <table:table-cell table:style-name="ce11" office:value-type="string">
            <text:p>Eliminazione</text:p>
          </table:table-cell>
          <table:table-cell table:style-name="ce42" office:value-type="float" office:value="259">
            <text:p>259</text:p>
          </table:table-cell>
          <table:table-cell table:style-name="ce43" office:value-type="float" office:value="268">
            <text:p>268</text:p>
          </table:table-cell>
          <table:table-cell table:number-columns-repeated="1020"/>
        </table:table-row>
        <table:table-row table:style-name="ro1">
          <table:table-cell table:style-name="ce11" office:value-type="string">
            <text:p>VPS</text:p>
          </table:table-cell>
          <table:table-cell table:style-name="ce11" office:value-type="string">
            <text:p>Eliminazione</text:p>
          </table:table-cell>
          <table:table-cell table:style-name="ce42" office:value-type="float" office:value="275">
            <text:p>275</text:p>
          </table:table-cell>
          <table:table-cell table:style-name="ce43" office:value-type="float" office:value="284">
            <text:p>284</text:p>
          </table:table-cell>
          <table:table-cell table:number-columns-repeated="1020"/>
        </table:table-row>
        <table:table-row table:style-name="ro1">
          <table:table-cell table:style-name="ce11" office:value-type="string">
            <text:p>RSA</text:p>
          </table:table-cell>
          <table:table-cell table:style-name="ce11" office:value-type="string">
            <text:p>Eliminazione</text:p>
          </table:table-cell>
          <table:table-cell table:style-name="ce42" office:value-type="float" office:value="291">
            <text:p>291</text:p>
          </table:table-cell>
          <table:table-cell table:style-name="ce43" office:value-type="float" office:value="300">
            <text:p>300</text:p>
          </table:table-cell>
          <table:table-cell table:number-columns-repeated="1020"/>
        </table:table-row>
        <table:table-row table:style-name="ro1">
          <table:table-cell table:style-name="ce11" office:value-type="string">
            <text:p>PSS</text:p>
          </table:table-cell>
          <table:table-cell table:style-name="ce11" office:value-type="string">
            <text:p>Eliminazione</text:p>
          </table:table-cell>
          <table:table-cell table:style-name="ce42" office:value-type="float" office:value="307">
            <text:p>307</text:p>
          </table:table-cell>
          <table:table-cell table:style-name="ce43" office:value-type="float" office:value="316">
            <text:p>316</text:p>
          </table:table-cell>
          <table:table-cell table:number-columns-repeated="1020"/>
        </table:table-row>
        <table:table-row table:style-name="ro1">
          <table:table-cell table:style-name="ce11" office:value-type="string">
            <text:p>LAB</text:p>
          </table:table-cell>
          <table:table-cell table:style-name="ce11" office:value-type="string">
            <text:p>Oscuramento</text:p>
          </table:table-cell>
          <table:table-cell table:style-name="ce42" office:value-type="float" office:value="196">
            <text:p>196</text:p>
          </table:table-cell>
          <table:table-cell table:style-name="ce42" office:value-type="float" office:value="207">
            <text:p>207</text:p>
          </table:table-cell>
          <table:table-cell table:number-columns-repeated="1020"/>
        </table:table-row>
        <table:table-row table:style-name="ro1">
          <table:table-cell table:style-name="ce11" office:value-type="string">
            <text:p>LDO</text:p>
          </table:table-cell>
          <table:table-cell table:style-name="ce11" office:value-type="string">
            <text:p>Oscuramento</text:p>
          </table:table-cell>
          <table:table-cell table:style-name="ce42" office:value-type="float" office:value="212">
            <text:p>212</text:p>
          </table:table-cell>
          <table:table-cell table:style-name="ce42" office:value-type="float" office:value="223">
            <text:p>223</text:p>
          </table:table-cell>
          <table:table-cell table:number-columns-repeated="1020"/>
        </table:table-row>
        <table:table-row table:style-name="ro1">
          <table:table-cell table:style-name="ce11" office:value-type="string">
            <text:p>RAD</text:p>
          </table:table-cell>
          <table:table-cell table:style-name="ce11" office:value-type="string">
            <text:p>Oscuramento</text:p>
          </table:table-cell>
          <table:table-cell table:style-name="ce42" office:value-type="float" office:value="228">
            <text:p>228</text:p>
          </table:table-cell>
          <table:table-cell table:style-name="ce43" office:value-type="float" office:value="239">
            <text:p>239</text:p>
          </table:table-cell>
          <table:table-cell table:number-columns-repeated="1020"/>
        </table:table-row>
        <table:table-row table:style-name="ro1">
          <table:table-cell table:style-name="ce11" office:value-type="string">
            <text:p>CERT_VAC</text:p>
          </table:table-cell>
          <table:table-cell table:style-name="ce11" office:value-type="string">
            <text:p>Oscuramento</text:p>
          </table:table-cell>
          <table:table-cell table:style-name="ce42" office:value-type="float" office:value="244">
            <text:p>244</text:p>
          </table:table-cell>
          <table:table-cell table:style-name="ce42" office:value-type="float" office:value="255">
            <text:p>255</text:p>
          </table:table-cell>
          <table:table-cell table:number-columns-repeated="1020"/>
        </table:table-row>
        <table:table-row table:style-name="ro1">
          <table:table-cell table:style-name="ce11" office:value-type="string">
            <text:p>SING_VAC</text:p>
          </table:table-cell>
          <table:table-cell table:style-name="ce11" office:value-type="string">
            <text:p>Oscuramento</text:p>
          </table:table-cell>
          <table:table-cell table:style-name="ce42" office:value-type="float" office:value="260">
            <text:p>260</text:p>
          </table:table-cell>
          <table:table-cell table:style-name="ce43" office:value-type="float" office:value="271">
            <text:p>271</text:p>
          </table:table-cell>
          <table:table-cell table:number-columns-repeated="1020"/>
        </table:table-row>
        <table:table-row table:style-name="ro1">
          <table:table-cell table:style-name="ce11" office:value-type="string">
            <text:p>VPS</text:p>
          </table:table-cell>
          <table:table-cell table:style-name="ce11" office:value-type="string">
            <text:p>Oscuramento</text:p>
          </table:table-cell>
          <table:table-cell table:style-name="ce42" office:value-type="float" office:value="276">
            <text:p>276</text:p>
          </table:table-cell>
          <table:table-cell table:style-name="ce43" office:value-type="float" office:value="287">
            <text:p>287</text:p>
          </table:table-cell>
          <table:table-cell table:number-columns-repeated="1020"/>
        </table:table-row>
        <table:table-row table:style-name="ro1">
          <table:table-cell table:style-name="ce11" office:value-type="string">
            <text:p>RSA</text:p>
          </table:table-cell>
          <table:table-cell table:style-name="ce11" office:value-type="string">
            <text:p>Oscuramento</text:p>
          </table:table-cell>
          <table:table-cell table:style-name="ce42" office:value-type="float" office:value="292">
            <text:p>292</text:p>
          </table:table-cell>
          <table:table-cell table:style-name="ce43" office:value-type="float" office:value="303">
            <text:p>303</text:p>
          </table:table-cell>
          <table:table-cell table:number-columns-repeated="1020"/>
        </table:table-row>
        <table:table-row table:style-name="ro1">
          <table:table-cell table:style-name="ce11" office:value-type="string">
            <text:p>PSS</text:p>
          </table:table-cell>
          <table:table-cell table:style-name="ce11" office:value-type="string">
            <text:p>Oscuramento</text:p>
          </table:table-cell>
          <table:table-cell table:style-name="ce42" office:value-type="float" office:value="308">
            <text:p>308</text:p>
          </table:table-cell>
          <table:table-cell table:style-name="ce43" office:value-type="float" office:value="319">
            <text:p>319</text:p>
          </table:table-cell>
          <table:table-cell table:number-columns-repeated="1020"/>
        </table:table-row>
        <table:table-row table:style-name="ro1" table:number-rows-repeated="200">
          <table:table-cell table:number-columns-repeated="1024"/>
        </table:table-row>
        <table:table-row table:style-name="ro8" table:number-rows-repeated="75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table>
      <table:table table:name="Sheet1" table:style-name="ta5" table:print="false">
        <table:table-column table:style-name="co19" table:default-cell-style-name="Excel_20_Built-in_20_Normal"/>
        <table:table-column table:style-name="co20" table:default-cell-style-name="Excel_20_Built-in_20_Normal"/>
        <table:table-column table:style-name="co2" table:number-columns-repeated="4" table:default-cell-style-name="Excel_20_Built-in_20_Normal"/>
        <table:table-column table:style-name="co3" table:number-columns-repeated="1018" table:default-cell-style-name="Excel_20_Built-in_20_Normal"/>
        <table:table-row table:style-name="ro1">
          <table:table-cell table:style-name="ce7" office:value-type="string">
            <text:p>ESITO</text:p>
          </table:table-cell>
          <table:table-cell table:style-name="ce7" office:value-type="string">
            <text:p>APPLICABILITA'</text:p>
          </table:table-cell>
          <table:table-cell table:number-columns-repeated="1022"/>
        </table:table-row>
        <table:table-row table:style-name="ro1">
          <table:table-cell table:style-name="ce7" office:value-type="string">
            <text:p>PASS</text:p>
          </table:table-cell>
          <table:table-cell table:style-name="ce7" office:value-type="string">
            <text:p>SI</text:p>
          </table:table-cell>
          <table:table-cell table:number-columns-repeated="1022"/>
        </table:table-row>
        <table:table-row table:style-name="ro1">
          <table:table-cell table:style-name="ce7" office:value-type="string">
            <text:p>FAIL</text:p>
          </table:table-cell>
          <table:table-cell table:style-name="ce7" office:value-type="string">
            <text:p>NO</text:p>
          </table:table-cell>
          <table:table-cell table:number-columns-repeated="1022"/>
        </table:table-row>
        <table:table-row table:style-name="ro1">
          <table:table-cell table:style-name="ce7" table:number-columns-repeated="2"/>
          <table:table-cell table:number-columns-repeated="1022"/>
        </table:table-row>
        <table:table-row table:style-name="ro1" table:number-rows-repeated="216">
          <table:table-cell table:number-columns-repeated="1024"/>
        </table:table-row>
        <table:table-row table:style-name="ro8" table:number-rows-repeated="7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table>
      <table:named-expressions/>
      <table:database-ranges>
        <table:database-range table:name="_xlnm._FilterDatabase" table:target-range-address="TestCases.A9:TestCases.T383" table:display-filter-buttons="true">
          <table:filter>
            <table:filter-condition table:field-number="2" table:value="RSA" table:operator="="/>
          </table:filter>
        </table:database-range>
        <table:database-range table:name="Table_1" table:target-range-address="Sheet1.A1:Sheet1.A3"/>
        <table:database-range table:name="Table_2" table:target-range-address="Sheet1.B1:Sheet1.B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date-style style:name="N105">
      <number:day/>
      <number:text>/</number:text>
      <number:month/>
      <number:text>/</number:text>
      <number:year number:style="long"/>
    </number:date-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Estremità_20_linea_20_1" draw:display-name="Estremità li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4-02">02/04/2024</text:date>, <text:time>14.16.45</text:time></text:p>
        </style:region-right>
      </style:header>
      <style:header-left style:display="false"/>
      <style:footer>
        <text:p>Pagina <text:page-number>1</text:page-number> / <text:page-count>99</text:page-count></text:p>
      </style:footer>
      <style:footer-left style:display="false"/>
    </style:master-page>
    <style:master-page style:name="PageStyle_5f_Istruzioni_20_Compilazione" style:display-name="PageStyle_Istruzioni Compilazione" style:page-layout-name="Mpm3">
      <style:header style:display="false"/>
      <style:header-left style:display="false"/>
      <style:footer style:display="false"/>
      <style:footer-left style:display="false"/>
    </style:master-page>
    <style:master-page style:name="PageStyle_5f_Prerequisiti" style:display-name="PageStyle_Prerequisiti" style:page-layout-name="Mpm4">
      <style:header style:display="false"/>
      <style:header-left style:display="false"/>
      <style:footer style:display="false"/>
      <style:footer-left style:display="false"/>
    </style:master-page>
    <style:master-page style:name="PageStyle_5f_TestCases" style:display-name="PageStyle_TestCases"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heet1" style:display-name="PageStyle_Sheet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4-02T14:16:45.41</dc:date>
    <meta:generator>OpenOffice/4.1.14$Win32 OpenOffice.org_project/4114m1$Build-9811</meta:generator>
    <meta:editing-duration>PT7H54M30S</meta:editing-duration>
    <meta:editing-cycles>26</meta:editing-cycles>
    <meta:document-statistic meta:table-count="5" meta:cell-count="2958" meta:object-count="0"/>
  </office:meta>
</office:document-meta>
</file>